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Legend" style:family="table-column">
      <style:table-column-properties fo:break-before="auto" style:column-width="0.6666666666666666in"/>
    </style:style>
    <style:style style:name="_row-Legend" style:family="table-row">
      <style:table-row-properties style:row-height="0.17708333333333331in" fo:break-before="auto"/>
    </style:style>
    <style:style style:name="1col-Legend" style:family="table-column">
      <style:table-column-properties fo:break-before="auto" style:column-width="2.9791666666666665in"/>
    </style:style>
    <style:style style:name="2col-Legend" style:family="table-column">
      <style:table-column-properties fo:break-before="auto" style:column-width="1.0104166666666665in"/>
    </style:style>
    <style:style style:name="3col-Legend" style:family="table-column">
      <style:table-column-properties fo:break-before="auto" style:column-width="1.0520833333333333in"/>
    </style:style>
    <style:style style:name="4col-Legend" style:family="table-column">
      <style:table-column-properties fo:break-before="auto" style:column-width="2.020833333333333in"/>
    </style:style>
    <style:style style:name="1,1cel-Legend" style:family="table-cell" style:parent-style-name="Default">
      <style:text-properties fo:font-size="12pt" fo:font-weight="bold"/>
    </style:style>
    <style:style style:name="2,1cel-Legend" style:family="table-cell" style:parent-style-name="Default">
      <style:text-properties fo:font-size="11pt" fo:font-weight="bold"/>
    </style:style>
    <style:style style:name="2,4cel-Legend" style:family="table-cell" style:parent-style-name="Default">
      <style:text-properties fo:font-weight="bold"/>
    </style:style>
    <number:number-style style:name="N4,2cel-Legend" style:volatile="true">
      <number:number number:min-integer-digits="1" number:decimal-places="0"/>
    </number:number-style>
    <style:style style:name="4,2cel-Legend" style:family="table-cell" style:parent-style-name="Default" style:data-style-name="N4,2cel-Legend"/>
    <number:number-style style:name="N5,2cel-Legend" style:volatile="true">
      <number:number number:min-integer-digits="1" number:decimal-places="0"/>
    </number:number-style>
    <style:style style:name="5,2cel-Legend" style:family="table-cell" style:parent-style-name="Default" style:data-style-name="N5,2cel-Legend"/>
    <number:number-style style:name="N6,2cel-Legend" style:volatile="true">
      <number:number number:min-integer-digits="1" number:decimal-places="0"/>
    </number:number-style>
    <style:style style:name="6,2cel-Legend" style:family="table-cell" style:parent-style-name="Default" style:data-style-name="N6,2cel-Legend"/>
    <number:number-style style:name="N7,2cel-Legend" style:volatile="true">
      <number:number number:min-integer-digits="1" number:decimal-places="0"/>
    </number:number-style>
    <style:style style:name="7,2cel-Legend" style:family="table-cell" style:parent-style-name="Default" style:data-style-name="N7,2cel-Legend"/>
    <number:number-style style:name="N8,2cel-Legend" style:volatile="true">
      <number:number number:min-integer-digits="1" number:decimal-places="0"/>
    </number:number-style>
    <style:style style:name="8,2cel-Legend" style:family="table-cell" style:parent-style-name="Default" style:data-style-name="N8,2cel-Legend"/>
    <number:number-style style:name="N9,2cel-Legend" style:volatile="true">
      <number:number number:min-integer-digits="1" number:decimal-places="0"/>
    </number:number-style>
    <style:style style:name="9,2cel-Legend" style:family="table-cell" style:parent-style-name="Default" style:data-style-name="N9,2cel-Legend"/>
    <number:number-style style:name="N12,2cel-Legend" style:volatile="true">
      <number:number number:min-integer-digits="1" number:decimal-places="0"/>
    </number:number-style>
    <style:style style:name="12,2cel-Legend" style:family="table-cell" style:parent-style-name="Default" style:data-style-name="N12,2cel-Legend"/>
    <number:number-style style:name="N13,2cel-Legend" style:volatile="true">
      <number:number number:min-integer-digits="1" number:decimal-places="0"/>
    </number:number-style>
    <style:style style:name="13,2cel-Legend" style:family="table-cell" style:parent-style-name="Default" style:data-style-name="N13,2cel-Legend"/>
    <number:number-style style:name="N14,2cel-Legend" style:volatile="true">
      <number:number number:min-integer-digits="1" number:decimal-places="0"/>
    </number:number-style>
    <style:style style:name="14,2cel-Legend" style:family="table-cell" style:parent-style-name="Default" style:data-style-name="N14,2cel-Legend"/>
    <number:number-style style:name="N17,2cel-Legend" style:volatile="true">
      <number:number number:min-integer-digits="1" number:decimal-places="0"/>
    </number:number-style>
    <style:style style:name="17,2cel-Legend" style:family="table-cell" style:parent-style-name="Default" style:data-style-name="N17,2cel-Legend"/>
    <number:number-style style:name="N18,2cel-Legend" style:volatile="true">
      <number:number number:min-integer-digits="1" number:decimal-places="0"/>
    </number:number-style>
    <style:style style:name="18,2cel-Legend" style:family="table-cell" style:parent-style-name="Default" style:data-style-name="N18,2cel-Legend"/>
    <number:number-style style:name="N19,2cel-Legend" style:volatile="true">
      <number:number number:min-integer-digits="1" number:decimal-places="0"/>
    </number:number-style>
    <style:style style:name="19,2cel-Legend" style:family="table-cell" style:parent-style-name="Default" style:data-style-name="N19,2cel-Legend"/>
    <number:number-style style:name="N20,2cel-Legend" style:volatile="true">
      <number:number number:min-integer-digits="1" number:decimal-places="0"/>
    </number:number-style>
    <style:style style:name="20,2cel-Legend" style:family="table-cell" style:parent-style-name="Default" style:data-style-name="N20,2cel-Legend"/>
    <number:number-style style:name="N21,2cel-Legend" style:volatile="true">
      <number:number number:min-integer-digits="1" number:decimal-places="0"/>
    </number:number-style>
    <style:style style:name="21,2cel-Legend" style:family="table-cell" style:parent-style-name="Default" style:data-style-name="N21,2cel-Legend"/>
    <number:number-style style:name="N22,2cel-Legend" style:volatile="true">
      <number:number number:min-integer-digits="1" number:decimal-places="0"/>
    </number:number-style>
    <style:style style:name="22,2cel-Legend" style:family="table-cell" style:parent-style-name="Default" style:data-style-name="N22,2cel-Legend"/>
    <number:number-style style:name="N23,2cel-Legend" style:volatile="true">
      <number:number number:min-integer-digits="1" number:decimal-places="0"/>
    </number:number-style>
    <style:style style:name="23,2cel-Legend" style:family="table-cell" style:parent-style-name="Default" style:data-style-name="N23,2cel-Legend"/>
    <style:style style:name="_col-Generation 3 Electronics" style:family="table-column">
      <style:table-column-properties fo:break-before="auto" style:column-width="1.25in"/>
    </style:style>
    <style:style style:name="_row-Generation 3 Electronics" style:family="table-row">
      <style:table-row-properties style:row-height="0.17708333333333331in" fo:break-before="auto"/>
    </style:style>
    <number:number-style style:name="N2,2cel-Generation 3 Electronics" style:volatile="true">
      <number:number number:min-integer-digits="1" number:decimal-places="0"/>
    </number:number-style>
    <style:style style:name="2,2cel-Generation 3 Electronics" style:family="table-cell" style:parent-style-name="Default" style:data-style-name="N2,2cel-Generation 3 Electronics"/>
    <number:number-style style:name="N3,2cel-Generation 3 Electronics" style:volatile="true">
      <number:number number:min-integer-digits="1" number:decimal-places="0"/>
    </number:number-style>
    <style:style style:name="3,2cel-Generation 3 Electronics" style:family="table-cell" style:parent-style-name="Default" style:data-style-name="N3,2cel-Generation 3 Electronics"/>
    <number:number-style style:name="N4,2cel-Generation 3 Electronics" style:volatile="true">
      <number:number number:min-integer-digits="1" number:decimal-places="0"/>
    </number:number-style>
    <style:style style:name="4,2cel-Generation 3 Electronics" style:family="table-cell" style:parent-style-name="Default" style:data-style-name="N4,2cel-Generation 3 Electronics"/>
    <number:number-style style:name="N5,2cel-Generation 3 Electronics" style:volatile="true">
      <number:number number:min-integer-digits="1" number:decimal-places="0"/>
    </number:number-style>
    <style:style style:name="5,2cel-Generation 3 Electronics" style:family="table-cell" style:parent-style-name="Default" style:data-style-name="N5,2cel-Generation 3 Electronics"/>
    <style:style style:name="_col-Arduino Breakout v1.4" style:family="table-column">
      <style:table-column-properties fo:break-before="auto" style:column-width="1.25in"/>
    </style:style>
    <style:style style:name="_row-Arduino Breakout v1.4" style:family="table-row">
      <style:table-row-properties style:row-height="0.17708333333333331in" fo:break-before="auto"/>
    </style:style>
    <style:style style:name="2col-Arduino Breakout v1.4" style:family="table-column">
      <style:table-column-properties fo:break-before="auto" style:column-width="1.8854166666666665in"/>
    </style:style>
    <style:style style:name="3col-Arduino Breakout v1.4" style:family="table-column">
      <style:table-column-properties fo:break-before="auto" style:column-width="0.8541666666666666in"/>
    </style:style>
    <style:style style:name="1,1cel-Arduino Breakout v1.4" style:family="table-cell" style:parent-style-name="Default">
      <style:text-properties fo:font-size="12pt" fo:font-weight="bold"/>
    </style:style>
    <number:number-style style:name="N3,3cel-Arduino Breakout v1.4" style:volatile="true">
      <number:number number:min-integer-digits="1" number:decimal-places="0"/>
    </number:number-style>
    <style:style style:name="3,3cel-Arduino Breakout v1.4" style:family="table-cell" style:parent-style-name="Default" style:data-style-name="N3,3cel-Arduino Breakout v1.4"/>
    <number:number-style style:name="N4,3cel-Arduino Breakout v1.4" style:volatile="true">
      <number:number number:min-integer-digits="1" number:decimal-places="0"/>
    </number:number-style>
    <style:style style:name="4,3cel-Arduino Breakout v1.4" style:family="table-cell" style:parent-style-name="Default" style:data-style-name="N4,3cel-Arduino Breakout v1.4"/>
    <number:number-style style:name="N5,3cel-Arduino Breakout v1.4" style:volatile="true">
      <number:number number:min-integer-digits="1" number:decimal-places="0"/>
    </number:number-style>
    <style:style style:name="5,3cel-Arduino Breakout v1.4" style:family="table-cell" style:parent-style-name="Default" style:data-style-name="N5,3cel-Arduino Breakout v1.4"/>
    <number:number-style style:name="N6,3cel-Arduino Breakout v1.4" style:volatile="true">
      <number:number number:min-integer-digits="1" number:decimal-places="0"/>
    </number:number-style>
    <style:style style:name="6,3cel-Arduino Breakout v1.4" style:family="table-cell" style:parent-style-name="Default" style:data-style-name="N6,3cel-Arduino Breakout v1.4"/>
    <number:number-style style:name="N7,3cel-Arduino Breakout v1.4" style:volatile="true">
      <number:number number:min-integer-digits="1" number:decimal-places="0"/>
    </number:number-style>
    <style:style style:name="7,3cel-Arduino Breakout v1.4" style:family="table-cell" style:parent-style-name="Default" style:data-style-name="N7,3cel-Arduino Breakout v1.4"/>
    <number:number-style style:name="N8,3cel-Arduino Breakout v1.4" style:volatile="true">
      <number:number number:min-integer-digits="1" number:decimal-places="0"/>
    </number:number-style>
    <style:style style:name="8,3cel-Arduino Breakout v1.4" style:family="table-cell" style:parent-style-name="Default" style:data-style-name="N8,3cel-Arduino Breakout v1.4"/>
    <number:number-style style:name="N9,3cel-Arduino Breakout v1.4" style:volatile="true">
      <number:number number:min-integer-digits="1" number:decimal-places="0"/>
    </number:number-style>
    <style:style style:name="9,3cel-Arduino Breakout v1.4" style:family="table-cell" style:parent-style-name="Default" style:data-style-name="N9,3cel-Arduino Breakout v1.4"/>
    <number:number-style style:name="N10,3cel-Arduino Breakout v1.4" style:volatile="true">
      <number:number number:min-integer-digits="1" number:decimal-places="0"/>
    </number:number-style>
    <style:style style:name="10,3cel-Arduino Breakout v1.4" style:family="table-cell" style:parent-style-name="Default" style:data-style-name="N10,3cel-Arduino Breakout v1.4"/>
    <number:number-style style:name="N11,3cel-Arduino Breakout v1.4" style:volatile="true">
      <number:number number:min-integer-digits="1" number:decimal-places="0"/>
    </number:number-style>
    <style:style style:name="11,3cel-Arduino Breakout v1.4" style:family="table-cell" style:parent-style-name="Default" style:data-style-name="N11,3cel-Arduino Breakout v1.4"/>
    <number:number-style style:name="N12,3cel-Arduino Breakout v1.4" style:volatile="true">
      <number:number number:min-integer-digits="1" number:decimal-places="0"/>
    </number:number-style>
    <style:style style:name="12,3cel-Arduino Breakout v1.4" style:family="table-cell" style:parent-style-name="Default" style:data-style-name="N12,3cel-Arduino Breakout v1.4"/>
    <number:number-style style:name="N13,3cel-Arduino Breakout v1.4" style:volatile="true">
      <number:number number:min-integer-digits="1" number:decimal-places="0"/>
    </number:number-style>
    <style:style style:name="13,3cel-Arduino Breakout v1.4" style:family="table-cell" style:parent-style-name="Default" style:data-style-name="N13,3cel-Arduino Breakout v1.4"/>
    <style:style style:name="_col-Hoeken's Plastic Extruder v1.0" style:family="table-column">
      <style:table-column-properties fo:break-before="auto" style:column-width="1.25in"/>
    </style:style>
    <style:style style:name="_row-Hoeken's Plastic Extruder v1.0" style:family="table-row">
      <style:table-row-properties style:row-height="0.17708333333333331in" fo:break-before="auto"/>
    </style:style>
    <style:style style:name="2col-Hoeken's Plastic Extruder v1.0" style:family="table-column">
      <style:table-column-properties fo:break-before="auto" style:column-width="3.1875in"/>
    </style:style>
    <style:style style:name="39row-Hoeken's Plastic Extruder v1.0" style:family="table-row">
      <style:table-row-properties style:row-height="0.1875in" fo:break-before="auto"/>
    </style:style>
    <number:number-style style:name="N2,1cel-Hoeken's Plastic Extruder v1.0" style:volatile="true">
      <number:number number:min-integer-digits="1" number:decimal-places="2"/>
    </number:number-style>
    <style:style style:name="2,1cel-Hoeken's Plastic Extruder v1.0" style:family="table-cell" style:parent-style-name="Default" style:data-style-name="N2,1cel-Hoeken's Plastic Extruder v1.0">
      <style:text-properties fo:font-weight="bold"/>
    </style:style>
    <number:number-style style:name="N3,1cel-Hoeken's Plastic Extruder v1.0" style:volatile="true">
      <number:number number:min-integer-digits="1" number:decimal-places="2"/>
    </number:number-style>
    <style:style style:name="3,1cel-Hoeken's Plastic Extruder v1.0" style:family="table-cell" style:parent-style-name="Default" style:data-style-name="N3,1cel-Hoeken's Plastic Extruder v1.0"/>
    <number:number-style style:name="N3,3cel-Hoeken's Plastic Extruder v1.0" style:volatile="true">
      <number:number number:min-integer-digits="1" number:decimal-places="15" number:decimal-replacement=""/>
    </number:number-style>
    <style:style style:name="3,3cel-Hoeken's Plastic Extruder v1.0" style:family="table-cell" style:parent-style-name="Default" style:data-style-name="N3,3cel-Hoeken's Plastic Extruder v1.0"/>
    <number:number-style style:name="N4,3cel-Hoeken's Plastic Extruder v1.0" style:volatile="true">
      <number:number number:min-integer-digits="1" number:decimal-places="0"/>
    </number:number-style>
    <style:style style:name="4,3cel-Hoeken's Plastic Extruder v1.0" style:family="table-cell" style:parent-style-name="Default" style:data-style-name="N4,3cel-Hoeken's Plastic Extruder v1.0"/>
    <number:number-style style:name="N5,3cel-Hoeken's Plastic Extruder v1.0" style:volatile="true">
      <number:number number:min-integer-digits="1" number:decimal-places="0"/>
    </number:number-style>
    <style:style style:name="5,3cel-Hoeken's Plastic Extruder v1.0" style:family="table-cell" style:parent-style-name="Default" style:data-style-name="N5,3cel-Hoeken's Plastic Extruder v1.0"/>
    <number:number-style style:name="N6,3cel-Hoeken's Plastic Extruder v1.0" style:volatile="true">
      <number:number number:min-integer-digits="1" number:decimal-places="0"/>
    </number:number-style>
    <style:style style:name="6,3cel-Hoeken's Plastic Extruder v1.0" style:family="table-cell" style:parent-style-name="Default" style:data-style-name="N6,3cel-Hoeken's Plastic Extruder v1.0"/>
    <number:number-style style:name="N7,3cel-Hoeken's Plastic Extruder v1.0" style:volatile="true">
      <number:number number:min-integer-digits="1" number:decimal-places="0"/>
    </number:number-style>
    <style:style style:name="7,3cel-Hoeken's Plastic Extruder v1.0" style:family="table-cell" style:parent-style-name="Default" style:data-style-name="N7,3cel-Hoeken's Plastic Extruder v1.0"/>
    <number:number-style style:name="N8,3cel-Hoeken's Plastic Extruder v1.0" style:volatile="true">
      <number:number number:min-integer-digits="1" number:decimal-places="0"/>
    </number:number-style>
    <style:style style:name="8,3cel-Hoeken's Plastic Extruder v1.0" style:family="table-cell" style:parent-style-name="Default" style:data-style-name="N8,3cel-Hoeken's Plastic Extruder v1.0"/>
    <number:number-style style:name="N9,3cel-Hoeken's Plastic Extruder v1.0" style:volatile="true">
      <number:number number:min-integer-digits="1" number:decimal-places="0"/>
    </number:number-style>
    <style:style style:name="9,3cel-Hoeken's Plastic Extruder v1.0" style:family="table-cell" style:parent-style-name="Default" style:data-style-name="N9,3cel-Hoeken's Plastic Extruder v1.0"/>
    <number:number-style style:name="N10,3cel-Hoeken's Plastic Extruder v1.0" style:volatile="true">
      <number:number number:min-integer-digits="1" number:decimal-places="0"/>
    </number:number-style>
    <style:style style:name="10,3cel-Hoeken's Plastic Extruder v1.0" style:family="table-cell" style:parent-style-name="Default" style:data-style-name="N10,3cel-Hoeken's Plastic Extruder v1.0"/>
    <number:number-style style:name="N11,3cel-Hoeken's Plastic Extruder v1.0" style:volatile="true">
      <number:number number:min-integer-digits="1" number:decimal-places="0"/>
    </number:number-style>
    <style:style style:name="11,3cel-Hoeken's Plastic Extruder v1.0" style:family="table-cell" style:parent-style-name="Default" style:data-style-name="N11,3cel-Hoeken's Plastic Extruder v1.0"/>
    <number:number-style style:name="N12,3cel-Hoeken's Plastic Extruder v1.0" style:volatile="true">
      <number:number number:min-integer-digits="1" number:decimal-places="0"/>
    </number:number-style>
    <style:style style:name="12,3cel-Hoeken's Plastic Extruder v1.0" style:family="table-cell" style:parent-style-name="Default" style:data-style-name="N12,3cel-Hoeken's Plastic Extruder v1.0"/>
    <number:number-style style:name="N13,3cel-Hoeken's Plastic Extruder v1.0" style:volatile="true">
      <number:number number:min-integer-digits="1" number:decimal-places="0"/>
    </number:number-style>
    <style:style style:name="13,3cel-Hoeken's Plastic Extruder v1.0" style:family="table-cell" style:parent-style-name="Default" style:data-style-name="N13,3cel-Hoeken's Plastic Extruder v1.0"/>
    <number:number-style style:name="N14,3cel-Hoeken's Plastic Extruder v1.0" style:volatile="true">
      <number:number number:min-integer-digits="1" number:decimal-places="0"/>
    </number:number-style>
    <style:style style:name="14,3cel-Hoeken's Plastic Extruder v1.0" style:family="table-cell" style:parent-style-name="Default" style:data-style-name="N14,3cel-Hoeken's Plastic Extruder v1.0"/>
    <number:number-style style:name="N15,3cel-Hoeken's Plastic Extruder v1.0" style:volatile="true">
      <number:number number:min-integer-digits="1" number:decimal-places="0"/>
    </number:number-style>
    <style:style style:name="15,3cel-Hoeken's Plastic Extruder v1.0" style:family="table-cell" style:parent-style-name="Default" style:data-style-name="N15,3cel-Hoeken's Plastic Extruder v1.0"/>
    <number:number-style style:name="N16,3cel-Hoeken's Plastic Extruder v1.0" style:volatile="true">
      <number:number number:min-integer-digits="1" number:decimal-places="0"/>
    </number:number-style>
    <style:style style:name="16,3cel-Hoeken's Plastic Extruder v1.0" style:family="table-cell" style:parent-style-name="Default" style:data-style-name="N16,3cel-Hoeken's Plastic Extruder v1.0"/>
    <number:number-style style:name="N17,3cel-Hoeken's Plastic Extruder v1.0" style:volatile="true">
      <number:number number:min-integer-digits="1" number:decimal-places="0"/>
    </number:number-style>
    <style:style style:name="17,3cel-Hoeken's Plastic Extruder v1.0" style:family="table-cell" style:parent-style-name="Default" style:data-style-name="N17,3cel-Hoeken's Plastic Extruder v1.0"/>
    <number:number-style style:name="N18,3cel-Hoeken's Plastic Extruder v1.0" style:volatile="true">
      <number:number number:min-integer-digits="1" number:decimal-places="0"/>
    </number:number-style>
    <style:style style:name="18,3cel-Hoeken's Plastic Extruder v1.0" style:family="table-cell" style:parent-style-name="Default" style:data-style-name="N18,3cel-Hoeken's Plastic Extruder v1.0"/>
    <number:number-style style:name="N19,3cel-Hoeken's Plastic Extruder v1.0" style:volatile="true">
      <number:number number:min-integer-digits="1" number:decimal-places="0"/>
    </number:number-style>
    <style:style style:name="19,3cel-Hoeken's Plastic Extruder v1.0" style:family="table-cell" style:parent-style-name="Default" style:data-style-name="N19,3cel-Hoeken's Plastic Extruder v1.0"/>
    <number:number-style style:name="N20,3cel-Hoeken's Plastic Extruder v1.0" style:volatile="true">
      <number:number number:min-integer-digits="1" number:decimal-places="0"/>
    </number:number-style>
    <style:style style:name="20,3cel-Hoeken's Plastic Extruder v1.0" style:family="table-cell" style:parent-style-name="Default" style:data-style-name="N20,3cel-Hoeken's Plastic Extruder v1.0"/>
    <number:number-style style:name="N21,3cel-Hoeken's Plastic Extruder v1.0" style:volatile="true">
      <number:number number:min-integer-digits="1" number:decimal-places="0"/>
    </number:number-style>
    <style:style style:name="21,3cel-Hoeken's Plastic Extruder v1.0" style:family="table-cell" style:parent-style-name="Default" style:data-style-name="N21,3cel-Hoeken's Plastic Extruder v1.0"/>
    <number:number-style style:name="N22,3cel-Hoeken's Plastic Extruder v1.0" style:volatile="true">
      <number:number number:min-integer-digits="1" number:decimal-places="0"/>
    </number:number-style>
    <style:style style:name="22,3cel-Hoeken's Plastic Extruder v1.0" style:family="table-cell" style:parent-style-name="Default" style:data-style-name="N22,3cel-Hoeken's Plastic Extruder v1.0"/>
    <number:number-style style:name="N23,3cel-Hoeken's Plastic Extruder v1.0" style:volatile="true">
      <number:number number:min-integer-digits="1" number:decimal-places="0"/>
    </number:number-style>
    <style:style style:name="23,3cel-Hoeken's Plastic Extruder v1.0" style:family="table-cell" style:parent-style-name="Default" style:data-style-name="N23,3cel-Hoeken's Plastic Extruder v1.0"/>
    <number:number-style style:name="N24,3cel-Hoeken's Plastic Extruder v1.0" style:volatile="true">
      <number:number number:min-integer-digits="1" number:decimal-places="0"/>
    </number:number-style>
    <style:style style:name="24,3cel-Hoeken's Plastic Extruder v1.0" style:family="table-cell" style:parent-style-name="Default" style:data-style-name="N24,3cel-Hoeken's Plastic Extruder v1.0"/>
    <number:number-style style:name="N25,3cel-Hoeken's Plastic Extruder v1.0" style:volatile="true">
      <number:number number:min-integer-digits="1" number:decimal-places="0"/>
    </number:number-style>
    <style:style style:name="25,3cel-Hoeken's Plastic Extruder v1.0" style:family="table-cell" style:parent-style-name="Default" style:data-style-name="N25,3cel-Hoeken's Plastic Extruder v1.0"/>
    <number:number-style style:name="N26,3cel-Hoeken's Plastic Extruder v1.0" style:volatile="true">
      <number:number number:min-integer-digits="1" number:decimal-places="0"/>
    </number:number-style>
    <style:style style:name="26,3cel-Hoeken's Plastic Extruder v1.0" style:family="table-cell" style:parent-style-name="Default" style:data-style-name="N26,3cel-Hoeken's Plastic Extruder v1.0"/>
    <number:number-style style:name="N27,3cel-Hoeken's Plastic Extruder v1.0" style:volatile="true">
      <number:number number:min-integer-digits="1" number:decimal-places="0"/>
    </number:number-style>
    <style:style style:name="27,3cel-Hoeken's Plastic Extruder v1.0" style:family="table-cell" style:parent-style-name="Default" style:data-style-name="N27,3cel-Hoeken's Plastic Extruder v1.0"/>
    <number:number-style style:name="N28,3cel-Hoeken's Plastic Extruder v1.0" style:volatile="true">
      <number:number number:min-integer-digits="1" number:decimal-places="0"/>
    </number:number-style>
    <style:style style:name="28,3cel-Hoeken's Plastic Extruder v1.0" style:family="table-cell" style:parent-style-name="Default" style:data-style-name="N28,3cel-Hoeken's Plastic Extruder v1.0"/>
    <number:number-style style:name="N29,3cel-Hoeken's Plastic Extruder v1.0" style:volatile="true">
      <number:number number:min-integer-digits="1" number:decimal-places="0"/>
    </number:number-style>
    <style:style style:name="29,3cel-Hoeken's Plastic Extruder v1.0" style:family="table-cell" style:parent-style-name="Default" style:data-style-name="N29,3cel-Hoeken's Plastic Extruder v1.0"/>
    <number:number-style style:name="N30,3cel-Hoeken's Plastic Extruder v1.0" style:volatile="true">
      <number:number number:min-integer-digits="1" number:decimal-places="0"/>
    </number:number-style>
    <style:style style:name="30,3cel-Hoeken's Plastic Extruder v1.0" style:family="table-cell" style:parent-style-name="Default" style:data-style-name="N30,3cel-Hoeken's Plastic Extruder v1.0"/>
    <number:number-style style:name="N31,3cel-Hoeken's Plastic Extruder v1.0" style:volatile="true">
      <number:number number:min-integer-digits="1" number:decimal-places="0"/>
    </number:number-style>
    <style:style style:name="31,3cel-Hoeken's Plastic Extruder v1.0" style:family="table-cell" style:parent-style-name="Default" style:data-style-name="N31,3cel-Hoeken's Plastic Extruder v1.0"/>
    <number:number-style style:name="N32,3cel-Hoeken's Plastic Extruder v1.0" style:volatile="true">
      <number:number number:min-integer-digits="1" number:decimal-places="0"/>
    </number:number-style>
    <style:style style:name="32,3cel-Hoeken's Plastic Extruder v1.0" style:family="table-cell" style:parent-style-name="Default" style:data-style-name="N32,3cel-Hoeken's Plastic Extruder v1.0"/>
    <number:number-style style:name="N33,3cel-Hoeken's Plastic Extruder v1.0" style:volatile="true">
      <number:number number:min-integer-digits="1" number:decimal-places="0"/>
    </number:number-style>
    <style:style style:name="33,3cel-Hoeken's Plastic Extruder v1.0" style:family="table-cell" style:parent-style-name="Default" style:data-style-name="N33,3cel-Hoeken's Plastic Extruder v1.0"/>
    <number:number-style style:name="N34,3cel-Hoeken's Plastic Extruder v1.0" style:volatile="true">
      <number:number number:min-integer-digits="1" number:decimal-places="0"/>
    </number:number-style>
    <style:style style:name="34,3cel-Hoeken's Plastic Extruder v1.0" style:family="table-cell" style:parent-style-name="Default" style:data-style-name="N34,3cel-Hoeken's Plastic Extruder v1.0"/>
    <number:number-style style:name="N35,3cel-Hoeken's Plastic Extruder v1.0" style:volatile="true">
      <number:number number:min-integer-digits="1" number:decimal-places="0"/>
    </number:number-style>
    <style:style style:name="35,3cel-Hoeken's Plastic Extruder v1.0" style:family="table-cell" style:parent-style-name="Default" style:data-style-name="N35,3cel-Hoeken's Plastic Extruder v1.0"/>
    <number:number-style style:name="N36,3cel-Hoeken's Plastic Extruder v1.0" style:volatile="true">
      <number:number number:min-integer-digits="1" number:decimal-places="0"/>
    </number:number-style>
    <style:style style:name="36,3cel-Hoeken's Plastic Extruder v1.0" style:family="table-cell" style:parent-style-name="Default" style:data-style-name="N36,3cel-Hoeken's Plastic Extruder v1.0"/>
    <number:number-style style:name="N37,3cel-Hoeken's Plastic Extruder v1.0" style:volatile="true">
      <number:number number:min-integer-digits="1" number:decimal-places="0"/>
    </number:number-style>
    <style:style style:name="37,3cel-Hoeken's Plastic Extruder v1.0" style:family="table-cell" style:parent-style-name="Default" style:data-style-name="N37,3cel-Hoeken's Plastic Extruder v1.0"/>
    <number:number-style style:name="N38,3cel-Hoeken's Plastic Extruder v1.0" style:volatile="true">
      <number:number number:min-integer-digits="1" number:decimal-places="0"/>
    </number:number-style>
    <style:style style:name="38,3cel-Hoeken's Plastic Extruder v1.0" style:family="table-cell" style:parent-style-name="Default" style:data-style-name="N38,3cel-Hoeken's Plastic Extruder v1.0"/>
    <number:number-style style:name="N39,3cel-Hoeken's Plastic Extruder v1.0" style:volatile="true">
      <number:number number:min-integer-digits="1" number:decimal-places="0"/>
    </number:number-style>
    <style:style style:name="39,3cel-Hoeken's Plastic Extruder v1.0" style:family="table-cell" style:parent-style-name="Default" style:data-style-name="N39,3cel-Hoeken's Plastic Extruder v1.0"/>
    <number:number-style style:name="N40,3cel-Hoeken's Plastic Extruder v1.0" style:volatile="true">
      <number:number number:min-integer-digits="1" number:decimal-places="0"/>
    </number:number-style>
    <style:style style:name="40,3cel-Hoeken's Plastic Extruder v1.0" style:family="table-cell" style:parent-style-name="Default" style:data-style-name="N40,3cel-Hoeken's Plastic Extruder v1.0"/>
    <number:number-style style:name="N41,3cel-Hoeken's Plastic Extruder v1.0" style:volatile="true">
      <number:number number:min-integer-digits="1" number:decimal-places="0"/>
    </number:number-style>
    <style:style style:name="41,3cel-Hoeken's Plastic Extruder v1.0" style:family="table-cell" style:parent-style-name="Default" style:data-style-name="N41,3cel-Hoeken's Plastic Extruder v1.0"/>
    <style:style style:name="_col-Opto Endstop v2.1" style:family="table-column">
      <style:table-column-properties fo:break-before="auto" style:column-width="1.25in"/>
    </style:style>
    <style:style style:name="_row-Opto Endstop v2.1" style:family="table-row">
      <style:table-row-properties style:row-height="0.17708333333333331in" fo:break-before="auto"/>
    </style:style>
    <style:style style:name="1col-Opto Endstop v2.1" style:family="table-column">
      <style:table-column-properties fo:break-before="auto" style:column-width="0.6666666666666666in"/>
    </style:style>
    <style:style style:name="2col-Opto Endstop v2.1" style:family="table-column">
      <style:table-column-properties fo:break-before="auto" style:column-width="1.8020833333333333in"/>
    </style:style>
    <style:style style:name="3col-Opto Endstop v2.1" style:family="table-column">
      <style:table-column-properties fo:break-before="auto" style:column-width="0.6875in"/>
    </style:style>
    <style:style style:name="4col-Opto Endstop v2.1" style:family="table-column">
      <style:table-column-properties fo:break-before="auto" style:column-width="0.875in"/>
    </style:style>
    <style:style style:name="5col-Opto Endstop v2.1" style:family="table-column">
      <style:table-column-properties fo:break-before="auto" style:column-width="1.0416666666666665in"/>
    </style:style>
    <number:number-style style:name="N4,3cel-Opto Endstop v2.1" style:volatile="true">
      <number:number number:min-integer-digits="1" number:decimal-places="0"/>
    </number:number-style>
    <style:style style:name="4,3cel-Opto Endstop v2.1" style:family="table-cell" style:parent-style-name="Default" style:data-style-name="N4,3cel-Opto Endstop v2.1"/>
    <number:number-style style:name="N5,3cel-Opto Endstop v2.1" style:volatile="true">
      <number:number number:min-integer-digits="1" number:decimal-places="0"/>
    </number:number-style>
    <style:style style:name="5,3cel-Opto Endstop v2.1" style:family="table-cell" style:parent-style-name="Default" style:data-style-name="N5,3cel-Opto Endstop v2.1"/>
    <number:number-style style:name="N7,3cel-Opto Endstop v2.1" style:volatile="true">
      <number:number number:min-integer-digits="1" number:decimal-places="0"/>
    </number:number-style>
    <style:style style:name="7,3cel-Opto Endstop v2.1" style:family="table-cell" style:parent-style-name="Default" style:data-style-name="N7,3cel-Opto Endstop v2.1"/>
    <number:number-style style:name="N8,3cel-Opto Endstop v2.1" style:volatile="true">
      <number:number number:min-integer-digits="1" number:decimal-places="0"/>
    </number:number-style>
    <style:style style:name="8,3cel-Opto Endstop v2.1" style:family="table-cell" style:parent-style-name="Default" style:data-style-name="N8,3cel-Opto Endstop v2.1"/>
    <number:number-style style:name="N9,3cel-Opto Endstop v2.1" style:volatile="true">
      <number:number number:min-integer-digits="1" number:decimal-places="0"/>
    </number:number-style>
    <style:style style:name="9,3cel-Opto Endstop v2.1" style:family="table-cell" style:parent-style-name="Default" style:data-style-name="N9,3cel-Opto Endstop v2.1"/>
    <number:number-style style:name="N18,2cel-Opto Endstop v2.1" style:volatile="true">
      <number:number number:min-integer-digits="1" number:decimal-places="2"/>
    </number:number-style>
    <style:style style:name="18,2cel-Opto Endstop v2.1" style:family="table-cell" style:parent-style-name="Default" style:data-style-name="N18,2cel-Opto Endstop v2.1">
      <style:text-properties fo:font-size="11pt" fo:font-weight="bold"/>
    </style:style>
    <style:style style:name="_col-Opto Endstop v2.2" style:family="table-column">
      <style:table-column-properties fo:break-before="auto" style:column-width="1.25in"/>
    </style:style>
    <style:style style:name="_row-Opto Endstop v2.2" style:family="table-row">
      <style:table-row-properties style:row-height="0.17708333333333331in" fo:break-before="auto"/>
    </style:style>
    <number:number-style style:name="N4,3cel-Opto Endstop v2.2" style:volatile="true">
      <number:number number:min-integer-digits="1" number:decimal-places="0"/>
    </number:number-style>
    <style:style style:name="4,3cel-Opto Endstop v2.2" style:family="table-cell" style:parent-style-name="Default" style:data-style-name="N4,3cel-Opto Endstop v2.2"/>
    <number:number-style style:name="N5,3cel-Opto Endstop v2.2" style:volatile="true">
      <number:number number:min-integer-digits="1" number:decimal-places="0"/>
    </number:number-style>
    <style:style style:name="5,3cel-Opto Endstop v2.2" style:family="table-cell" style:parent-style-name="Default" style:data-style-name="N5,3cel-Opto Endstop v2.2"/>
    <number:number-style style:name="N7,3cel-Opto Endstop v2.2" style:volatile="true">
      <number:number number:min-integer-digits="1" number:decimal-places="0"/>
    </number:number-style>
    <style:style style:name="7,3cel-Opto Endstop v2.2" style:family="table-cell" style:parent-style-name="Default" style:data-style-name="N7,3cel-Opto Endstop v2.2"/>
    <number:number-style style:name="N8,3cel-Opto Endstop v2.2" style:volatile="true">
      <number:number number:min-integer-digits="1" number:decimal-places="0"/>
    </number:number-style>
    <style:style style:name="8,3cel-Opto Endstop v2.2" style:family="table-cell" style:parent-style-name="Default" style:data-style-name="N8,3cel-Opto Endstop v2.2"/>
    <number:number-style style:name="N9,3cel-Opto Endstop v2.2" style:volatile="true">
      <number:number number:min-integer-digits="1" number:decimal-places="0"/>
    </number:number-style>
    <style:style style:name="9,3cel-Opto Endstop v2.2" style:family="table-cell" style:parent-style-name="Default" style:data-style-name="N9,3cel-Opto Endstop v2.2"/>
    <style:style style:name="_col-Temperature Sensor v2.0" style:family="table-column">
      <style:table-column-properties fo:break-before="auto" style:column-width="1.25in"/>
    </style:style>
    <style:style style:name="_row-Temperature Sensor v2.0" style:family="table-row">
      <style:table-row-properties style:row-height="0.17708333333333331in" fo:break-before="auto"/>
    </style:style>
    <style:style style:name="2col-Temperature Sensor v2.0" style:family="table-column">
      <style:table-column-properties fo:break-before="auto" style:column-width="2.614583333333333in"/>
    </style:style>
    <style:style style:name="4col-Temperature Sensor v2.0" style:family="table-column">
      <style:table-column-properties fo:break-before="auto" style:column-width="1.09375in"/>
    </style:style>
    <style:style style:name="5col-Temperature Sensor v2.0" style:family="table-column">
      <style:table-column-properties fo:break-before="auto" style:column-width="2.2604166666666665in"/>
    </style:style>
    <number:number-style style:name="N3,3cel-Temperature Sensor v2.0" style:volatile="true">
      <number:number number:min-integer-digits="1" number:decimal-places="0"/>
    </number:number-style>
    <style:style style:name="3,3cel-Temperature Sensor v2.0" style:family="table-cell" style:parent-style-name="Default" style:data-style-name="N3,3cel-Temperature Sensor v2.0"/>
    <number:number-style style:name="N4,3cel-Temperature Sensor v2.0" style:volatile="true">
      <number:number number:min-integer-digits="1" number:decimal-places="0"/>
    </number:number-style>
    <style:style style:name="4,3cel-Temperature Sensor v2.0" style:family="table-cell" style:parent-style-name="Default" style:data-style-name="N4,3cel-Temperature Sensor v2.0"/>
    <number:number-style style:name="N5,3cel-Temperature Sensor v2.0" style:volatile="true">
      <number:number number:min-integer-digits="1" number:decimal-places="0"/>
    </number:number-style>
    <style:style style:name="5,3cel-Temperature Sensor v2.0" style:family="table-cell" style:parent-style-name="Default" style:data-style-name="N5,3cel-Temperature Sensor v2.0"/>
    <number:number-style style:name="N6,3cel-Temperature Sensor v2.0" style:volatile="true">
      <number:number number:min-integer-digits="1" number:decimal-places="0"/>
    </number:number-style>
    <style:style style:name="6,3cel-Temperature Sensor v2.0" style:family="table-cell" style:parent-style-name="Default" style:data-style-name="N6,3cel-Temperature Sensor v2.0"/>
    <number:number-style style:name="N7,3cel-Temperature Sensor v2.0" style:volatile="true">
      <number:number number:min-integer-digits="1" number:decimal-places="0"/>
    </number:number-style>
    <style:style style:name="7,3cel-Temperature Sensor v2.0" style:family="table-cell" style:parent-style-name="Default" style:data-style-name="N7,3cel-Temperature Sensor v2.0"/>
    <number:number-style style:name="N8,3cel-Temperature Sensor v2.0" style:volatile="true">
      <number:number number:min-integer-digits="1" number:decimal-places="0"/>
    </number:number-style>
    <style:style style:name="8,3cel-Temperature Sensor v2.0" style:family="table-cell" style:parent-style-name="Default" style:data-style-name="N8,3cel-Temperature Sensor v2.0"/>
    <number:number-style style:name="N9,3cel-Temperature Sensor v2.0" style:volatile="true">
      <number:number number:min-integer-digits="1" number:decimal-places="0"/>
    </number:number-style>
    <style:style style:name="9,3cel-Temperature Sensor v2.0" style:family="table-cell" style:parent-style-name="Default" style:data-style-name="N9,3cel-Temperature Sensor v2.0"/>
    <number:number-style style:name="N10,3cel-Temperature Sensor v2.0" style:volatile="true">
      <number:number number:min-integer-digits="1" number:decimal-places="0"/>
    </number:number-style>
    <style:style style:name="10,3cel-Temperature Sensor v2.0" style:family="table-cell" style:parent-style-name="Default" style:data-style-name="N10,3cel-Temperature Sensor v2.0"/>
    <style:style style:name="_col-Thermocouple Sensor v2.0" style:family="table-column">
      <style:table-column-properties fo:break-before="auto" style:column-width="1.25in"/>
    </style:style>
    <style:style style:name="_row-Thermocouple Sensor v2.0" style:family="table-row">
      <style:table-row-properties style:row-height="0.17708333333333331in" fo:break-before="auto"/>
    </style:style>
    <number:number-style style:name="N3,3cel-Thermocouple Sensor v2.0" style:volatile="true">
      <number:number number:min-integer-digits="1" number:decimal-places="0"/>
    </number:number-style>
    <style:style style:name="3,3cel-Thermocouple Sensor v2.0" style:family="table-cell" style:parent-style-name="Default" style:data-style-name="N3,3cel-Thermocouple Sensor v2.0"/>
    <number:number-style style:name="N4,3cel-Thermocouple Sensor v2.0" style:volatile="true">
      <number:number number:min-integer-digits="1" number:decimal-places="0"/>
    </number:number-style>
    <style:style style:name="4,3cel-Thermocouple Sensor v2.0" style:family="table-cell" style:parent-style-name="Default" style:data-style-name="N4,3cel-Thermocouple Sensor v2.0"/>
    <number:number-style style:name="N5,3cel-Thermocouple Sensor v2.0" style:volatile="true">
      <number:number number:min-integer-digits="1" number:decimal-places="0"/>
    </number:number-style>
    <style:style style:name="5,3cel-Thermocouple Sensor v2.0" style:family="table-cell" style:parent-style-name="Default" style:data-style-name="N5,3cel-Thermocouple Sensor v2.0"/>
    <number:number-style style:name="N6,3cel-Thermocouple Sensor v2.0" style:volatile="true">
      <number:number number:min-integer-digits="1" number:decimal-places="0"/>
    </number:number-style>
    <style:style style:name="6,3cel-Thermocouple Sensor v2.0" style:family="table-cell" style:parent-style-name="Default" style:data-style-name="N6,3cel-Thermocouple Sensor v2.0"/>
    <number:number-style style:name="N7,3cel-Thermocouple Sensor v2.0" style:volatile="true">
      <number:number number:min-integer-digits="1" number:decimal-places="0"/>
    </number:number-style>
    <style:style style:name="7,3cel-Thermocouple Sensor v2.0" style:family="table-cell" style:parent-style-name="Default" style:data-style-name="N7,3cel-Thermocouple Sensor v2.0"/>
    <number:number-style style:name="N8,3cel-Thermocouple Sensor v2.0" style:volatile="true">
      <number:number number:min-integer-digits="1" number:decimal-places="0"/>
    </number:number-style>
    <style:style style:name="8,3cel-Thermocouple Sensor v2.0" style:family="table-cell" style:parent-style-name="Default" style:data-style-name="N8,3cel-Thermocouple Sensor v2.0"/>
    <number:number-style style:name="N9,3cel-Thermocouple Sensor v2.0" style:volatile="true">
      <number:number number:min-integer-digits="1" number:decimal-places="0"/>
    </number:number-style>
    <style:style style:name="9,3cel-Thermocouple Sensor v2.0" style:family="table-cell" style:parent-style-name="Default" style:data-style-name="N9,3cel-Thermocouple Sensor v2.0"/>
    <style:style style:name="_col-Stepper Motor Driver v1.2" style:family="table-column">
      <style:table-column-properties fo:break-before="auto" style:column-width="1.25in"/>
    </style:style>
    <style:style style:name="_row-Stepper Motor Driver v1.2" style:family="table-row">
      <style:table-row-properties style:row-height="0.17708333333333331in" fo:break-before="auto"/>
    </style:style>
    <style:style style:name="2col-Stepper Motor Driver v1.2" style:family="table-column">
      <style:table-column-properties fo:break-before="auto" style:column-width="2.583333333333333in"/>
    </style:style>
    <style:style style:name="3col-Stepper Motor Driver v1.2" style:family="table-column">
      <style:table-column-properties fo:break-before="auto" style:column-width="1.1666666666666665in"/>
    </style:style>
    <number:number-style style:name="N3,3cel-Stepper Motor Driver v1.2" style:volatile="true">
      <number:number number:min-integer-digits="1" number:decimal-places="0"/>
    </number:number-style>
    <style:style style:name="3,3cel-Stepper Motor Driver v1.2" style:family="table-cell" style:parent-style-name="Default" style:data-style-name="N3,3cel-Stepper Motor Driver v1.2"/>
    <number:number-style style:name="N4,3cel-Stepper Motor Driver v1.2" style:volatile="true">
      <number:number number:min-integer-digits="1" number:decimal-places="0"/>
    </number:number-style>
    <style:style style:name="4,3cel-Stepper Motor Driver v1.2" style:family="table-cell" style:parent-style-name="Default" style:data-style-name="N4,3cel-Stepper Motor Driver v1.2"/>
    <number:number-style style:name="N5,3cel-Stepper Motor Driver v1.2" style:volatile="true">
      <number:number number:min-integer-digits="1" number:decimal-places="0"/>
    </number:number-style>
    <style:style style:name="5,3cel-Stepper Motor Driver v1.2" style:family="table-cell" style:parent-style-name="Default" style:data-style-name="N5,3cel-Stepper Motor Driver v1.2"/>
    <number:number-style style:name="N6,3cel-Stepper Motor Driver v1.2" style:volatile="true">
      <number:number number:min-integer-digits="1" number:decimal-places="0"/>
    </number:number-style>
    <style:style style:name="6,3cel-Stepper Motor Driver v1.2" style:family="table-cell" style:parent-style-name="Default" style:data-style-name="N6,3cel-Stepper Motor Driver v1.2"/>
    <number:number-style style:name="N7,3cel-Stepper Motor Driver v1.2" style:volatile="true">
      <number:number number:min-integer-digits="1" number:decimal-places="0"/>
    </number:number-style>
    <style:style style:name="7,3cel-Stepper Motor Driver v1.2" style:family="table-cell" style:parent-style-name="Default" style:data-style-name="N7,3cel-Stepper Motor Driver v1.2"/>
    <number:number-style style:name="N8,3cel-Stepper Motor Driver v1.2" style:volatile="true">
      <number:number number:min-integer-digits="1" number:decimal-places="0"/>
    </number:number-style>
    <style:style style:name="8,3cel-Stepper Motor Driver v1.2" style:family="table-cell" style:parent-style-name="Default" style:data-style-name="N8,3cel-Stepper Motor Driver v1.2"/>
    <number:number-style style:name="N9,3cel-Stepper Motor Driver v1.2" style:volatile="true">
      <number:number number:min-integer-digits="1" number:decimal-places="0"/>
    </number:number-style>
    <style:style style:name="9,3cel-Stepper Motor Driver v1.2" style:family="table-cell" style:parent-style-name="Default" style:data-style-name="N9,3cel-Stepper Motor Driver v1.2"/>
    <number:number-style style:name="N10,3cel-Stepper Motor Driver v1.2" style:volatile="true">
      <number:number number:min-integer-digits="1" number:decimal-places="0"/>
    </number:number-style>
    <style:style style:name="10,3cel-Stepper Motor Driver v1.2" style:family="table-cell" style:parent-style-name="Default" style:data-style-name="N10,3cel-Stepper Motor Driver v1.2"/>
    <number:number-style style:name="N11,3cel-Stepper Motor Driver v1.2" style:volatile="true">
      <number:number number:min-integer-digits="1" number:decimal-places="0"/>
    </number:number-style>
    <style:style style:name="11,3cel-Stepper Motor Driver v1.2" style:family="table-cell" style:parent-style-name="Default" style:data-style-name="N11,3cel-Stepper Motor Driver v1.2"/>
    <number:number-style style:name="N12,3cel-Stepper Motor Driver v1.2" style:volatile="true">
      <number:number number:min-integer-digits="1" number:decimal-places="0"/>
    </number:number-style>
    <style:style style:name="12,3cel-Stepper Motor Driver v1.2" style:family="table-cell" style:parent-style-name="Default" style:data-style-name="N12,3cel-Stepper Motor Driver v1.2"/>
    <number:number-style style:name="N13,3cel-Stepper Motor Driver v1.2" style:volatile="true">
      <number:number number:min-integer-digits="1" number:decimal-places="0"/>
    </number:number-style>
    <style:style style:name="13,3cel-Stepper Motor Driver v1.2" style:family="table-cell" style:parent-style-name="Default" style:data-style-name="N13,3cel-Stepper Motor Driver v1.2"/>
    <number:number-style style:name="N14,3cel-Stepper Motor Driver v1.2" style:volatile="true">
      <number:number number:min-integer-digits="1" number:decimal-places="0"/>
    </number:number-style>
    <style:style style:name="14,3cel-Stepper Motor Driver v1.2" style:family="table-cell" style:parent-style-name="Default" style:data-style-name="N14,3cel-Stepper Motor Driver v1.2"/>
    <number:number-style style:name="N15,3cel-Stepper Motor Driver v1.2" style:volatile="true">
      <number:number number:min-integer-digits="1" number:decimal-places="0"/>
    </number:number-style>
    <style:style style:name="15,3cel-Stepper Motor Driver v1.2" style:family="table-cell" style:parent-style-name="Default" style:data-style-name="N15,3cel-Stepper Motor Driver v1.2"/>
    <number:number-style style:name="N16,3cel-Stepper Motor Driver v1.2" style:volatile="true">
      <number:number number:min-integer-digits="1" number:decimal-places="0"/>
    </number:number-style>
    <style:style style:name="16,3cel-Stepper Motor Driver v1.2" style:family="table-cell" style:parent-style-name="Default" style:data-style-name="N16,3cel-Stepper Motor Driver v1.2"/>
    <number:number-style style:name="N17,3cel-Stepper Motor Driver v1.2" style:volatile="true">
      <number:number number:min-integer-digits="1" number:decimal-places="0"/>
    </number:number-style>
    <style:style style:name="17,3cel-Stepper Motor Driver v1.2" style:family="table-cell" style:parent-style-name="Default" style:data-style-name="N17,3cel-Stepper Motor Driver v1.2"/>
    <number:number-style style:name="N18,3cel-Stepper Motor Driver v1.2" style:volatile="true">
      <number:number number:min-integer-digits="1" number:decimal-places="0"/>
    </number:number-style>
    <style:style style:name="18,3cel-Stepper Motor Driver v1.2" style:family="table-cell" style:parent-style-name="Default" style:data-style-name="N18,3cel-Stepper Motor Driver v1.2"/>
    <number:number-style style:name="N19,3cel-Stepper Motor Driver v1.2" style:volatile="true">
      <number:number number:min-integer-digits="1" number:decimal-places="0"/>
    </number:number-style>
    <style:style style:name="19,3cel-Stepper Motor Driver v1.2" style:family="table-cell" style:parent-style-name="Default" style:data-style-name="N19,3cel-Stepper Motor Driver v1.2"/>
    <number:number-style style:name="N20,3cel-Stepper Motor Driver v1.2" style:volatile="true">
      <number:number number:min-integer-digits="1" number:decimal-places="0"/>
    </number:number-style>
    <style:style style:name="20,3cel-Stepper Motor Driver v1.2" style:family="table-cell" style:parent-style-name="Default" style:data-style-name="N20,3cel-Stepper Motor Driver v1.2"/>
    <number:number-style style:name="N21,3cel-Stepper Motor Driver v1.2" style:volatile="true">
      <number:number number:min-integer-digits="1" number:decimal-places="0"/>
    </number:number-style>
    <style:style style:name="21,3cel-Stepper Motor Driver v1.2" style:family="table-cell" style:parent-style-name="Default" style:data-style-name="N21,3cel-Stepper Motor Driver v1.2"/>
    <number:number-style style:name="N22,3cel-Stepper Motor Driver v1.2" style:volatile="true">
      <number:number number:min-integer-digits="1" number:decimal-places="0"/>
    </number:number-style>
    <style:style style:name="22,3cel-Stepper Motor Driver v1.2" style:family="table-cell" style:parent-style-name="Default" style:data-style-name="N22,3cel-Stepper Motor Driver v1.2"/>
    <number:number-style style:name="N23,3cel-Stepper Motor Driver v1.2" style:volatile="true">
      <number:number number:min-integer-digits="1" number:decimal-places="0"/>
    </number:number-style>
    <style:style style:name="23,3cel-Stepper Motor Driver v1.2" style:family="table-cell" style:parent-style-name="Default" style:data-style-name="N23,3cel-Stepper Motor Driver v1.2"/>
    <number:number-style style:name="N24,3cel-Stepper Motor Driver v1.2" style:volatile="true">
      <number:number number:min-integer-digits="1" number:decimal-places="0"/>
    </number:number-style>
    <style:style style:name="24,3cel-Stepper Motor Driver v1.2" style:family="table-cell" style:parent-style-name="Default" style:data-style-name="N24,3cel-Stepper Motor Driver v1.2"/>
    <number:number-style style:name="N25,3cel-Stepper Motor Driver v1.2" style:volatile="true">
      <number:number number:min-integer-digits="1" number:decimal-places="0"/>
    </number:number-style>
    <style:style style:name="25,3cel-Stepper Motor Driver v1.2" style:family="table-cell" style:parent-style-name="Default" style:data-style-name="N25,3cel-Stepper Motor Driver v1.2"/>
    <number:number-style style:name="N26,3cel-Stepper Motor Driver v1.2" style:volatile="true">
      <number:number number:min-integer-digits="1" number:decimal-places="0"/>
    </number:number-style>
    <style:style style:name="26,3cel-Stepper Motor Driver v1.2" style:family="table-cell" style:parent-style-name="Default" style:data-style-name="N26,3cel-Stepper Motor Driver v1.2"/>
    <number:number-style style:name="N27,3cel-Stepper Motor Driver v1.2" style:volatile="true">
      <number:number number:min-integer-digits="1" number:decimal-places="0"/>
    </number:number-style>
    <style:style style:name="27,3cel-Stepper Motor Driver v1.2" style:family="table-cell" style:parent-style-name="Default" style:data-style-name="N27,3cel-Stepper Motor Driver v1.2"/>
    <number:number-style style:name="N28,3cel-Stepper Motor Driver v1.2" style:volatile="true">
      <number:number number:min-integer-digits="1" number:decimal-places="0"/>
    </number:number-style>
    <style:style style:name="28,3cel-Stepper Motor Driver v1.2" style:family="table-cell" style:parent-style-name="Default" style:data-style-name="N28,3cel-Stepper Motor Driver v1.2"/>
    <number:number-style style:name="N29,3cel-Stepper Motor Driver v1.2" style:volatile="true">
      <number:number number:min-integer-digits="1" number:decimal-places="0"/>
    </number:number-style>
    <style:style style:name="29,3cel-Stepper Motor Driver v1.2" style:family="table-cell" style:parent-style-name="Default" style:data-style-name="N29,3cel-Stepper Motor Driver v1.2"/>
    <style:style style:name="_col-Stepper Motor Driver v2.0" style:family="table-column">
      <style:table-column-properties fo:break-before="auto" style:column-width="1.25in"/>
    </style:style>
    <style:style style:name="_row-Stepper Motor Driver v2.0" style:family="table-row">
      <style:table-row-properties style:row-height="0.17708333333333331in" fo:break-before="auto"/>
    </style:style>
    <style:style style:name="1col-Stepper Motor Driver v2.0" style:family="table-column">
      <style:table-column-properties fo:break-before="auto" style:column-width="1.34375in"/>
    </style:style>
    <number:number-style style:name="N3,3cel-Stepper Motor Driver v2.0" style:volatile="true">
      <number:number number:min-integer-digits="1" number:decimal-places="0"/>
    </number:number-style>
    <style:style style:name="3,3cel-Stepper Motor Driver v2.0" style:family="table-cell" style:parent-style-name="Default" style:data-style-name="N3,3cel-Stepper Motor Driver v2.0"/>
    <number:number-style style:name="N4,3cel-Stepper Motor Driver v2.0" style:volatile="true">
      <number:number number:min-integer-digits="1" number:decimal-places="0"/>
    </number:number-style>
    <style:style style:name="4,3cel-Stepper Motor Driver v2.0" style:family="table-cell" style:parent-style-name="Default" style:data-style-name="N4,3cel-Stepper Motor Driver v2.0"/>
    <number:number-style style:name="N5,3cel-Stepper Motor Driver v2.0" style:volatile="true">
      <number:number number:min-integer-digits="1" number:decimal-places="0"/>
    </number:number-style>
    <style:style style:name="5,3cel-Stepper Motor Driver v2.0" style:family="table-cell" style:parent-style-name="Default" style:data-style-name="N5,3cel-Stepper Motor Driver v2.0"/>
    <number:number-style style:name="N6,3cel-Stepper Motor Driver v2.0" style:volatile="true">
      <number:number number:min-integer-digits="1" number:decimal-places="0"/>
    </number:number-style>
    <style:style style:name="6,3cel-Stepper Motor Driver v2.0" style:family="table-cell" style:parent-style-name="Default" style:data-style-name="N6,3cel-Stepper Motor Driver v2.0"/>
    <number:number-style style:name="N7,3cel-Stepper Motor Driver v2.0" style:volatile="true">
      <number:number number:min-integer-digits="1" number:decimal-places="0"/>
    </number:number-style>
    <style:style style:name="7,3cel-Stepper Motor Driver v2.0" style:family="table-cell" style:parent-style-name="Default" style:data-style-name="N7,3cel-Stepper Motor Driver v2.0"/>
    <number:number-style style:name="N8,3cel-Stepper Motor Driver v2.0" style:volatile="true">
      <number:number number:min-integer-digits="1" number:decimal-places="0"/>
    </number:number-style>
    <style:style style:name="8,3cel-Stepper Motor Driver v2.0" style:family="table-cell" style:parent-style-name="Default" style:data-style-name="N8,3cel-Stepper Motor Driver v2.0"/>
    <number:number-style style:name="N9,3cel-Stepper Motor Driver v2.0" style:volatile="true">
      <number:number number:min-integer-digits="1" number:decimal-places="0"/>
    </number:number-style>
    <style:style style:name="9,3cel-Stepper Motor Driver v2.0" style:family="table-cell" style:parent-style-name="Default" style:data-style-name="N9,3cel-Stepper Motor Driver v2.0"/>
    <number:number-style style:name="N10,3cel-Stepper Motor Driver v2.0" style:volatile="true">
      <number:number number:min-integer-digits="1" number:decimal-places="0"/>
    </number:number-style>
    <style:style style:name="10,3cel-Stepper Motor Driver v2.0" style:family="table-cell" style:parent-style-name="Default" style:data-style-name="N10,3cel-Stepper Motor Driver v2.0"/>
    <number:number-style style:name="N11,3cel-Stepper Motor Driver v2.0" style:volatile="true">
      <number:number number:min-integer-digits="1" number:decimal-places="0"/>
    </number:number-style>
    <style:style style:name="11,3cel-Stepper Motor Driver v2.0" style:family="table-cell" style:parent-style-name="Default" style:data-style-name="N11,3cel-Stepper Motor Driver v2.0"/>
    <number:number-style style:name="N12,3cel-Stepper Motor Driver v2.0" style:volatile="true">
      <number:number number:min-integer-digits="1" number:decimal-places="0"/>
    </number:number-style>
    <style:style style:name="12,3cel-Stepper Motor Driver v2.0" style:family="table-cell" style:parent-style-name="Default" style:data-style-name="N12,3cel-Stepper Motor Driver v2.0"/>
    <number:number-style style:name="N13,3cel-Stepper Motor Driver v2.0" style:volatile="true">
      <number:number number:min-integer-digits="1" number:decimal-places="0"/>
    </number:number-style>
    <style:style style:name="13,3cel-Stepper Motor Driver v2.0" style:family="table-cell" style:parent-style-name="Default" style:data-style-name="N13,3cel-Stepper Motor Driver v2.0"/>
    <number:number-style style:name="N14,3cel-Stepper Motor Driver v2.0" style:volatile="true">
      <number:number number:min-integer-digits="1" number:decimal-places="0"/>
    </number:number-style>
    <style:style style:name="14,3cel-Stepper Motor Driver v2.0" style:family="table-cell" style:parent-style-name="Default" style:data-style-name="N14,3cel-Stepper Motor Driver v2.0"/>
    <number:number-style style:name="N15,3cel-Stepper Motor Driver v2.0" style:volatile="true">
      <number:number number:min-integer-digits="1" number:decimal-places="0"/>
    </number:number-style>
    <style:style style:name="15,3cel-Stepper Motor Driver v2.0" style:family="table-cell" style:parent-style-name="Default" style:data-style-name="N15,3cel-Stepper Motor Driver v2.0"/>
    <number:number-style style:name="N16,3cel-Stepper Motor Driver v2.0" style:volatile="true">
      <number:number number:min-integer-digits="1" number:decimal-places="0"/>
    </number:number-style>
    <style:style style:name="16,3cel-Stepper Motor Driver v2.0" style:family="table-cell" style:parent-style-name="Default" style:data-style-name="N16,3cel-Stepper Motor Driver v2.0"/>
    <number:number-style style:name="N17,3cel-Stepper Motor Driver v2.0" style:volatile="true">
      <number:number number:min-integer-digits="1" number:decimal-places="0"/>
    </number:number-style>
    <style:style style:name="17,3cel-Stepper Motor Driver v2.0" style:family="table-cell" style:parent-style-name="Default" style:data-style-name="N17,3cel-Stepper Motor Driver v2.0"/>
    <number:number-style style:name="N18,3cel-Stepper Motor Driver v2.0" style:volatile="true">
      <number:number number:min-integer-digits="1" number:decimal-places="0"/>
    </number:number-style>
    <style:style style:name="18,3cel-Stepper Motor Driver v2.0" style:family="table-cell" style:parent-style-name="Default" style:data-style-name="N18,3cel-Stepper Motor Driver v2.0"/>
    <number:number-style style:name="N19,3cel-Stepper Motor Driver v2.0" style:volatile="true">
      <number:number number:min-integer-digits="1" number:decimal-places="0"/>
    </number:number-style>
    <style:style style:name="19,3cel-Stepper Motor Driver v2.0" style:family="table-cell" style:parent-style-name="Default" style:data-style-name="N19,3cel-Stepper Motor Driver v2.0"/>
    <number:number-style style:name="N20,3cel-Stepper Motor Driver v2.0" style:volatile="true">
      <number:number number:min-integer-digits="1" number:decimal-places="0"/>
    </number:number-style>
    <style:style style:name="20,3cel-Stepper Motor Driver v2.0" style:family="table-cell" style:parent-style-name="Default" style:data-style-name="N20,3cel-Stepper Motor Driver v2.0"/>
    <number:number-style style:name="N21,3cel-Stepper Motor Driver v2.0" style:volatile="true">
      <number:number number:min-integer-digits="1" number:decimal-places="0"/>
    </number:number-style>
    <style:style style:name="21,3cel-Stepper Motor Driver v2.0" style:family="table-cell" style:parent-style-name="Default" style:data-style-name="N21,3cel-Stepper Motor Driver v2.0"/>
    <number:number-style style:name="N22,3cel-Stepper Motor Driver v2.0" style:volatile="true">
      <number:number number:min-integer-digits="1" number:decimal-places="0"/>
    </number:number-style>
    <style:style style:name="22,3cel-Stepper Motor Driver v2.0" style:family="table-cell" style:parent-style-name="Default" style:data-style-name="N22,3cel-Stepper Motor Driver v2.0"/>
    <number:number-style style:name="N23,3cel-Stepper Motor Driver v2.0" style:volatile="true">
      <number:number number:min-integer-digits="1" number:decimal-places="0"/>
    </number:number-style>
    <style:style style:name="23,3cel-Stepper Motor Driver v2.0" style:family="table-cell" style:parent-style-name="Default" style:data-style-name="N23,3cel-Stepper Motor Driver v2.0"/>
    <number:number-style style:name="N24,3cel-Stepper Motor Driver v2.0" style:volatile="true">
      <number:number number:min-integer-digits="1" number:decimal-places="0"/>
    </number:number-style>
    <style:style style:name="24,3cel-Stepper Motor Driver v2.0" style:family="table-cell" style:parent-style-name="Default" style:data-style-name="N24,3cel-Stepper Motor Driver v2.0"/>
    <number:number-style style:name="N25,3cel-Stepper Motor Driver v2.0" style:volatile="true">
      <number:number number:min-integer-digits="1" number:decimal-places="0"/>
    </number:number-style>
    <style:style style:name="25,3cel-Stepper Motor Driver v2.0" style:family="table-cell" style:parent-style-name="Default" style:data-style-name="N25,3cel-Stepper Motor Driver v2.0"/>
    <number:number-style style:name="N26,3cel-Stepper Motor Driver v2.0" style:volatile="true">
      <number:number number:min-integer-digits="1" number:decimal-places="0"/>
    </number:number-style>
    <style:style style:name="26,3cel-Stepper Motor Driver v2.0" style:family="table-cell" style:parent-style-name="Default" style:data-style-name="N26,3cel-Stepper Motor Driver v2.0"/>
    <number:number-style style:name="N27,3cel-Stepper Motor Driver v2.0" style:volatile="true">
      <number:number number:min-integer-digits="1" number:decimal-places="0"/>
    </number:number-style>
    <style:style style:name="27,3cel-Stepper Motor Driver v2.0" style:family="table-cell" style:parent-style-name="Default" style:data-style-name="N27,3cel-Stepper Motor Driver v2.0"/>
    <number:number-style style:name="N28,3cel-Stepper Motor Driver v2.0" style:volatile="true">
      <number:number number:min-integer-digits="1" number:decimal-places="0"/>
    </number:number-style>
    <style:style style:name="28,3cel-Stepper Motor Driver v2.0" style:family="table-cell" style:parent-style-name="Default" style:data-style-name="N28,3cel-Stepper Motor Driver v2.0"/>
    <number:number-style style:name="N29,3cel-Stepper Motor Driver v2.0" style:volatile="true">
      <number:number number:min-integer-digits="1" number:decimal-places="0"/>
    </number:number-style>
    <style:style style:name="29,3cel-Stepper Motor Driver v2.0" style:family="table-cell" style:parent-style-name="Default" style:data-style-name="N29,3cel-Stepper Motor Driver v2.0"/>
    <style:style style:name="_col-Stepper Motor Driver v2.1" style:family="table-column">
      <style:table-column-properties fo:break-before="auto" style:column-width="1.25in"/>
    </style:style>
    <style:style style:name="_row-Stepper Motor Driver v2.1" style:family="table-row">
      <style:table-row-properties style:row-height="0.17708333333333331in" fo:break-before="auto"/>
    </style:style>
    <style:style style:name="1col-Stepper Motor Driver v2.1" style:family="table-column">
      <style:table-column-properties fo:break-before="auto" style:column-width="1.7604166666666665in"/>
    </style:style>
    <number:number-style style:name="N3,3cel-Stepper Motor Driver v2.1" style:volatile="true">
      <number:number number:min-integer-digits="1" number:decimal-places="0"/>
    </number:number-style>
    <style:style style:name="3,3cel-Stepper Motor Driver v2.1" style:family="table-cell" style:parent-style-name="Default" style:data-style-name="N3,3cel-Stepper Motor Driver v2.1"/>
    <number:number-style style:name="N4,3cel-Stepper Motor Driver v2.1" style:volatile="true">
      <number:number number:min-integer-digits="1" number:decimal-places="0"/>
    </number:number-style>
    <style:style style:name="4,3cel-Stepper Motor Driver v2.1" style:family="table-cell" style:parent-style-name="Default" style:data-style-name="N4,3cel-Stepper Motor Driver v2.1"/>
    <number:number-style style:name="N5,3cel-Stepper Motor Driver v2.1" style:volatile="true">
      <number:number number:min-integer-digits="1" number:decimal-places="0"/>
    </number:number-style>
    <style:style style:name="5,3cel-Stepper Motor Driver v2.1" style:family="table-cell" style:parent-style-name="Default" style:data-style-name="N5,3cel-Stepper Motor Driver v2.1"/>
    <number:number-style style:name="N6,3cel-Stepper Motor Driver v2.1" style:volatile="true">
      <number:number number:min-integer-digits="1" number:decimal-places="0"/>
    </number:number-style>
    <style:style style:name="6,3cel-Stepper Motor Driver v2.1" style:family="table-cell" style:parent-style-name="Default" style:data-style-name="N6,3cel-Stepper Motor Driver v2.1"/>
    <number:number-style style:name="N7,3cel-Stepper Motor Driver v2.1" style:volatile="true">
      <number:number number:min-integer-digits="1" number:decimal-places="0"/>
    </number:number-style>
    <style:style style:name="7,3cel-Stepper Motor Driver v2.1" style:family="table-cell" style:parent-style-name="Default" style:data-style-name="N7,3cel-Stepper Motor Driver v2.1"/>
    <number:number-style style:name="N8,3cel-Stepper Motor Driver v2.1" style:volatile="true">
      <number:number number:min-integer-digits="1" number:decimal-places="0"/>
    </number:number-style>
    <style:style style:name="8,3cel-Stepper Motor Driver v2.1" style:family="table-cell" style:parent-style-name="Default" style:data-style-name="N8,3cel-Stepper Motor Driver v2.1"/>
    <number:number-style style:name="N9,3cel-Stepper Motor Driver v2.1" style:volatile="true">
      <number:number number:min-integer-digits="1" number:decimal-places="0"/>
    </number:number-style>
    <style:style style:name="9,3cel-Stepper Motor Driver v2.1" style:family="table-cell" style:parent-style-name="Default" style:data-style-name="N9,3cel-Stepper Motor Driver v2.1"/>
    <number:number-style style:name="N10,3cel-Stepper Motor Driver v2.1" style:volatile="true">
      <number:number number:min-integer-digits="1" number:decimal-places="0"/>
    </number:number-style>
    <style:style style:name="10,3cel-Stepper Motor Driver v2.1" style:family="table-cell" style:parent-style-name="Default" style:data-style-name="N10,3cel-Stepper Motor Driver v2.1"/>
    <number:number-style style:name="N11,3cel-Stepper Motor Driver v2.1" style:volatile="true">
      <number:number number:min-integer-digits="1" number:decimal-places="0"/>
    </number:number-style>
    <style:style style:name="11,3cel-Stepper Motor Driver v2.1" style:family="table-cell" style:parent-style-name="Default" style:data-style-name="N11,3cel-Stepper Motor Driver v2.1"/>
    <number:number-style style:name="N12,3cel-Stepper Motor Driver v2.1" style:volatile="true">
      <number:number number:min-integer-digits="1" number:decimal-places="0"/>
    </number:number-style>
    <style:style style:name="12,3cel-Stepper Motor Driver v2.1" style:family="table-cell" style:parent-style-name="Default" style:data-style-name="N12,3cel-Stepper Motor Driver v2.1"/>
    <number:number-style style:name="N13,3cel-Stepper Motor Driver v2.1" style:volatile="true">
      <number:number number:min-integer-digits="1" number:decimal-places="0"/>
    </number:number-style>
    <style:style style:name="13,3cel-Stepper Motor Driver v2.1" style:family="table-cell" style:parent-style-name="Default" style:data-style-name="N13,3cel-Stepper Motor Driver v2.1"/>
    <number:number-style style:name="N14,3cel-Stepper Motor Driver v2.1" style:volatile="true">
      <number:number number:min-integer-digits="1" number:decimal-places="0"/>
    </number:number-style>
    <style:style style:name="14,3cel-Stepper Motor Driver v2.1" style:family="table-cell" style:parent-style-name="Default" style:data-style-name="N14,3cel-Stepper Motor Driver v2.1"/>
    <number:number-style style:name="N15,3cel-Stepper Motor Driver v2.1" style:volatile="true">
      <number:number number:min-integer-digits="1" number:decimal-places="0"/>
    </number:number-style>
    <style:style style:name="15,3cel-Stepper Motor Driver v2.1" style:family="table-cell" style:parent-style-name="Default" style:data-style-name="N15,3cel-Stepper Motor Driver v2.1"/>
    <number:number-style style:name="N16,3cel-Stepper Motor Driver v2.1" style:volatile="true">
      <number:number number:min-integer-digits="1" number:decimal-places="0"/>
    </number:number-style>
    <style:style style:name="16,3cel-Stepper Motor Driver v2.1" style:family="table-cell" style:parent-style-name="Default" style:data-style-name="N16,3cel-Stepper Motor Driver v2.1"/>
    <number:number-style style:name="N17,3cel-Stepper Motor Driver v2.1" style:volatile="true">
      <number:number number:min-integer-digits="1" number:decimal-places="0"/>
    </number:number-style>
    <style:style style:name="17,3cel-Stepper Motor Driver v2.1" style:family="table-cell" style:parent-style-name="Default" style:data-style-name="N17,3cel-Stepper Motor Driver v2.1"/>
    <number:number-style style:name="N18,3cel-Stepper Motor Driver v2.1" style:volatile="true">
      <number:number number:min-integer-digits="1" number:decimal-places="0"/>
    </number:number-style>
    <style:style style:name="18,3cel-Stepper Motor Driver v2.1" style:family="table-cell" style:parent-style-name="Default" style:data-style-name="N18,3cel-Stepper Motor Driver v2.1"/>
    <number:number-style style:name="N19,3cel-Stepper Motor Driver v2.1" style:volatile="true">
      <number:number number:min-integer-digits="1" number:decimal-places="0"/>
    </number:number-style>
    <style:style style:name="19,3cel-Stepper Motor Driver v2.1" style:family="table-cell" style:parent-style-name="Default" style:data-style-name="N19,3cel-Stepper Motor Driver v2.1"/>
    <number:number-style style:name="N20,3cel-Stepper Motor Driver v2.1" style:volatile="true">
      <number:number number:min-integer-digits="1" number:decimal-places="0"/>
    </number:number-style>
    <style:style style:name="20,3cel-Stepper Motor Driver v2.1" style:family="table-cell" style:parent-style-name="Default" style:data-style-name="N20,3cel-Stepper Motor Driver v2.1"/>
    <number:number-style style:name="N21,3cel-Stepper Motor Driver v2.1" style:volatile="true">
      <number:number number:min-integer-digits="1" number:decimal-places="0"/>
    </number:number-style>
    <style:style style:name="21,3cel-Stepper Motor Driver v2.1" style:family="table-cell" style:parent-style-name="Default" style:data-style-name="N21,3cel-Stepper Motor Driver v2.1"/>
    <number:number-style style:name="N22,3cel-Stepper Motor Driver v2.1" style:volatile="true">
      <number:number number:min-integer-digits="1" number:decimal-places="0"/>
    </number:number-style>
    <style:style style:name="22,3cel-Stepper Motor Driver v2.1" style:family="table-cell" style:parent-style-name="Default" style:data-style-name="N22,3cel-Stepper Motor Driver v2.1"/>
    <number:number-style style:name="N23,3cel-Stepper Motor Driver v2.1" style:volatile="true">
      <number:number number:min-integer-digits="1" number:decimal-places="0"/>
    </number:number-style>
    <style:style style:name="23,3cel-Stepper Motor Driver v2.1" style:family="table-cell" style:parent-style-name="Default" style:data-style-name="N23,3cel-Stepper Motor Driver v2.1"/>
    <number:number-style style:name="N24,3cel-Stepper Motor Driver v2.1" style:volatile="true">
      <number:number number:min-integer-digits="1" number:decimal-places="0"/>
    </number:number-style>
    <style:style style:name="24,3cel-Stepper Motor Driver v2.1" style:family="table-cell" style:parent-style-name="Default" style:data-style-name="N24,3cel-Stepper Motor Driver v2.1"/>
    <style:style style:name="_col-Stepper Motor Driver v2.2" style:family="table-column">
      <style:table-column-properties fo:break-before="auto" style:column-width="1.25in"/>
    </style:style>
    <style:style style:name="_row-Stepper Motor Driver v2.2" style:family="table-row">
      <style:table-row-properties style:row-height="0.17708333333333331in" fo:break-before="auto"/>
    </style:style>
    <number:number-style style:name="N3,3cel-Stepper Motor Driver v2.2" style:volatile="true">
      <number:number number:min-integer-digits="1" number:decimal-places="0"/>
    </number:number-style>
    <style:style style:name="3,3cel-Stepper Motor Driver v2.2" style:family="table-cell" style:parent-style-name="Default" style:data-style-name="N3,3cel-Stepper Motor Driver v2.2"/>
    <number:number-style style:name="N4,3cel-Stepper Motor Driver v2.2" style:volatile="true">
      <number:number number:min-integer-digits="1" number:decimal-places="0"/>
    </number:number-style>
    <style:style style:name="4,3cel-Stepper Motor Driver v2.2" style:family="table-cell" style:parent-style-name="Default" style:data-style-name="N4,3cel-Stepper Motor Driver v2.2"/>
    <number:number-style style:name="N5,3cel-Stepper Motor Driver v2.2" style:volatile="true">
      <number:number number:min-integer-digits="1" number:decimal-places="0"/>
    </number:number-style>
    <style:style style:name="5,3cel-Stepper Motor Driver v2.2" style:family="table-cell" style:parent-style-name="Default" style:data-style-name="N5,3cel-Stepper Motor Driver v2.2"/>
    <number:number-style style:name="N6,3cel-Stepper Motor Driver v2.2" style:volatile="true">
      <number:number number:min-integer-digits="1" number:decimal-places="0"/>
    </number:number-style>
    <style:style style:name="6,3cel-Stepper Motor Driver v2.2" style:family="table-cell" style:parent-style-name="Default" style:data-style-name="N6,3cel-Stepper Motor Driver v2.2"/>
    <number:number-style style:name="N7,3cel-Stepper Motor Driver v2.2" style:volatile="true">
      <number:number number:min-integer-digits="1" number:decimal-places="0"/>
    </number:number-style>
    <style:style style:name="7,3cel-Stepper Motor Driver v2.2" style:family="table-cell" style:parent-style-name="Default" style:data-style-name="N7,3cel-Stepper Motor Driver v2.2"/>
    <number:number-style style:name="N8,3cel-Stepper Motor Driver v2.2" style:volatile="true">
      <number:number number:min-integer-digits="1" number:decimal-places="0"/>
    </number:number-style>
    <style:style style:name="8,3cel-Stepper Motor Driver v2.2" style:family="table-cell" style:parent-style-name="Default" style:data-style-name="N8,3cel-Stepper Motor Driver v2.2"/>
    <number:number-style style:name="N9,3cel-Stepper Motor Driver v2.2" style:volatile="true">
      <number:number number:min-integer-digits="1" number:decimal-places="0"/>
    </number:number-style>
    <style:style style:name="9,3cel-Stepper Motor Driver v2.2" style:family="table-cell" style:parent-style-name="Default" style:data-style-name="N9,3cel-Stepper Motor Driver v2.2"/>
    <number:number-style style:name="N10,3cel-Stepper Motor Driver v2.2" style:volatile="true">
      <number:number number:min-integer-digits="1" number:decimal-places="0"/>
    </number:number-style>
    <style:style style:name="10,3cel-Stepper Motor Driver v2.2" style:family="table-cell" style:parent-style-name="Default" style:data-style-name="N10,3cel-Stepper Motor Driver v2.2"/>
    <number:number-style style:name="N11,3cel-Stepper Motor Driver v2.2" style:volatile="true">
      <number:number number:min-integer-digits="1" number:decimal-places="0"/>
    </number:number-style>
    <style:style style:name="11,3cel-Stepper Motor Driver v2.2" style:family="table-cell" style:parent-style-name="Default" style:data-style-name="N11,3cel-Stepper Motor Driver v2.2"/>
    <number:number-style style:name="N12,3cel-Stepper Motor Driver v2.2" style:volatile="true">
      <number:number number:min-integer-digits="1" number:decimal-places="0"/>
    </number:number-style>
    <style:style style:name="12,3cel-Stepper Motor Driver v2.2" style:family="table-cell" style:parent-style-name="Default" style:data-style-name="N12,3cel-Stepper Motor Driver v2.2"/>
    <number:number-style style:name="N13,3cel-Stepper Motor Driver v2.2" style:volatile="true">
      <number:number number:min-integer-digits="1" number:decimal-places="0"/>
    </number:number-style>
    <style:style style:name="13,3cel-Stepper Motor Driver v2.2" style:family="table-cell" style:parent-style-name="Default" style:data-style-name="N13,3cel-Stepper Motor Driver v2.2"/>
    <number:number-style style:name="N14,3cel-Stepper Motor Driver v2.2" style:volatile="true">
      <number:number number:min-integer-digits="1" number:decimal-places="0"/>
    </number:number-style>
    <style:style style:name="14,3cel-Stepper Motor Driver v2.2" style:family="table-cell" style:parent-style-name="Default" style:data-style-name="N14,3cel-Stepper Motor Driver v2.2"/>
    <number:number-style style:name="N15,3cel-Stepper Motor Driver v2.2" style:volatile="true">
      <number:number number:min-integer-digits="1" number:decimal-places="0"/>
    </number:number-style>
    <style:style style:name="15,3cel-Stepper Motor Driver v2.2" style:family="table-cell" style:parent-style-name="Default" style:data-style-name="N15,3cel-Stepper Motor Driver v2.2"/>
    <number:number-style style:name="N16,3cel-Stepper Motor Driver v2.2" style:volatile="true">
      <number:number number:min-integer-digits="1" number:decimal-places="0"/>
    </number:number-style>
    <style:style style:name="16,3cel-Stepper Motor Driver v2.2" style:family="table-cell" style:parent-style-name="Default" style:data-style-name="N16,3cel-Stepper Motor Driver v2.2"/>
    <number:number-style style:name="N17,3cel-Stepper Motor Driver v2.2" style:volatile="true">
      <number:number number:min-integer-digits="1" number:decimal-places="0"/>
    </number:number-style>
    <style:style style:name="17,3cel-Stepper Motor Driver v2.2" style:family="table-cell" style:parent-style-name="Default" style:data-style-name="N17,3cel-Stepper Motor Driver v2.2"/>
    <number:number-style style:name="N18,3cel-Stepper Motor Driver v2.2" style:volatile="true">
      <number:number number:min-integer-digits="1" number:decimal-places="0"/>
    </number:number-style>
    <style:style style:name="18,3cel-Stepper Motor Driver v2.2" style:family="table-cell" style:parent-style-name="Default" style:data-style-name="N18,3cel-Stepper Motor Driver v2.2"/>
    <number:number-style style:name="N19,3cel-Stepper Motor Driver v2.2" style:volatile="true">
      <number:number number:min-integer-digits="1" number:decimal-places="0"/>
    </number:number-style>
    <style:style style:name="19,3cel-Stepper Motor Driver v2.2" style:family="table-cell" style:parent-style-name="Default" style:data-style-name="N19,3cel-Stepper Motor Driver v2.2"/>
    <number:number-style style:name="N20,3cel-Stepper Motor Driver v2.2" style:volatile="true">
      <number:number number:min-integer-digits="1" number:decimal-places="0"/>
    </number:number-style>
    <style:style style:name="20,3cel-Stepper Motor Driver v2.2" style:family="table-cell" style:parent-style-name="Default" style:data-style-name="N20,3cel-Stepper Motor Driver v2.2"/>
    <number:number-style style:name="N21,3cel-Stepper Motor Driver v2.2" style:volatile="true">
      <number:number number:min-integer-digits="1" number:decimal-places="0"/>
    </number:number-style>
    <style:style style:name="21,3cel-Stepper Motor Driver v2.2" style:family="table-cell" style:parent-style-name="Default" style:data-style-name="N21,3cel-Stepper Motor Driver v2.2"/>
    <number:number-style style:name="N22,3cel-Stepper Motor Driver v2.2" style:volatile="true">
      <number:number number:min-integer-digits="1" number:decimal-places="0"/>
    </number:number-style>
    <style:style style:name="22,3cel-Stepper Motor Driver v2.2" style:family="table-cell" style:parent-style-name="Default" style:data-style-name="N22,3cel-Stepper Motor Driver v2.2"/>
    <number:number-style style:name="N23,3cel-Stepper Motor Driver v2.2" style:volatile="true">
      <number:number number:min-integer-digits="1" number:decimal-places="0"/>
    </number:number-style>
    <style:style style:name="23,3cel-Stepper Motor Driver v2.2" style:family="table-cell" style:parent-style-name="Default" style:data-style-name="N23,3cel-Stepper Motor Driver v2.2"/>
    <number:number-style style:name="N24,3cel-Stepper Motor Driver v2.2" style:volatile="true">
      <number:number number:min-integer-digits="1" number:decimal-places="0"/>
    </number:number-style>
    <style:style style:name="24,3cel-Stepper Motor Driver v2.2" style:family="table-cell" style:parent-style-name="Default" style:data-style-name="N24,3cel-Stepper Motor Driver v2.2"/>
    <style:style style:name="_col-Stepper Motor Driver v2.3" style:family="table-column">
      <style:table-column-properties fo:break-before="auto" style:column-width="1.25in"/>
    </style:style>
    <style:style style:name="_row-Stepper Motor Driver v2.3" style:family="table-row">
      <style:table-row-properties style:row-height="0.17708333333333331in" fo:break-before="auto"/>
    </style:style>
    <number:number-style style:name="N3,3cel-Stepper Motor Driver v2.3" style:volatile="true">
      <number:number number:min-integer-digits="1" number:decimal-places="0"/>
    </number:number-style>
    <style:style style:name="3,3cel-Stepper Motor Driver v2.3" style:family="table-cell" style:parent-style-name="Default" style:data-style-name="N3,3cel-Stepper Motor Driver v2.3"/>
    <number:number-style style:name="N4,3cel-Stepper Motor Driver v2.3" style:volatile="true">
      <number:number number:min-integer-digits="1" number:decimal-places="0"/>
    </number:number-style>
    <style:style style:name="4,3cel-Stepper Motor Driver v2.3" style:family="table-cell" style:parent-style-name="Default" style:data-style-name="N4,3cel-Stepper Motor Driver v2.3"/>
    <number:number-style style:name="N5,3cel-Stepper Motor Driver v2.3" style:volatile="true">
      <number:number number:min-integer-digits="1" number:decimal-places="0"/>
    </number:number-style>
    <style:style style:name="5,3cel-Stepper Motor Driver v2.3" style:family="table-cell" style:parent-style-name="Default" style:data-style-name="N5,3cel-Stepper Motor Driver v2.3"/>
    <number:number-style style:name="N6,3cel-Stepper Motor Driver v2.3" style:volatile="true">
      <number:number number:min-integer-digits="1" number:decimal-places="0"/>
    </number:number-style>
    <style:style style:name="6,3cel-Stepper Motor Driver v2.3" style:family="table-cell" style:parent-style-name="Default" style:data-style-name="N6,3cel-Stepper Motor Driver v2.3"/>
    <number:number-style style:name="N7,3cel-Stepper Motor Driver v2.3" style:volatile="true">
      <number:number number:min-integer-digits="1" number:decimal-places="0"/>
    </number:number-style>
    <style:style style:name="7,3cel-Stepper Motor Driver v2.3" style:family="table-cell" style:parent-style-name="Default" style:data-style-name="N7,3cel-Stepper Motor Driver v2.3"/>
    <number:number-style style:name="N8,3cel-Stepper Motor Driver v2.3" style:volatile="true">
      <number:number number:min-integer-digits="1" number:decimal-places="0"/>
    </number:number-style>
    <style:style style:name="8,3cel-Stepper Motor Driver v2.3" style:family="table-cell" style:parent-style-name="Default" style:data-style-name="N8,3cel-Stepper Motor Driver v2.3"/>
    <number:number-style style:name="N9,3cel-Stepper Motor Driver v2.3" style:volatile="true">
      <number:number number:min-integer-digits="1" number:decimal-places="0"/>
    </number:number-style>
    <style:style style:name="9,3cel-Stepper Motor Driver v2.3" style:family="table-cell" style:parent-style-name="Default" style:data-style-name="N9,3cel-Stepper Motor Driver v2.3"/>
    <number:number-style style:name="N10,3cel-Stepper Motor Driver v2.3" style:volatile="true">
      <number:number number:min-integer-digits="1" number:decimal-places="0"/>
    </number:number-style>
    <style:style style:name="10,3cel-Stepper Motor Driver v2.3" style:family="table-cell" style:parent-style-name="Default" style:data-style-name="N10,3cel-Stepper Motor Driver v2.3"/>
    <number:number-style style:name="N11,3cel-Stepper Motor Driver v2.3" style:volatile="true">
      <number:number number:min-integer-digits="1" number:decimal-places="0"/>
    </number:number-style>
    <style:style style:name="11,3cel-Stepper Motor Driver v2.3" style:family="table-cell" style:parent-style-name="Default" style:data-style-name="N11,3cel-Stepper Motor Driver v2.3"/>
    <number:number-style style:name="N12,3cel-Stepper Motor Driver v2.3" style:volatile="true">
      <number:number number:min-integer-digits="1" number:decimal-places="0"/>
    </number:number-style>
    <style:style style:name="12,3cel-Stepper Motor Driver v2.3" style:family="table-cell" style:parent-style-name="Default" style:data-style-name="N12,3cel-Stepper Motor Driver v2.3"/>
    <number:number-style style:name="N13,3cel-Stepper Motor Driver v2.3" style:volatile="true">
      <number:number number:min-integer-digits="1" number:decimal-places="0"/>
    </number:number-style>
    <style:style style:name="13,3cel-Stepper Motor Driver v2.3" style:family="table-cell" style:parent-style-name="Default" style:data-style-name="N13,3cel-Stepper Motor Driver v2.3"/>
    <number:number-style style:name="N14,3cel-Stepper Motor Driver v2.3" style:volatile="true">
      <number:number number:min-integer-digits="1" number:decimal-places="0"/>
    </number:number-style>
    <style:style style:name="14,3cel-Stepper Motor Driver v2.3" style:family="table-cell" style:parent-style-name="Default" style:data-style-name="N14,3cel-Stepper Motor Driver v2.3"/>
    <number:number-style style:name="N15,3cel-Stepper Motor Driver v2.3" style:volatile="true">
      <number:number number:min-integer-digits="1" number:decimal-places="0"/>
    </number:number-style>
    <style:style style:name="15,3cel-Stepper Motor Driver v2.3" style:family="table-cell" style:parent-style-name="Default" style:data-style-name="N15,3cel-Stepper Motor Driver v2.3"/>
    <number:number-style style:name="N16,3cel-Stepper Motor Driver v2.3" style:volatile="true">
      <number:number number:min-integer-digits="1" number:decimal-places="0"/>
    </number:number-style>
    <style:style style:name="16,3cel-Stepper Motor Driver v2.3" style:family="table-cell" style:parent-style-name="Default" style:data-style-name="N16,3cel-Stepper Motor Driver v2.3"/>
    <number:number-style style:name="N17,3cel-Stepper Motor Driver v2.3" style:volatile="true">
      <number:number number:min-integer-digits="1" number:decimal-places="0"/>
    </number:number-style>
    <style:style style:name="17,3cel-Stepper Motor Driver v2.3" style:family="table-cell" style:parent-style-name="Default" style:data-style-name="N17,3cel-Stepper Motor Driver v2.3"/>
    <number:number-style style:name="N18,3cel-Stepper Motor Driver v2.3" style:volatile="true">
      <number:number number:min-integer-digits="1" number:decimal-places="0"/>
    </number:number-style>
    <style:style style:name="18,3cel-Stepper Motor Driver v2.3" style:family="table-cell" style:parent-style-name="Default" style:data-style-name="N18,3cel-Stepper Motor Driver v2.3"/>
    <number:number-style style:name="N19,3cel-Stepper Motor Driver v2.3" style:volatile="true">
      <number:number number:min-integer-digits="1" number:decimal-places="0"/>
    </number:number-style>
    <style:style style:name="19,3cel-Stepper Motor Driver v2.3" style:family="table-cell" style:parent-style-name="Default" style:data-style-name="N19,3cel-Stepper Motor Driver v2.3"/>
    <number:number-style style:name="N20,3cel-Stepper Motor Driver v2.3" style:volatile="true">
      <number:number number:min-integer-digits="1" number:decimal-places="0"/>
    </number:number-style>
    <style:style style:name="20,3cel-Stepper Motor Driver v2.3" style:family="table-cell" style:parent-style-name="Default" style:data-style-name="N20,3cel-Stepper Motor Driver v2.3"/>
    <number:number-style style:name="N21,3cel-Stepper Motor Driver v2.3" style:volatile="true">
      <number:number number:min-integer-digits="1" number:decimal-places="0"/>
    </number:number-style>
    <style:style style:name="21,3cel-Stepper Motor Driver v2.3" style:family="table-cell" style:parent-style-name="Default" style:data-style-name="N21,3cel-Stepper Motor Driver v2.3"/>
    <number:number-style style:name="N22,3cel-Stepper Motor Driver v2.3" style:volatile="true">
      <number:number number:min-integer-digits="1" number:decimal-places="0"/>
    </number:number-style>
    <style:style style:name="22,3cel-Stepper Motor Driver v2.3" style:family="table-cell" style:parent-style-name="Default" style:data-style-name="N22,3cel-Stepper Motor Driver v2.3"/>
    <number:number-style style:name="N23,3cel-Stepper Motor Driver v2.3" style:volatile="true">
      <number:number number:min-integer-digits="1" number:decimal-places="0"/>
    </number:number-style>
    <style:style style:name="23,3cel-Stepper Motor Driver v2.3" style:family="table-cell" style:parent-style-name="Default" style:data-style-name="N23,3cel-Stepper Motor Driver v2.3"/>
    <number:number-style style:name="N24,3cel-Stepper Motor Driver v2.3" style:volatile="true">
      <number:number number:min-integer-digits="1" number:decimal-places="0"/>
    </number:number-style>
    <style:style style:name="24,3cel-Stepper Motor Driver v2.3" style:family="table-cell" style:parent-style-name="Default" style:data-style-name="N24,3cel-Stepper Motor Driver v2.3"/>
    <style:style style:name="_col-Stepper Motor Driver v2.4" style:family="table-column">
      <style:table-column-properties fo:break-before="auto" style:column-width="1.25in"/>
    </style:style>
    <style:style style:name="_row-Stepper Motor Driver v2.4" style:family="table-row">
      <style:table-row-properties style:row-height="0.17708333333333331in" fo:break-before="auto"/>
    </style:style>
    <style:style style:name="1col-Stepper Motor Driver v2.4" style:family="table-column">
      <style:table-column-properties fo:break-before="auto" style:column-width="2.4166666666666665in"/>
    </style:style>
    <number:number-style style:name="N3,3cel-Stepper Motor Driver v2.4" style:volatile="true">
      <number:number number:min-integer-digits="1" number:decimal-places="0"/>
    </number:number-style>
    <style:style style:name="3,3cel-Stepper Motor Driver v2.4" style:family="table-cell" style:parent-style-name="Default" style:data-style-name="N3,3cel-Stepper Motor Driver v2.4"/>
    <number:number-style style:name="N4,3cel-Stepper Motor Driver v2.4" style:volatile="true">
      <number:number number:min-integer-digits="1" number:decimal-places="0"/>
    </number:number-style>
    <style:style style:name="4,3cel-Stepper Motor Driver v2.4" style:family="table-cell" style:parent-style-name="Default" style:data-style-name="N4,3cel-Stepper Motor Driver v2.4"/>
    <number:number-style style:name="N5,3cel-Stepper Motor Driver v2.4" style:volatile="true">
      <number:number number:min-integer-digits="1" number:decimal-places="0"/>
    </number:number-style>
    <style:style style:name="5,3cel-Stepper Motor Driver v2.4" style:family="table-cell" style:parent-style-name="Default" style:data-style-name="N5,3cel-Stepper Motor Driver v2.4"/>
    <number:number-style style:name="N6,3cel-Stepper Motor Driver v2.4" style:volatile="true">
      <number:number number:min-integer-digits="1" number:decimal-places="0"/>
    </number:number-style>
    <style:style style:name="6,3cel-Stepper Motor Driver v2.4" style:family="table-cell" style:parent-style-name="Default" style:data-style-name="N6,3cel-Stepper Motor Driver v2.4"/>
    <number:number-style style:name="N7,3cel-Stepper Motor Driver v2.4" style:volatile="true">
      <number:number number:min-integer-digits="1" number:decimal-places="0"/>
    </number:number-style>
    <style:style style:name="7,3cel-Stepper Motor Driver v2.4" style:family="table-cell" style:parent-style-name="Default" style:data-style-name="N7,3cel-Stepper Motor Driver v2.4"/>
    <number:number-style style:name="N8,3cel-Stepper Motor Driver v2.4" style:volatile="true">
      <number:number number:min-integer-digits="1" number:decimal-places="0"/>
    </number:number-style>
    <style:style style:name="8,3cel-Stepper Motor Driver v2.4" style:family="table-cell" style:parent-style-name="Default" style:data-style-name="N8,3cel-Stepper Motor Driver v2.4"/>
    <number:number-style style:name="N9,3cel-Stepper Motor Driver v2.4" style:volatile="true">
      <number:number number:min-integer-digits="1" number:decimal-places="0"/>
    </number:number-style>
    <style:style style:name="9,3cel-Stepper Motor Driver v2.4" style:family="table-cell" style:parent-style-name="Default" style:data-style-name="N9,3cel-Stepper Motor Driver v2.4"/>
    <number:number-style style:name="N10,3cel-Stepper Motor Driver v2.4" style:volatile="true">
      <number:number number:min-integer-digits="1" number:decimal-places="0"/>
    </number:number-style>
    <style:style style:name="10,3cel-Stepper Motor Driver v2.4" style:family="table-cell" style:parent-style-name="Default" style:data-style-name="N10,3cel-Stepper Motor Driver v2.4"/>
    <number:number-style style:name="N11,3cel-Stepper Motor Driver v2.4" style:volatile="true">
      <number:number number:min-integer-digits="1" number:decimal-places="0"/>
    </number:number-style>
    <style:style style:name="11,3cel-Stepper Motor Driver v2.4" style:family="table-cell" style:parent-style-name="Default" style:data-style-name="N11,3cel-Stepper Motor Driver v2.4"/>
    <number:number-style style:name="N12,3cel-Stepper Motor Driver v2.4" style:volatile="true">
      <number:number number:min-integer-digits="1" number:decimal-places="0"/>
    </number:number-style>
    <style:style style:name="12,3cel-Stepper Motor Driver v2.4" style:family="table-cell" style:parent-style-name="Default" style:data-style-name="N12,3cel-Stepper Motor Driver v2.4"/>
    <number:number-style style:name="N13,3cel-Stepper Motor Driver v2.4" style:volatile="true">
      <number:number number:min-integer-digits="1" number:decimal-places="0"/>
    </number:number-style>
    <style:style style:name="13,3cel-Stepper Motor Driver v2.4" style:family="table-cell" style:parent-style-name="Default" style:data-style-name="N13,3cel-Stepper Motor Driver v2.4"/>
    <number:number-style style:name="N14,3cel-Stepper Motor Driver v2.4" style:volatile="true">
      <number:number number:min-integer-digits="1" number:decimal-places="0"/>
    </number:number-style>
    <style:style style:name="14,3cel-Stepper Motor Driver v2.4" style:family="table-cell" style:parent-style-name="Default" style:data-style-name="N14,3cel-Stepper Motor Driver v2.4"/>
    <number:number-style style:name="N15,3cel-Stepper Motor Driver v2.4" style:volatile="true">
      <number:number number:min-integer-digits="1" number:decimal-places="0"/>
    </number:number-style>
    <style:style style:name="15,3cel-Stepper Motor Driver v2.4" style:family="table-cell" style:parent-style-name="Default" style:data-style-name="N15,3cel-Stepper Motor Driver v2.4"/>
    <number:number-style style:name="N16,3cel-Stepper Motor Driver v2.4" style:volatile="true">
      <number:number number:min-integer-digits="1" number:decimal-places="0"/>
    </number:number-style>
    <style:style style:name="16,3cel-Stepper Motor Driver v2.4" style:family="table-cell" style:parent-style-name="Default" style:data-style-name="N16,3cel-Stepper Motor Driver v2.4"/>
    <number:number-style style:name="N17,3cel-Stepper Motor Driver v2.4" style:volatile="true">
      <number:number number:min-integer-digits="1" number:decimal-places="0"/>
    </number:number-style>
    <style:style style:name="17,3cel-Stepper Motor Driver v2.4" style:family="table-cell" style:parent-style-name="Default" style:data-style-name="N17,3cel-Stepper Motor Driver v2.4"/>
    <number:number-style style:name="N18,3cel-Stepper Motor Driver v2.4" style:volatile="true">
      <number:number number:min-integer-digits="1" number:decimal-places="0"/>
    </number:number-style>
    <style:style style:name="18,3cel-Stepper Motor Driver v2.4" style:family="table-cell" style:parent-style-name="Default" style:data-style-name="N18,3cel-Stepper Motor Driver v2.4"/>
    <number:number-style style:name="N19,3cel-Stepper Motor Driver v2.4" style:volatile="true">
      <number:number number:min-integer-digits="1" number:decimal-places="0"/>
    </number:number-style>
    <style:style style:name="19,3cel-Stepper Motor Driver v2.4" style:family="table-cell" style:parent-style-name="Default" style:data-style-name="N19,3cel-Stepper Motor Driver v2.4"/>
    <number:number-style style:name="N20,3cel-Stepper Motor Driver v2.4" style:volatile="true">
      <number:number number:min-integer-digits="1" number:decimal-places="0"/>
    </number:number-style>
    <style:style style:name="20,3cel-Stepper Motor Driver v2.4" style:family="table-cell" style:parent-style-name="Default" style:data-style-name="N20,3cel-Stepper Motor Driver v2.4"/>
    <number:number-style style:name="N21,3cel-Stepper Motor Driver v2.4" style:volatile="true">
      <number:number number:min-integer-digits="1" number:decimal-places="0"/>
    </number:number-style>
    <style:style style:name="21,3cel-Stepper Motor Driver v2.4" style:family="table-cell" style:parent-style-name="Default" style:data-style-name="N21,3cel-Stepper Motor Driver v2.4"/>
    <number:number-style style:name="N22,3cel-Stepper Motor Driver v2.4" style:volatile="true">
      <number:number number:min-integer-digits="1" number:decimal-places="0"/>
    </number:number-style>
    <style:style style:name="22,3cel-Stepper Motor Driver v2.4" style:family="table-cell" style:parent-style-name="Default" style:data-style-name="N22,3cel-Stepper Motor Driver v2.4"/>
    <number:number-style style:name="N23,3cel-Stepper Motor Driver v2.4" style:volatile="true">
      <number:number number:min-integer-digits="1" number:decimal-places="0"/>
    </number:number-style>
    <style:style style:name="23,3cel-Stepper Motor Driver v2.4" style:family="table-cell" style:parent-style-name="Default" style:data-style-name="N23,3cel-Stepper Motor Driver v2.4"/>
    <number:number-style style:name="N24,3cel-Stepper Motor Driver v2.4" style:volatile="true">
      <number:number number:min-integer-digits="1" number:decimal-places="0"/>
    </number:number-style>
    <style:style style:name="24,3cel-Stepper Motor Driver v2.4" style:family="table-cell" style:parent-style-name="Default" style:data-style-name="N24,3cel-Stepper Motor Driver v2.4"/>
    <number:number-style style:name="N25,3cel-Stepper Motor Driver v2.4" style:volatile="true">
      <number:number number:min-integer-digits="1" number:decimal-places="0"/>
    </number:number-style>
    <style:style style:name="25,3cel-Stepper Motor Driver v2.4" style:family="table-cell" style:parent-style-name="Default" style:data-style-name="N25,3cel-Stepper Motor Driver v2.4"/>
    <style:style style:name="_col-Extruder Controller v2.0" style:family="table-column">
      <style:table-column-properties fo:break-before="auto" style:column-width="1.25in"/>
    </style:style>
    <style:style style:name="_row-Extruder Controller v2.0" style:family="table-row">
      <style:table-row-properties style:row-height="0.17708333333333331in" fo:break-before="auto"/>
    </style:style>
    <style:style style:name="1col-Extruder Controller v2.0" style:family="table-column">
      <style:table-column-properties fo:break-before="auto" style:column-width="2.677083333333333in"/>
    </style:style>
    <style:style style:name="2col-Extruder Controller v2.0" style:family="table-column">
      <style:table-column-properties fo:break-before="auto" style:column-width="2.5625in"/>
    </style:style>
    <number:number-style style:name="N3,3cel-Extruder Controller v2.0" style:volatile="true">
      <number:number number:min-integer-digits="1" number:decimal-places="0"/>
    </number:number-style>
    <style:style style:name="3,3cel-Extruder Controller v2.0" style:family="table-cell" style:parent-style-name="Default" style:data-style-name="N3,3cel-Extruder Controller v2.0"/>
    <number:number-style style:name="N4,3cel-Extruder Controller v2.0" style:volatile="true">
      <number:number number:min-integer-digits="1" number:decimal-places="0"/>
    </number:number-style>
    <style:style style:name="4,3cel-Extruder Controller v2.0" style:family="table-cell" style:parent-style-name="Default" style:data-style-name="N4,3cel-Extruder Controller v2.0"/>
    <number:number-style style:name="N5,3cel-Extruder Controller v2.0" style:volatile="true">
      <number:number number:min-integer-digits="1" number:decimal-places="0"/>
    </number:number-style>
    <style:style style:name="5,3cel-Extruder Controller v2.0" style:family="table-cell" style:parent-style-name="Default" style:data-style-name="N5,3cel-Extruder Controller v2.0"/>
    <number:number-style style:name="N6,3cel-Extruder Controller v2.0" style:volatile="true">
      <number:number number:min-integer-digits="1" number:decimal-places="0"/>
    </number:number-style>
    <style:style style:name="6,3cel-Extruder Controller v2.0" style:family="table-cell" style:parent-style-name="Default" style:data-style-name="N6,3cel-Extruder Controller v2.0"/>
    <number:number-style style:name="N7,3cel-Extruder Controller v2.0" style:volatile="true">
      <number:number number:min-integer-digits="1" number:decimal-places="0"/>
    </number:number-style>
    <style:style style:name="7,3cel-Extruder Controller v2.0" style:family="table-cell" style:parent-style-name="Default" style:data-style-name="N7,3cel-Extruder Controller v2.0"/>
    <number:number-style style:name="N8,3cel-Extruder Controller v2.0" style:volatile="true">
      <number:number number:min-integer-digits="1" number:decimal-places="0"/>
    </number:number-style>
    <style:style style:name="8,3cel-Extruder Controller v2.0" style:family="table-cell" style:parent-style-name="Default" style:data-style-name="N8,3cel-Extruder Controller v2.0"/>
    <number:number-style style:name="N9,3cel-Extruder Controller v2.0" style:volatile="true">
      <number:number number:min-integer-digits="1" number:decimal-places="0"/>
    </number:number-style>
    <style:style style:name="9,3cel-Extruder Controller v2.0" style:family="table-cell" style:parent-style-name="Default" style:data-style-name="N9,3cel-Extruder Controller v2.0"/>
    <number:number-style style:name="N10,3cel-Extruder Controller v2.0" style:volatile="true">
      <number:number number:min-integer-digits="1" number:decimal-places="0"/>
    </number:number-style>
    <style:style style:name="10,3cel-Extruder Controller v2.0" style:family="table-cell" style:parent-style-name="Default" style:data-style-name="N10,3cel-Extruder Controller v2.0"/>
    <number:number-style style:name="N11,3cel-Extruder Controller v2.0" style:volatile="true">
      <number:number number:min-integer-digits="1" number:decimal-places="0"/>
    </number:number-style>
    <style:style style:name="11,3cel-Extruder Controller v2.0" style:family="table-cell" style:parent-style-name="Default" style:data-style-name="N11,3cel-Extruder Controller v2.0"/>
    <number:number-style style:name="N12,3cel-Extruder Controller v2.0" style:volatile="true">
      <number:number number:min-integer-digits="1" number:decimal-places="0"/>
    </number:number-style>
    <style:style style:name="12,3cel-Extruder Controller v2.0" style:family="table-cell" style:parent-style-name="Default" style:data-style-name="N12,3cel-Extruder Controller v2.0"/>
    <number:number-style style:name="N13,3cel-Extruder Controller v2.0" style:volatile="true">
      <number:number number:min-integer-digits="1" number:decimal-places="0"/>
    </number:number-style>
    <style:style style:name="13,3cel-Extruder Controller v2.0" style:family="table-cell" style:parent-style-name="Default" style:data-style-name="N13,3cel-Extruder Controller v2.0"/>
    <number:number-style style:name="N14,3cel-Extruder Controller v2.0" style:volatile="true">
      <number:number number:min-integer-digits="1" number:decimal-places="0"/>
    </number:number-style>
    <style:style style:name="14,3cel-Extruder Controller v2.0" style:family="table-cell" style:parent-style-name="Default" style:data-style-name="N14,3cel-Extruder Controller v2.0"/>
    <number:number-style style:name="N15,3cel-Extruder Controller v2.0" style:volatile="true">
      <number:number number:min-integer-digits="1" number:decimal-places="0"/>
    </number:number-style>
    <style:style style:name="15,3cel-Extruder Controller v2.0" style:family="table-cell" style:parent-style-name="Default" style:data-style-name="N15,3cel-Extruder Controller v2.0"/>
    <number:number-style style:name="N16,3cel-Extruder Controller v2.0" style:volatile="true">
      <number:number number:min-integer-digits="1" number:decimal-places="0"/>
    </number:number-style>
    <style:style style:name="16,3cel-Extruder Controller v2.0" style:family="table-cell" style:parent-style-name="Default" style:data-style-name="N16,3cel-Extruder Controller v2.0"/>
    <number:number-style style:name="N17,3cel-Extruder Controller v2.0" style:volatile="true">
      <number:number number:min-integer-digits="1" number:decimal-places="0"/>
    </number:number-style>
    <style:style style:name="17,3cel-Extruder Controller v2.0" style:family="table-cell" style:parent-style-name="Default" style:data-style-name="N17,3cel-Extruder Controller v2.0"/>
    <number:number-style style:name="N18,3cel-Extruder Controller v2.0" style:volatile="true">
      <number:number number:min-integer-digits="1" number:decimal-places="0"/>
    </number:number-style>
    <style:style style:name="18,3cel-Extruder Controller v2.0" style:family="table-cell" style:parent-style-name="Default" style:data-style-name="N18,3cel-Extruder Controller v2.0"/>
    <number:number-style style:name="N19,3cel-Extruder Controller v2.0" style:volatile="true">
      <number:number number:min-integer-digits="1" number:decimal-places="0"/>
    </number:number-style>
    <style:style style:name="19,3cel-Extruder Controller v2.0" style:family="table-cell" style:parent-style-name="Default" style:data-style-name="N19,3cel-Extruder Controller v2.0"/>
    <number:number-style style:name="N20,3cel-Extruder Controller v2.0" style:volatile="true">
      <number:number number:min-integer-digits="1" number:decimal-places="0"/>
    </number:number-style>
    <style:style style:name="20,3cel-Extruder Controller v2.0" style:family="table-cell" style:parent-style-name="Default" style:data-style-name="N20,3cel-Extruder Controller v2.0"/>
    <number:number-style style:name="N21,3cel-Extruder Controller v2.0" style:volatile="true">
      <number:number number:min-integer-digits="1" number:decimal-places="0"/>
    </number:number-style>
    <style:style style:name="21,3cel-Extruder Controller v2.0" style:family="table-cell" style:parent-style-name="Default" style:data-style-name="N21,3cel-Extruder Controller v2.0"/>
    <number:number-style style:name="N22,3cel-Extruder Controller v2.0" style:volatile="true">
      <number:number number:min-integer-digits="1" number:decimal-places="0"/>
    </number:number-style>
    <style:style style:name="22,3cel-Extruder Controller v2.0" style:family="table-cell" style:parent-style-name="Default" style:data-style-name="N22,3cel-Extruder Controller v2.0"/>
    <number:number-style style:name="N23,3cel-Extruder Controller v2.0" style:volatile="true">
      <number:number number:min-integer-digits="1" number:decimal-places="0"/>
    </number:number-style>
    <style:style style:name="23,3cel-Extruder Controller v2.0" style:family="table-cell" style:parent-style-name="Default" style:data-style-name="N23,3cel-Extruder Controller v2.0"/>
    <number:number-style style:name="N24,3cel-Extruder Controller v2.0" style:volatile="true">
      <number:number number:min-integer-digits="1" number:decimal-places="0"/>
    </number:number-style>
    <style:style style:name="24,3cel-Extruder Controller v2.0" style:family="table-cell" style:parent-style-name="Default" style:data-style-name="N24,3cel-Extruder Controller v2.0"/>
    <number:number-style style:name="N25,3cel-Extruder Controller v2.0" style:volatile="true">
      <number:number number:min-integer-digits="1" number:decimal-places="0"/>
    </number:number-style>
    <style:style style:name="25,3cel-Extruder Controller v2.0" style:family="table-cell" style:parent-style-name="Default" style:data-style-name="N25,3cel-Extruder Controller v2.0"/>
    <number:number-style style:name="N26,3cel-Extruder Controller v2.0" style:volatile="true">
      <number:number number:min-integer-digits="1" number:decimal-places="0"/>
    </number:number-style>
    <style:style style:name="26,3cel-Extruder Controller v2.0" style:family="table-cell" style:parent-style-name="Default" style:data-style-name="N26,3cel-Extruder Controller v2.0"/>
    <style:style style:name="_col-Extruder Controller v2.1" style:family="table-column">
      <style:table-column-properties fo:break-before="auto" style:column-width="1.25in"/>
    </style:style>
    <style:style style:name="_row-Extruder Controller v2.1" style:family="table-row">
      <style:table-row-properties style:row-height="0.17708333333333331in" fo:break-before="auto"/>
    </style:style>
    <number:number-style style:name="N3,3cel-Extruder Controller v2.1" style:volatile="true">
      <number:number number:min-integer-digits="1" number:decimal-places="0"/>
    </number:number-style>
    <style:style style:name="3,3cel-Extruder Controller v2.1" style:family="table-cell" style:parent-style-name="Default" style:data-style-name="N3,3cel-Extruder Controller v2.1"/>
    <number:number-style style:name="N4,3cel-Extruder Controller v2.1" style:volatile="true">
      <number:number number:min-integer-digits="1" number:decimal-places="0"/>
    </number:number-style>
    <style:style style:name="4,3cel-Extruder Controller v2.1" style:family="table-cell" style:parent-style-name="Default" style:data-style-name="N4,3cel-Extruder Controller v2.1"/>
    <number:number-style style:name="N5,3cel-Extruder Controller v2.1" style:volatile="true">
      <number:number number:min-integer-digits="1" number:decimal-places="0"/>
    </number:number-style>
    <style:style style:name="5,3cel-Extruder Controller v2.1" style:family="table-cell" style:parent-style-name="Default" style:data-style-name="N5,3cel-Extruder Controller v2.1"/>
    <number:number-style style:name="N6,3cel-Extruder Controller v2.1" style:volatile="true">
      <number:number number:min-integer-digits="1" number:decimal-places="0"/>
    </number:number-style>
    <style:style style:name="6,3cel-Extruder Controller v2.1" style:family="table-cell" style:parent-style-name="Default" style:data-style-name="N6,3cel-Extruder Controller v2.1"/>
    <number:number-style style:name="N7,3cel-Extruder Controller v2.1" style:volatile="true">
      <number:number number:min-integer-digits="1" number:decimal-places="0"/>
    </number:number-style>
    <style:style style:name="7,3cel-Extruder Controller v2.1" style:family="table-cell" style:parent-style-name="Default" style:data-style-name="N7,3cel-Extruder Controller v2.1"/>
    <number:number-style style:name="N8,3cel-Extruder Controller v2.1" style:volatile="true">
      <number:number number:min-integer-digits="1" number:decimal-places="0"/>
    </number:number-style>
    <style:style style:name="8,3cel-Extruder Controller v2.1" style:family="table-cell" style:parent-style-name="Default" style:data-style-name="N8,3cel-Extruder Controller v2.1"/>
    <number:number-style style:name="N9,3cel-Extruder Controller v2.1" style:volatile="true">
      <number:number number:min-integer-digits="1" number:decimal-places="0"/>
    </number:number-style>
    <style:style style:name="9,3cel-Extruder Controller v2.1" style:family="table-cell" style:parent-style-name="Default" style:data-style-name="N9,3cel-Extruder Controller v2.1"/>
    <number:number-style style:name="N10,3cel-Extruder Controller v2.1" style:volatile="true">
      <number:number number:min-integer-digits="1" number:decimal-places="0"/>
    </number:number-style>
    <style:style style:name="10,3cel-Extruder Controller v2.1" style:family="table-cell" style:parent-style-name="Default" style:data-style-name="N10,3cel-Extruder Controller v2.1"/>
    <number:number-style style:name="N11,3cel-Extruder Controller v2.1" style:volatile="true">
      <number:number number:min-integer-digits="1" number:decimal-places="0"/>
    </number:number-style>
    <style:style style:name="11,3cel-Extruder Controller v2.1" style:family="table-cell" style:parent-style-name="Default" style:data-style-name="N11,3cel-Extruder Controller v2.1"/>
    <number:number-style style:name="N12,3cel-Extruder Controller v2.1" style:volatile="true">
      <number:number number:min-integer-digits="1" number:decimal-places="0"/>
    </number:number-style>
    <style:style style:name="12,3cel-Extruder Controller v2.1" style:family="table-cell" style:parent-style-name="Default" style:data-style-name="N12,3cel-Extruder Controller v2.1"/>
    <number:number-style style:name="N13,3cel-Extruder Controller v2.1" style:volatile="true">
      <number:number number:min-integer-digits="1" number:decimal-places="0"/>
    </number:number-style>
    <style:style style:name="13,3cel-Extruder Controller v2.1" style:family="table-cell" style:parent-style-name="Default" style:data-style-name="N13,3cel-Extruder Controller v2.1"/>
    <number:number-style style:name="N14,3cel-Extruder Controller v2.1" style:volatile="true">
      <number:number number:min-integer-digits="1" number:decimal-places="0"/>
    </number:number-style>
    <style:style style:name="14,3cel-Extruder Controller v2.1" style:family="table-cell" style:parent-style-name="Default" style:data-style-name="N14,3cel-Extruder Controller v2.1"/>
    <number:number-style style:name="N15,3cel-Extruder Controller v2.1" style:volatile="true">
      <number:number number:min-integer-digits="1" number:decimal-places="0"/>
    </number:number-style>
    <style:style style:name="15,3cel-Extruder Controller v2.1" style:family="table-cell" style:parent-style-name="Default" style:data-style-name="N15,3cel-Extruder Controller v2.1"/>
    <number:number-style style:name="N16,3cel-Extruder Controller v2.1" style:volatile="true">
      <number:number number:min-integer-digits="1" number:decimal-places="0"/>
    </number:number-style>
    <style:style style:name="16,3cel-Extruder Controller v2.1" style:family="table-cell" style:parent-style-name="Default" style:data-style-name="N16,3cel-Extruder Controller v2.1"/>
    <number:number-style style:name="N17,3cel-Extruder Controller v2.1" style:volatile="true">
      <number:number number:min-integer-digits="1" number:decimal-places="0"/>
    </number:number-style>
    <style:style style:name="17,3cel-Extruder Controller v2.1" style:family="table-cell" style:parent-style-name="Default" style:data-style-name="N17,3cel-Extruder Controller v2.1"/>
    <number:number-style style:name="N18,3cel-Extruder Controller v2.1" style:volatile="true">
      <number:number number:min-integer-digits="1" number:decimal-places="0"/>
    </number:number-style>
    <style:style style:name="18,3cel-Extruder Controller v2.1" style:family="table-cell" style:parent-style-name="Default" style:data-style-name="N18,3cel-Extruder Controller v2.1"/>
    <number:number-style style:name="N19,3cel-Extruder Controller v2.1" style:volatile="true">
      <number:number number:min-integer-digits="1" number:decimal-places="0"/>
    </number:number-style>
    <style:style style:name="19,3cel-Extruder Controller v2.1" style:family="table-cell" style:parent-style-name="Default" style:data-style-name="N19,3cel-Extruder Controller v2.1"/>
    <number:number-style style:name="N20,3cel-Extruder Controller v2.1" style:volatile="true">
      <number:number number:min-integer-digits="1" number:decimal-places="0"/>
    </number:number-style>
    <style:style style:name="20,3cel-Extruder Controller v2.1" style:family="table-cell" style:parent-style-name="Default" style:data-style-name="N20,3cel-Extruder Controller v2.1"/>
    <number:number-style style:name="N21,3cel-Extruder Controller v2.1" style:volatile="true">
      <number:number number:min-integer-digits="1" number:decimal-places="0"/>
    </number:number-style>
    <style:style style:name="21,3cel-Extruder Controller v2.1" style:family="table-cell" style:parent-style-name="Default" style:data-style-name="N21,3cel-Extruder Controller v2.1"/>
    <number:number-style style:name="N22,3cel-Extruder Controller v2.1" style:volatile="true">
      <number:number number:min-integer-digits="1" number:decimal-places="0"/>
    </number:number-style>
    <style:style style:name="22,3cel-Extruder Controller v2.1" style:family="table-cell" style:parent-style-name="Default" style:data-style-name="N22,3cel-Extruder Controller v2.1"/>
    <number:number-style style:name="N23,3cel-Extruder Controller v2.1" style:volatile="true">
      <number:number number:min-integer-digits="1" number:decimal-places="0"/>
    </number:number-style>
    <style:style style:name="23,3cel-Extruder Controller v2.1" style:family="table-cell" style:parent-style-name="Default" style:data-style-name="N23,3cel-Extruder Controller v2.1"/>
    <number:number-style style:name="N24,3cel-Extruder Controller v2.1" style:volatile="true">
      <number:number number:min-integer-digits="1" number:decimal-places="0"/>
    </number:number-style>
    <style:style style:name="24,3cel-Extruder Controller v2.1" style:family="table-cell" style:parent-style-name="Default" style:data-style-name="N24,3cel-Extruder Controller v2.1"/>
    <number:number-style style:name="N25,3cel-Extruder Controller v2.1" style:volatile="true">
      <number:number number:min-integer-digits="1" number:decimal-places="0"/>
    </number:number-style>
    <style:style style:name="25,3cel-Extruder Controller v2.1" style:family="table-cell" style:parent-style-name="Default" style:data-style-name="N25,3cel-Extruder Controller v2.1"/>
    <number:number-style style:name="N26,3cel-Extruder Controller v2.1" style:volatile="true">
      <number:number number:min-integer-digits="1" number:decimal-places="0"/>
    </number:number-style>
    <style:style style:name="26,3cel-Extruder Controller v2.1" style:family="table-cell" style:parent-style-name="Default" style:data-style-name="N26,3cel-Extruder Controller v2.1"/>
    <number:number-style style:name="N27,3cel-Extruder Controller v2.1" style:volatile="true">
      <number:number number:min-integer-digits="1" number:decimal-places="0"/>
    </number:number-style>
    <style:style style:name="27,3cel-Extruder Controller v2.1" style:family="table-cell" style:parent-style-name="Default" style:data-style-name="N27,3cel-Extruder Controller v2.1"/>
    <style:style style:name="_col-Extruder Controller v2.2" style:family="table-column">
      <style:table-column-properties fo:break-before="auto" style:column-width="1.25in"/>
    </style:style>
    <style:style style:name="_row-Extruder Controller v2.2" style:family="table-row">
      <style:table-row-properties style:row-height="0.17708333333333331in" fo:break-before="auto"/>
    </style:style>
    <number:number-style style:name="N3,3cel-Extruder Controller v2.2" style:volatile="true">
      <number:number number:min-integer-digits="1" number:decimal-places="0"/>
    </number:number-style>
    <style:style style:name="3,3cel-Extruder Controller v2.2" style:family="table-cell" style:parent-style-name="Default" style:data-style-name="N3,3cel-Extruder Controller v2.2"/>
    <number:number-style style:name="N4,3cel-Extruder Controller v2.2" style:volatile="true">
      <number:number number:min-integer-digits="1" number:decimal-places="0"/>
    </number:number-style>
    <style:style style:name="4,3cel-Extruder Controller v2.2" style:family="table-cell" style:parent-style-name="Default" style:data-style-name="N4,3cel-Extruder Controller v2.2"/>
    <number:number-style style:name="N5,3cel-Extruder Controller v2.2" style:volatile="true">
      <number:number number:min-integer-digits="1" number:decimal-places="0"/>
    </number:number-style>
    <style:style style:name="5,3cel-Extruder Controller v2.2" style:family="table-cell" style:parent-style-name="Default" style:data-style-name="N5,3cel-Extruder Controller v2.2"/>
    <number:number-style style:name="N6,3cel-Extruder Controller v2.2" style:volatile="true">
      <number:number number:min-integer-digits="1" number:decimal-places="0"/>
    </number:number-style>
    <style:style style:name="6,3cel-Extruder Controller v2.2" style:family="table-cell" style:parent-style-name="Default" style:data-style-name="N6,3cel-Extruder Controller v2.2"/>
    <number:number-style style:name="N7,3cel-Extruder Controller v2.2" style:volatile="true">
      <number:number number:min-integer-digits="1" number:decimal-places="0"/>
    </number:number-style>
    <style:style style:name="7,3cel-Extruder Controller v2.2" style:family="table-cell" style:parent-style-name="Default" style:data-style-name="N7,3cel-Extruder Controller v2.2"/>
    <number:number-style style:name="N8,3cel-Extruder Controller v2.2" style:volatile="true">
      <number:number number:min-integer-digits="1" number:decimal-places="0"/>
    </number:number-style>
    <style:style style:name="8,3cel-Extruder Controller v2.2" style:family="table-cell" style:parent-style-name="Default" style:data-style-name="N8,3cel-Extruder Controller v2.2"/>
    <number:number-style style:name="N9,3cel-Extruder Controller v2.2" style:volatile="true">
      <number:number number:min-integer-digits="1" number:decimal-places="0"/>
    </number:number-style>
    <style:style style:name="9,3cel-Extruder Controller v2.2" style:family="table-cell" style:parent-style-name="Default" style:data-style-name="N9,3cel-Extruder Controller v2.2"/>
    <number:number-style style:name="N10,3cel-Extruder Controller v2.2" style:volatile="true">
      <number:number number:min-integer-digits="1" number:decimal-places="0"/>
    </number:number-style>
    <style:style style:name="10,3cel-Extruder Controller v2.2" style:family="table-cell" style:parent-style-name="Default" style:data-style-name="N10,3cel-Extruder Controller v2.2"/>
    <number:number-style style:name="N11,3cel-Extruder Controller v2.2" style:volatile="true">
      <number:number number:min-integer-digits="1" number:decimal-places="0"/>
    </number:number-style>
    <style:style style:name="11,3cel-Extruder Controller v2.2" style:family="table-cell" style:parent-style-name="Default" style:data-style-name="N11,3cel-Extruder Controller v2.2"/>
    <number:number-style style:name="N12,3cel-Extruder Controller v2.2" style:volatile="true">
      <number:number number:min-integer-digits="1" number:decimal-places="0"/>
    </number:number-style>
    <style:style style:name="12,3cel-Extruder Controller v2.2" style:family="table-cell" style:parent-style-name="Default" style:data-style-name="N12,3cel-Extruder Controller v2.2"/>
    <number:number-style style:name="N13,3cel-Extruder Controller v2.2" style:volatile="true">
      <number:number number:min-integer-digits="1" number:decimal-places="0"/>
    </number:number-style>
    <style:style style:name="13,3cel-Extruder Controller v2.2" style:family="table-cell" style:parent-style-name="Default" style:data-style-name="N13,3cel-Extruder Controller v2.2"/>
    <number:number-style style:name="N14,3cel-Extruder Controller v2.2" style:volatile="true">
      <number:number number:min-integer-digits="1" number:decimal-places="0"/>
    </number:number-style>
    <style:style style:name="14,3cel-Extruder Controller v2.2" style:family="table-cell" style:parent-style-name="Default" style:data-style-name="N14,3cel-Extruder Controller v2.2"/>
    <number:number-style style:name="N15,3cel-Extruder Controller v2.2" style:volatile="true">
      <number:number number:min-integer-digits="1" number:decimal-places="0"/>
    </number:number-style>
    <style:style style:name="15,3cel-Extruder Controller v2.2" style:family="table-cell" style:parent-style-name="Default" style:data-style-name="N15,3cel-Extruder Controller v2.2"/>
    <number:number-style style:name="N16,3cel-Extruder Controller v2.2" style:volatile="true">
      <number:number number:min-integer-digits="1" number:decimal-places="0"/>
    </number:number-style>
    <style:style style:name="16,3cel-Extruder Controller v2.2" style:family="table-cell" style:parent-style-name="Default" style:data-style-name="N16,3cel-Extruder Controller v2.2"/>
    <number:number-style style:name="N17,3cel-Extruder Controller v2.2" style:volatile="true">
      <number:number number:min-integer-digits="1" number:decimal-places="0"/>
    </number:number-style>
    <style:style style:name="17,3cel-Extruder Controller v2.2" style:family="table-cell" style:parent-style-name="Default" style:data-style-name="N17,3cel-Extruder Controller v2.2"/>
    <number:number-style style:name="N18,3cel-Extruder Controller v2.2" style:volatile="true">
      <number:number number:min-integer-digits="1" number:decimal-places="0"/>
    </number:number-style>
    <style:style style:name="18,3cel-Extruder Controller v2.2" style:family="table-cell" style:parent-style-name="Default" style:data-style-name="N18,3cel-Extruder Controller v2.2"/>
    <number:number-style style:name="N19,3cel-Extruder Controller v2.2" style:volatile="true">
      <number:number number:min-integer-digits="1" number:decimal-places="0"/>
    </number:number-style>
    <style:style style:name="19,3cel-Extruder Controller v2.2" style:family="table-cell" style:parent-style-name="Default" style:data-style-name="N19,3cel-Extruder Controller v2.2"/>
    <number:number-style style:name="N20,3cel-Extruder Controller v2.2" style:volatile="true">
      <number:number number:min-integer-digits="1" number:decimal-places="0"/>
    </number:number-style>
    <style:style style:name="20,3cel-Extruder Controller v2.2" style:family="table-cell" style:parent-style-name="Default" style:data-style-name="N20,3cel-Extruder Controller v2.2"/>
    <number:number-style style:name="N21,3cel-Extruder Controller v2.2" style:volatile="true">
      <number:number number:min-integer-digits="1" number:decimal-places="0"/>
    </number:number-style>
    <style:style style:name="21,3cel-Extruder Controller v2.2" style:family="table-cell" style:parent-style-name="Default" style:data-style-name="N21,3cel-Extruder Controller v2.2"/>
    <number:number-style style:name="N22,3cel-Extruder Controller v2.2" style:volatile="true">
      <number:number number:min-integer-digits="1" number:decimal-places="0"/>
    </number:number-style>
    <style:style style:name="22,3cel-Extruder Controller v2.2" style:family="table-cell" style:parent-style-name="Default" style:data-style-name="N22,3cel-Extruder Controller v2.2"/>
    <number:number-style style:name="N23,3cel-Extruder Controller v2.2" style:volatile="true">
      <number:number number:min-integer-digits="1" number:decimal-places="0"/>
    </number:number-style>
    <style:style style:name="23,3cel-Extruder Controller v2.2" style:family="table-cell" style:parent-style-name="Default" style:data-style-name="N23,3cel-Extruder Controller v2.2"/>
    <number:number-style style:name="N24,3cel-Extruder Controller v2.2" style:volatile="true">
      <number:number number:min-integer-digits="1" number:decimal-places="0"/>
    </number:number-style>
    <style:style style:name="24,3cel-Extruder Controller v2.2" style:family="table-cell" style:parent-style-name="Default" style:data-style-name="N24,3cel-Extruder Controller v2.2"/>
    <number:number-style style:name="N25,3cel-Extruder Controller v2.2" style:volatile="true">
      <number:number number:min-integer-digits="1" number:decimal-places="0"/>
    </number:number-style>
    <style:style style:name="25,3cel-Extruder Controller v2.2" style:family="table-cell" style:parent-style-name="Default" style:data-style-name="N25,3cel-Extruder Controller v2.2"/>
    <number:number-style style:name="N26,3cel-Extruder Controller v2.2" style:volatile="true">
      <number:number number:min-integer-digits="1" number:decimal-places="0"/>
    </number:number-style>
    <style:style style:name="26,3cel-Extruder Controller v2.2" style:family="table-cell" style:parent-style-name="Default" style:data-style-name="N26,3cel-Extruder Controller v2.2"/>
    <number:number-style style:name="N27,3cel-Extruder Controller v2.2" style:volatile="true">
      <number:number number:min-integer-digits="1" number:decimal-places="0"/>
    </number:number-style>
    <style:style style:name="27,3cel-Extruder Controller v2.2" style:family="table-cell" style:parent-style-name="Default" style:data-style-name="N27,3cel-Extruder Controller v2.2"/>
    <style:style style:name="_col-GM3 Noise Suppressor v1.0" style:family="table-column">
      <style:table-column-properties fo:break-before="auto" style:column-width="1.25in"/>
    </style:style>
    <style:style style:name="_row-GM3 Noise Suppressor v1.0" style:family="table-row">
      <style:table-row-properties style:row-height="0.17708333333333331in" fo:break-before="auto"/>
    </style:style>
    <number:number-style style:name="N3,3cel-GM3 Noise Suppressor v1.0" style:volatile="true">
      <number:number number:min-integer-digits="1" number:decimal-places="0"/>
    </number:number-style>
    <style:style style:name="3,3cel-GM3 Noise Suppressor v1.0" style:family="table-cell" style:parent-style-name="Default" style:data-style-name="N3,3cel-GM3 Noise Suppressor v1.0"/>
    <number:number-style style:name="N4,3cel-GM3 Noise Suppressor v1.0" style:volatile="true">
      <number:number number:min-integer-digits="1" number:decimal-places="0"/>
    </number:number-style>
    <style:style style:name="4,3cel-GM3 Noise Suppressor v1.0" style:family="table-cell" style:parent-style-name="Default" style:data-style-name="N4,3cel-GM3 Noise Suppressor v1.0"/>
    <number:number-style style:name="N5,3cel-GM3 Noise Suppressor v1.0" style:volatile="true">
      <number:number number:min-integer-digits="1" number:decimal-places="0"/>
    </number:number-style>
    <style:style style:name="5,3cel-GM3 Noise Suppressor v1.0" style:family="table-cell" style:parent-style-name="Default" style:data-style-name="N5,3cel-GM3 Noise Suppressor v1.0"/>
    <number:number-style style:name="N6,3cel-GM3 Noise Suppressor v1.0" style:volatile="true">
      <number:number number:min-integer-digits="1" number:decimal-places="0"/>
    </number:number-style>
    <style:style style:name="6,3cel-GM3 Noise Suppressor v1.0" style:family="table-cell" style:parent-style-name="Default" style:data-style-name="N6,3cel-GM3 Noise Suppressor v1.0"/>
    <number:number-style style:name="N7,3cel-GM3 Noise Suppressor v1.0" style:volatile="true">
      <number:number number:min-integer-digits="1" number:decimal-places="0"/>
    </number:number-style>
    <style:style style:name="7,3cel-GM3 Noise Suppressor v1.0" style:family="table-cell" style:parent-style-name="Default" style:data-style-name="N7,3cel-GM3 Noise Suppressor v1.0"/>
    <number:number-style style:name="N8,3cel-GM3 Noise Suppressor v1.0" style:volatile="true">
      <number:number number:min-integer-digits="1" number:decimal-places="0"/>
    </number:number-style>
    <style:style style:name="8,3cel-GM3 Noise Suppressor v1.0" style:family="table-cell" style:parent-style-name="Default" style:data-style-name="N8,3cel-GM3 Noise Suppressor v1.0"/>
    <style:style style:name="_col-RepRap Motherboard v1.1" style:family="table-column">
      <style:table-column-properties fo:break-before="auto" style:column-width="1.25in"/>
    </style:style>
    <style:style style:name="_row-RepRap Motherboard v1.1" style:family="table-row">
      <style:table-row-properties style:row-height="0.17708333333333331in" fo:break-before="auto"/>
    </style:style>
    <style:style style:name="1col-RepRap Motherboard v1.1" style:family="table-column">
      <style:table-column-properties fo:break-before="auto" style:column-width="1.7291666666666665in"/>
    </style:style>
    <style:style style:name="2col-RepRap Motherboard v1.1" style:family="table-column">
      <style:table-column-properties fo:break-before="auto" style:column-width="3.0729166666666665in"/>
    </style:style>
    <number:number-style style:name="N3,3cel-RepRap Motherboard v1.1" style:volatile="true">
      <number:number number:min-integer-digits="1" number:decimal-places="0"/>
    </number:number-style>
    <style:style style:name="3,3cel-RepRap Motherboard v1.1" style:family="table-cell" style:parent-style-name="Default" style:data-style-name="N3,3cel-RepRap Motherboard v1.1"/>
    <number:number-style style:name="N4,3cel-RepRap Motherboard v1.1" style:volatile="true">
      <number:number number:min-integer-digits="1" number:decimal-places="0"/>
    </number:number-style>
    <style:style style:name="4,3cel-RepRap Motherboard v1.1" style:family="table-cell" style:parent-style-name="Default" style:data-style-name="N4,3cel-RepRap Motherboard v1.1"/>
    <number:number-style style:name="N5,3cel-RepRap Motherboard v1.1" style:volatile="true">
      <number:number number:min-integer-digits="1" number:decimal-places="0"/>
    </number:number-style>
    <style:style style:name="5,3cel-RepRap Motherboard v1.1" style:family="table-cell" style:parent-style-name="Default" style:data-style-name="N5,3cel-RepRap Motherboard v1.1"/>
    <number:number-style style:name="N6,3cel-RepRap Motherboard v1.1" style:volatile="true">
      <number:number number:min-integer-digits="1" number:decimal-places="0"/>
    </number:number-style>
    <style:style style:name="6,3cel-RepRap Motherboard v1.1" style:family="table-cell" style:parent-style-name="Default" style:data-style-name="N6,3cel-RepRap Motherboard v1.1"/>
    <number:number-style style:name="N7,3cel-RepRap Motherboard v1.1" style:volatile="true">
      <number:number number:min-integer-digits="1" number:decimal-places="0"/>
    </number:number-style>
    <style:style style:name="7,3cel-RepRap Motherboard v1.1" style:family="table-cell" style:parent-style-name="Default" style:data-style-name="N7,3cel-RepRap Motherboard v1.1"/>
    <number:number-style style:name="N8,3cel-RepRap Motherboard v1.1" style:volatile="true">
      <number:number number:min-integer-digits="1" number:decimal-places="0"/>
    </number:number-style>
    <style:style style:name="8,3cel-RepRap Motherboard v1.1" style:family="table-cell" style:parent-style-name="Default" style:data-style-name="N8,3cel-RepRap Motherboard v1.1"/>
    <number:number-style style:name="N9,3cel-RepRap Motherboard v1.1" style:volatile="true">
      <number:number number:min-integer-digits="1" number:decimal-places="0"/>
    </number:number-style>
    <style:style style:name="9,3cel-RepRap Motherboard v1.1" style:family="table-cell" style:parent-style-name="Default" style:data-style-name="N9,3cel-RepRap Motherboard v1.1"/>
    <number:number-style style:name="N10,3cel-RepRap Motherboard v1.1" style:volatile="true">
      <number:number number:min-integer-digits="1" number:decimal-places="0"/>
    </number:number-style>
    <style:style style:name="10,3cel-RepRap Motherboard v1.1" style:family="table-cell" style:parent-style-name="Default" style:data-style-name="N10,3cel-RepRap Motherboard v1.1"/>
    <number:number-style style:name="N11,3cel-RepRap Motherboard v1.1" style:volatile="true">
      <number:number number:min-integer-digits="1" number:decimal-places="0"/>
    </number:number-style>
    <style:style style:name="11,3cel-RepRap Motherboard v1.1" style:family="table-cell" style:parent-style-name="Default" style:data-style-name="N11,3cel-RepRap Motherboard v1.1"/>
    <number:number-style style:name="N12,3cel-RepRap Motherboard v1.1" style:volatile="true">
      <number:number number:min-integer-digits="1" number:decimal-places="0"/>
    </number:number-style>
    <style:style style:name="12,3cel-RepRap Motherboard v1.1" style:family="table-cell" style:parent-style-name="Default" style:data-style-name="N12,3cel-RepRap Motherboard v1.1"/>
    <number:number-style style:name="N13,3cel-RepRap Motherboard v1.1" style:volatile="true">
      <number:number number:min-integer-digits="1" number:decimal-places="0"/>
    </number:number-style>
    <style:style style:name="13,3cel-RepRap Motherboard v1.1" style:family="table-cell" style:parent-style-name="Default" style:data-style-name="N13,3cel-RepRap Motherboard v1.1"/>
    <number:number-style style:name="N14,3cel-RepRap Motherboard v1.1" style:volatile="true">
      <number:number number:min-integer-digits="1" number:decimal-places="0"/>
    </number:number-style>
    <style:style style:name="14,3cel-RepRap Motherboard v1.1" style:family="table-cell" style:parent-style-name="Default" style:data-style-name="N14,3cel-RepRap Motherboard v1.1"/>
    <number:number-style style:name="N15,3cel-RepRap Motherboard v1.1" style:volatile="true">
      <number:number number:min-integer-digits="1" number:decimal-places="0"/>
    </number:number-style>
    <style:style style:name="15,3cel-RepRap Motherboard v1.1" style:family="table-cell" style:parent-style-name="Default" style:data-style-name="N15,3cel-RepRap Motherboard v1.1"/>
    <number:number-style style:name="N16,3cel-RepRap Motherboard v1.1" style:volatile="true">
      <number:number number:min-integer-digits="1" number:decimal-places="0"/>
    </number:number-style>
    <style:style style:name="16,3cel-RepRap Motherboard v1.1" style:family="table-cell" style:parent-style-name="Default" style:data-style-name="N16,3cel-RepRap Motherboard v1.1"/>
    <number:number-style style:name="N17,3cel-RepRap Motherboard v1.1" style:volatile="true">
      <number:number number:min-integer-digits="1" number:decimal-places="0"/>
    </number:number-style>
    <style:style style:name="17,3cel-RepRap Motherboard v1.1" style:family="table-cell" style:parent-style-name="Default" style:data-style-name="N17,3cel-RepRap Motherboard v1.1"/>
    <number:number-style style:name="N18,3cel-RepRap Motherboard v1.1" style:volatile="true">
      <number:number number:min-integer-digits="1" number:decimal-places="0"/>
    </number:number-style>
    <style:style style:name="18,3cel-RepRap Motherboard v1.1" style:family="table-cell" style:parent-style-name="Default" style:data-style-name="N18,3cel-RepRap Motherboard v1.1"/>
    <number:number-style style:name="N19,3cel-RepRap Motherboard v1.1" style:volatile="true">
      <number:number number:min-integer-digits="1" number:decimal-places="0"/>
    </number:number-style>
    <style:style style:name="19,3cel-RepRap Motherboard v1.1" style:family="table-cell" style:parent-style-name="Default" style:data-style-name="N19,3cel-RepRap Motherboard v1.1"/>
    <number:number-style style:name="N20,3cel-RepRap Motherboard v1.1" style:volatile="true">
      <number:number number:min-integer-digits="1" number:decimal-places="0"/>
    </number:number-style>
    <style:style style:name="20,3cel-RepRap Motherboard v1.1" style:family="table-cell" style:parent-style-name="Default" style:data-style-name="N20,3cel-RepRap Motherboard v1.1"/>
    <number:number-style style:name="N21,3cel-RepRap Motherboard v1.1" style:volatile="true">
      <number:number number:min-integer-digits="1" number:decimal-places="0"/>
    </number:number-style>
    <style:style style:name="21,3cel-RepRap Motherboard v1.1" style:family="table-cell" style:parent-style-name="Default" style:data-style-name="N21,3cel-RepRap Motherboard v1.1"/>
    <number:number-style style:name="N22,3cel-RepRap Motherboard v1.1" style:volatile="true">
      <number:number number:min-integer-digits="1" number:decimal-places="0"/>
    </number:number-style>
    <style:style style:name="22,3cel-RepRap Motherboard v1.1" style:family="table-cell" style:parent-style-name="Default" style:data-style-name="N22,3cel-RepRap Motherboard v1.1"/>
    <number:number-style style:name="N23,3cel-RepRap Motherboard v1.1" style:volatile="true">
      <number:number number:min-integer-digits="1" number:decimal-places="0"/>
    </number:number-style>
    <style:style style:name="23,3cel-RepRap Motherboard v1.1" style:family="table-cell" style:parent-style-name="Default" style:data-style-name="N23,3cel-RepRap Motherboard v1.1"/>
    <number:number-style style:name="N24,3cel-RepRap Motherboard v1.1" style:volatile="true">
      <number:number number:min-integer-digits="1" number:decimal-places="0"/>
    </number:number-style>
    <style:style style:name="24,3cel-RepRap Motherboard v1.1" style:family="table-cell" style:parent-style-name="Default" style:data-style-name="N24,3cel-RepRap Motherboard v1.1"/>
    <number:number-style style:name="N25,3cel-RepRap Motherboard v1.1" style:volatile="true">
      <number:number number:min-integer-digits="1" number:decimal-places="0"/>
    </number:number-style>
    <style:style style:name="25,3cel-RepRap Motherboard v1.1" style:family="table-cell" style:parent-style-name="Default" style:data-style-name="N25,3cel-RepRap Motherboard v1.1"/>
    <number:number-style style:name="N26,3cel-RepRap Motherboard v1.1" style:volatile="true">
      <number:number number:min-integer-digits="1" number:decimal-places="0"/>
    </number:number-style>
    <style:style style:name="26,3cel-RepRap Motherboard v1.1" style:family="table-cell" style:parent-style-name="Default" style:data-style-name="N26,3cel-RepRap Motherboard v1.1"/>
    <number:number-style style:name="N27,3cel-RepRap Motherboard v1.1" style:volatile="true">
      <number:number number:min-integer-digits="1" number:decimal-places="0"/>
    </number:number-style>
    <style:style style:name="27,3cel-RepRap Motherboard v1.1" style:family="table-cell" style:parent-style-name="Default" style:data-style-name="N27,3cel-RepRap Motherboard v1.1"/>
    <number:number-style style:name="N28,3cel-RepRap Motherboard v1.1" style:volatile="true">
      <number:number number:min-integer-digits="1" number:decimal-places="0"/>
    </number:number-style>
    <style:style style:name="28,3cel-RepRap Motherboard v1.1" style:family="table-cell" style:parent-style-name="Default" style:data-style-name="N28,3cel-RepRap Motherboard v1.1"/>
    <style:style style:name="_col-RepRap Motherboard v1.2" style:family="table-column">
      <style:table-column-properties fo:break-before="auto" style:column-width="1.25in"/>
    </style:style>
    <style:style style:name="_row-RepRap Motherboard v1.2" style:family="table-row">
      <style:table-row-properties style:row-height="0.17708333333333331in" fo:break-before="auto"/>
    </style:style>
    <number:number-style style:name="N3,3cel-RepRap Motherboard v1.2" style:volatile="true">
      <number:number number:min-integer-digits="1" number:decimal-places="0"/>
    </number:number-style>
    <style:style style:name="3,3cel-RepRap Motherboard v1.2" style:family="table-cell" style:parent-style-name="Default" style:data-style-name="N3,3cel-RepRap Motherboard v1.2"/>
    <number:number-style style:name="N4,3cel-RepRap Motherboard v1.2" style:volatile="true">
      <number:number number:min-integer-digits="1" number:decimal-places="0"/>
    </number:number-style>
    <style:style style:name="4,3cel-RepRap Motherboard v1.2" style:family="table-cell" style:parent-style-name="Default" style:data-style-name="N4,3cel-RepRap Motherboard v1.2"/>
    <number:number-style style:name="N5,3cel-RepRap Motherboard v1.2" style:volatile="true">
      <number:number number:min-integer-digits="1" number:decimal-places="0"/>
    </number:number-style>
    <style:style style:name="5,3cel-RepRap Motherboard v1.2" style:family="table-cell" style:parent-style-name="Default" style:data-style-name="N5,3cel-RepRap Motherboard v1.2"/>
    <number:number-style style:name="N6,3cel-RepRap Motherboard v1.2" style:volatile="true">
      <number:number number:min-integer-digits="1" number:decimal-places="0"/>
    </number:number-style>
    <style:style style:name="6,3cel-RepRap Motherboard v1.2" style:family="table-cell" style:parent-style-name="Default" style:data-style-name="N6,3cel-RepRap Motherboard v1.2"/>
    <number:number-style style:name="N7,3cel-RepRap Motherboard v1.2" style:volatile="true">
      <number:number number:min-integer-digits="1" number:decimal-places="0"/>
    </number:number-style>
    <style:style style:name="7,3cel-RepRap Motherboard v1.2" style:family="table-cell" style:parent-style-name="Default" style:data-style-name="N7,3cel-RepRap Motherboard v1.2"/>
    <number:number-style style:name="N8,3cel-RepRap Motherboard v1.2" style:volatile="true">
      <number:number number:min-integer-digits="1" number:decimal-places="0"/>
    </number:number-style>
    <style:style style:name="8,3cel-RepRap Motherboard v1.2" style:family="table-cell" style:parent-style-name="Default" style:data-style-name="N8,3cel-RepRap Motherboard v1.2"/>
    <number:number-style style:name="N9,3cel-RepRap Motherboard v1.2" style:volatile="true">
      <number:number number:min-integer-digits="1" number:decimal-places="0"/>
    </number:number-style>
    <style:style style:name="9,3cel-RepRap Motherboard v1.2" style:family="table-cell" style:parent-style-name="Default" style:data-style-name="N9,3cel-RepRap Motherboard v1.2"/>
    <number:number-style style:name="N10,3cel-RepRap Motherboard v1.2" style:volatile="true">
      <number:number number:min-integer-digits="1" number:decimal-places="0"/>
    </number:number-style>
    <style:style style:name="10,3cel-RepRap Motherboard v1.2" style:family="table-cell" style:parent-style-name="Default" style:data-style-name="N10,3cel-RepRap Motherboard v1.2"/>
    <number:number-style style:name="N11,3cel-RepRap Motherboard v1.2" style:volatile="true">
      <number:number number:min-integer-digits="1" number:decimal-places="0"/>
    </number:number-style>
    <style:style style:name="11,3cel-RepRap Motherboard v1.2" style:family="table-cell" style:parent-style-name="Default" style:data-style-name="N11,3cel-RepRap Motherboard v1.2"/>
    <number:number-style style:name="N12,3cel-RepRap Motherboard v1.2" style:volatile="true">
      <number:number number:min-integer-digits="1" number:decimal-places="0"/>
    </number:number-style>
    <style:style style:name="12,3cel-RepRap Motherboard v1.2" style:family="table-cell" style:parent-style-name="Default" style:data-style-name="N12,3cel-RepRap Motherboard v1.2"/>
    <number:number-style style:name="N13,3cel-RepRap Motherboard v1.2" style:volatile="true">
      <number:number number:min-integer-digits="1" number:decimal-places="0"/>
    </number:number-style>
    <style:style style:name="13,3cel-RepRap Motherboard v1.2" style:family="table-cell" style:parent-style-name="Default" style:data-style-name="N13,3cel-RepRap Motherboard v1.2"/>
    <number:number-style style:name="N14,3cel-RepRap Motherboard v1.2" style:volatile="true">
      <number:number number:min-integer-digits="1" number:decimal-places="0"/>
    </number:number-style>
    <style:style style:name="14,3cel-RepRap Motherboard v1.2" style:family="table-cell" style:parent-style-name="Default" style:data-style-name="N14,3cel-RepRap Motherboard v1.2"/>
    <number:number-style style:name="N15,3cel-RepRap Motherboard v1.2" style:volatile="true">
      <number:number number:min-integer-digits="1" number:decimal-places="0"/>
    </number:number-style>
    <style:style style:name="15,3cel-RepRap Motherboard v1.2" style:family="table-cell" style:parent-style-name="Default" style:data-style-name="N15,3cel-RepRap Motherboard v1.2"/>
    <number:number-style style:name="N16,3cel-RepRap Motherboard v1.2" style:volatile="true">
      <number:number number:min-integer-digits="1" number:decimal-places="0"/>
    </number:number-style>
    <style:style style:name="16,3cel-RepRap Motherboard v1.2" style:family="table-cell" style:parent-style-name="Default" style:data-style-name="N16,3cel-RepRap Motherboard v1.2"/>
    <number:number-style style:name="N17,3cel-RepRap Motherboard v1.2" style:volatile="true">
      <number:number number:min-integer-digits="1" number:decimal-places="0"/>
    </number:number-style>
    <style:style style:name="17,3cel-RepRap Motherboard v1.2" style:family="table-cell" style:parent-style-name="Default" style:data-style-name="N17,3cel-RepRap Motherboard v1.2"/>
    <number:number-style style:name="N18,3cel-RepRap Motherboard v1.2" style:volatile="true">
      <number:number number:min-integer-digits="1" number:decimal-places="0"/>
    </number:number-style>
    <style:style style:name="18,3cel-RepRap Motherboard v1.2" style:family="table-cell" style:parent-style-name="Default" style:data-style-name="N18,3cel-RepRap Motherboard v1.2"/>
    <number:number-style style:name="N19,3cel-RepRap Motherboard v1.2" style:volatile="true">
      <number:number number:min-integer-digits="1" number:decimal-places="0"/>
    </number:number-style>
    <style:style style:name="19,3cel-RepRap Motherboard v1.2" style:family="table-cell" style:parent-style-name="Default" style:data-style-name="N19,3cel-RepRap Motherboard v1.2"/>
    <number:number-style style:name="N20,3cel-RepRap Motherboard v1.2" style:volatile="true">
      <number:number number:min-integer-digits="1" number:decimal-places="0"/>
    </number:number-style>
    <style:style style:name="20,3cel-RepRap Motherboard v1.2" style:family="table-cell" style:parent-style-name="Default" style:data-style-name="N20,3cel-RepRap Motherboard v1.2"/>
    <number:number-style style:name="N21,3cel-RepRap Motherboard v1.2" style:volatile="true">
      <number:number number:min-integer-digits="1" number:decimal-places="0"/>
    </number:number-style>
    <style:style style:name="21,3cel-RepRap Motherboard v1.2" style:family="table-cell" style:parent-style-name="Default" style:data-style-name="N21,3cel-RepRap Motherboard v1.2"/>
    <number:number-style style:name="N22,3cel-RepRap Motherboard v1.2" style:volatile="true">
      <number:number number:min-integer-digits="1" number:decimal-places="0"/>
    </number:number-style>
    <style:style style:name="22,3cel-RepRap Motherboard v1.2" style:family="table-cell" style:parent-style-name="Default" style:data-style-name="N22,3cel-RepRap Motherboard v1.2"/>
    <number:number-style style:name="N23,3cel-RepRap Motherboard v1.2" style:volatile="true">
      <number:number number:min-integer-digits="1" number:decimal-places="0"/>
    </number:number-style>
    <style:style style:name="23,3cel-RepRap Motherboard v1.2" style:family="table-cell" style:parent-style-name="Default" style:data-style-name="N23,3cel-RepRap Motherboard v1.2"/>
    <number:number-style style:name="N24,3cel-RepRap Motherboard v1.2" style:volatile="true">
      <number:number number:min-integer-digits="1" number:decimal-places="0"/>
    </number:number-style>
    <style:style style:name="24,3cel-RepRap Motherboard v1.2" style:family="table-cell" style:parent-style-name="Default" style:data-style-name="N24,3cel-RepRap Motherboard v1.2"/>
    <number:number-style style:name="N25,3cel-RepRap Motherboard v1.2" style:volatile="true">
      <number:number number:min-integer-digits="1" number:decimal-places="0"/>
    </number:number-style>
    <style:style style:name="25,3cel-RepRap Motherboard v1.2" style:family="table-cell" style:parent-style-name="Default" style:data-style-name="N25,3cel-RepRap Motherboard v1.2"/>
    <number:number-style style:name="N26,3cel-RepRap Motherboard v1.2" style:volatile="true">
      <number:number number:min-integer-digits="1" number:decimal-places="0"/>
    </number:number-style>
    <style:style style:name="26,3cel-RepRap Motherboard v1.2" style:family="table-cell" style:parent-style-name="Default" style:data-style-name="N26,3cel-RepRap Motherboard v1.2"/>
    <number:number-style style:name="N27,3cel-RepRap Motherboard v1.2" style:volatile="true">
      <number:number number:min-integer-digits="1" number:decimal-places="0"/>
    </number:number-style>
    <style:style style:name="27,3cel-RepRap Motherboard v1.2" style:family="table-cell" style:parent-style-name="Default" style:data-style-name="N27,3cel-RepRap Motherboard v1.2"/>
    <number:number-style style:name="N28,3cel-RepRap Motherboard v1.2" style:volatile="true">
      <number:number number:min-integer-digits="1" number:decimal-places="0"/>
    </number:number-style>
    <style:style style:name="28,3cel-RepRap Motherboard v1.2" style:family="table-cell" style:parent-style-name="Default" style:data-style-name="N28,3cel-RepRap Motherboard v1.2"/>
  </office:automatic-styles>
  <office:body>
    <office:spreadsheet>
      <table:table table:name="Legend">
        <table:table-column table:style-name="1col-Legend" table:default-cell-style-name="Default"/>
        <table:table-column table:style-name="2col-Legend" table:default-cell-style-name="Default"/>
        <table:table-column table:style-name="3col-Legend" table:default-cell-style-name="Default"/>
        <table:table-column table:style-name="4col-Legend" table:number-columns-repeated="2" table:default-cell-style-name="Default"/>
        <table:table-column table:style-name="_col-Legend" table:number-columns-repeated="12" table:default-cell-style-name="Default"/>
        <table:table-row table:style-name="_row-Legend">
          <table:table-cell table:style-name="1,1cel-Legend" office:value-type="string">
            <text:p>Legend</text:p>
          </table:table-cell>
          <table:table-cell table:style-name="1,1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table:style-name="2,1cel-Legend" office:value-type="string">
            <text:p>Module</text:p>
          </table:table-cell>
          <table:table-cell table:style-name="2,1cel-Legend" office:value-type="string">
            <text:p>BOM Id</text:p>
          </table:table-cell>
          <table:table-cell table:style-name="2,1cel-Legend" office:value-type="string">
            <text:p>Status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table:style-name="2,4cel-Legend"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GM3 Noise Suppressor v1.0</text:p>
          </table:table-cell>
          <table:table-cell table:style-name="4,2cel-Legend" office:value-type="float" office:value="51">
            <text:p>51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Opto Endstop v2.1</text:p>
          </table:table-cell>
          <table:table-cell table:style-name="5,2cel-Legend" office:value-type="float" office:value="42">
            <text:p>42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Arduino Breakout v1.4</text:p>
          </table:table-cell>
          <table:table-cell table:style-name="6,2cel-Legend" office:value-type="float" office:value="53">
            <text:p>53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1.2</text:p>
          </table:table-cell>
          <table:table-cell table:style-name="7,2cel-Legend" office:value-type="float" office:value="52">
            <text:p>52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2.3</text:p>
          </table:table-cell>
          <table:table-cell table:style-name="8,2cel-Legend" office:value-type="float" office:value="59">
            <text:p>59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Extruder Controller v2.2</text:p>
          </table:table-cell>
          <table:table-cell table:style-name="9,2cel-Legend" office:value-type="float" office:value="63">
            <text:p>63</text:p>
          </table:table-cell>
          <table:table-cell office:value-type="string">
            <text:p>produ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table:style-name="2,4cel-Legend" office:value-type="string">
            <text:p>Beta / Experimen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Opto Endstop v2.2</text:p>
          </table:table-cell>
          <table:table-cell table:style-name="12,2cel-Legend" office:value-type="float" office:value="57">
            <text:p>57</text:p>
          </table:table-cell>
          <table:table-cell office:value-type="string">
            <text:p>be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RepRap Motherboard v1.2</text:p>
          </table:table-cell>
          <table:table-cell table:style-name="13,2cel-Legend" office:value-type="float" office:value="62">
            <text:p>62</text:p>
          </table:table-cell>
          <table:table-cell office:value-type="string">
            <text:p>be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2.4</text:p>
          </table:table-cell>
          <table:table-cell table:style-name="14,2cel-Legend" office:value-type="float" office:value="64">
            <text:p>64</text:p>
          </table:table-cell>
          <table:table-cell office:value-type="string">
            <text:p>be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table:style-name="2,4cel-Legend" office:value-type="string">
            <text:p>Replaced / Obsole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RepRap Motherboard v1.1</text:p>
          </table:table-cell>
          <table:table-cell table:style-name="17,2cel-Legend" office:value-type="float" office:value="58">
            <text:p>58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Extruder Controller v2.1</text:p>
          </table:table-cell>
          <table:table-cell table:style-name="18,2cel-Legend" office:value-type="float" office:value="60">
            <text:p>60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Temperature Sensor v2.0</text:p>
          </table:table-cell>
          <table:table-cell table:style-name="19,2cel-Legend" office:value-type="float" office:value="44">
            <text:p>44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2.0</text:p>
          </table:table-cell>
          <table:table-cell table:style-name="20,2cel-Legend" office:value-type="float" office:value="48">
            <text:p>48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2.1</text:p>
          </table:table-cell>
          <table:table-cell table:style-name="21,2cel-Legend" office:value-type="float" office:value="50">
            <text:p>50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Stepper Motor Driver v2.2</text:p>
          </table:table-cell>
          <table:table-cell table:style-name="22,2cel-Legend" office:value-type="float" office:value="55">
            <text:p>55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 office:value-type="string">
            <text:p>Extruder Controller v2.0</text:p>
          </table:table-cell>
          <table:table-cell table:style-name="23,2cel-Legend" office:value-type="float" office:value="56">
            <text:p>56</text:p>
          </table:table-cell>
          <table:table-cell office:value-type="string">
            <text:p>obsole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egen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eration 3 Electronics">
        <table:table-column table:style-name="4col-Legend" table:default-cell-style-name="Default"/>
        <table:table-column table:style-name="_col-Generation 3 Electronics" table:number-columns-repeated="19" table:default-cell-style-name="Default"/>
        <table:table-row table:style-name="_row-Generation 3 Electronics">
          <table:table-cell table:style-name="2,4cel-Legend" office:value-type="string">
            <text:p>Name</text:p>
          </table:table-cell>
          <table:table-cell table:style-name="2,4cel-Legend" office:value-type="string">
            <text:p>Quant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 office:value-type="string">
            <text:p>RepRap Motherboard v1.1</text:p>
          </table:table-cell>
          <table:table-cell table:style-name="2,2cel-Generation 3 Electronics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 office:value-type="string">
            <text:p>Stepper Motor Driver v2.3</text:p>
          </table:table-cell>
          <table:table-cell table:style-name="3,2cel-Generation 3 Electronics"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 office:value-type="string">
            <text:p>Opto Endstop v2.1</text:p>
          </table:table-cell>
          <table:table-cell table:style-name="4,2cel-Generation 3 Electronics"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 office:value-type="string">
            <text:p>Extruder Controller v2.2</text:p>
          </table:table-cell>
          <table:table-cell table:style-name="5,2cel-Generation 3 Electronics"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eneration 3 Electronic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duino Breakout v1.4">
        <table:table-column table:style-name="_col-Arduino Breakout v1.4" table:default-cell-style-name="Default"/>
        <table:table-column table:style-name="2col-Arduino Breakout v1.4" table:default-cell-style-name="Default"/>
        <table:table-column table:style-name="3col-Arduino Breakout v1.4" table:default-cell-style-name="Default"/>
        <table:table-column table:style-name="_col-Arduino Breakout v1.4" table:number-columns-repeated="17" table:default-cell-style-name="Default"/>
        <table:table-row table:style-name="_row-Arduino Breakout v1.4">
          <table:table-cell table:style-name="1,1cel-Arduino Breakout v1.4" table:number-columns-spanned="4" office:value-type="string">
            <text:p>Arduino Breakout v1.4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table:style-name="2,4cel-Legend" office:value-type="string">
            <text:p>Part</text:p>
          </table:table-cell>
          <table:table-cell table:style-name="2,4cel-Legend" office:value-type="string">
            <text:p>Name</text:p>
          </table:table-cell>
          <table:table-cell table:style-name="2,4cel-Legend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PCB</text:p>
          </table:table-cell>
          <table:table-cell office:value-type="string">
            <text:p>Arduino Breakout v1.4 PCB</text:p>
          </table:table-cell>
          <table:table-cell table:style-name="3,3cel-Arduino Breakout v1.4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X1,X2,X5</text:p>
          </table:table-cell>
          <table:table-cell office:value-type="string">
            <text:p>12 pin .200" terminal block</text:p>
          </table:table-cell>
          <table:table-cell table:style-name="4,3cel-Arduino Breakout v1.4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A1</text:p>
          </table:table-cell>
          <table:table-cell office:value-type="string">
            <text:p>.100 breakaway header</text:p>
          </table:table-cell>
          <table:table-cell table:style-name="5,3cel-Arduino Breakout v1.4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A2</text:p>
          </table:table-cell>
          <table:table-cell office:value-type="string">
            <text:p>.100 breakaway header</text:p>
          </table:table-cell>
          <table:table-cell table:style-name="6,3cel-Arduino Breakout v1.4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A3</text:p>
          </table:table-cell>
          <table:table-cell office:value-type="string">
            <text:p>.100 breakaway header</text:p>
          </table:table-cell>
          <table:table-cell table:style-name="7,3cel-Arduino Breakout v1.4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A4</text:p>
          </table:table-cell>
          <table:table-cell office:value-type="string">
            <text:p>.100 breakaway header</text:p>
          </table:table-cell>
          <table:table-cell table:style-name="8,3cel-Arduino Breakout v1.4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S1</text:p>
          </table:table-cell>
          <table:table-cell office:value-type="string">
            <text:p>Omron B3F-1000 Button</text:p>
          </table:table-cell>
          <table:table-cell table:style-name="9,3cel-Arduino Breakout v1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R1</text:p>
          </table:table-cell>
          <table:table-cell office:value-type="string">
            <text:p>560 ohm resistor</text:p>
          </table:table-cell>
          <table:table-cell table:style-name="10,3cel-Arduino Breakout v1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POWER</text:p>
          </table:table-cell>
          <table:table-cell office:value-type="string">
            <text:p>5mm green led</text:p>
          </table:table-cell>
          <table:table-cell table:style-name="11,3cel-Arduino Breakout v1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H1,H2</text:p>
          </table:table-cell>
          <table:table-cell office:value-type="string">
            <text:p>6 pin female header</text:p>
          </table:table-cell>
          <table:table-cell table:style-name="12,3cel-Arduino Breakout v1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 office:value-type="string">
            <text:p>H3, H4</text:p>
          </table:table-cell>
          <table:table-cell office:value-type="string">
            <text:p>8 pin female header</text:p>
          </table:table-cell>
          <table:table-cell table:style-name="13,3cel-Arduino Breakout v1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Arduino Breakout v1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oeken's Plastic Extruder v1.0">
        <table:table-column table:style-name="3col-Arduino Breakout v1.4" table:default-cell-style-name="Default"/>
        <table:table-column table:style-name="2col-Hoeken's Plastic Extruder v1.0" table:default-cell-style-name="Default"/>
        <table:table-column table:style-name="_col-Hoeken's Plastic Extruder v1.0" table:number-columns-repeated="18" table:default-cell-style-name="Default"/>
        <table:table-row table:style-name="_row-Hoeken's Plastic Extruder v1.0">
          <table:table-cell table:style-name="1,1cel-Arduino Breakout v1.4" table:number-columns-spanned="2" office:value-type="string">
            <text:p>Hoeken's Lasercut Plastic Extruder v1.0</text:p>
          </table:table-cell>
          <table:covered-table-cell/>
          <table:table-cell table:style-name="1,1cel-Legend"/>
          <table:table-cell table:style-name="1,1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1cel-Hoeken's Plastic Extruder v1.0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 table:style-name="3,1cel-Hoeken's Plastic Extruder v1.0"/>
          <table:table-cell table:style-name="3,1cel-Hoeken's Plastic Extruder v1.0" office:value-type="string">
            <text:p>Extruder Motor</text:p>
          </table:table-cell>
          <table:table-cell table:style-name="3,3cel-Hoeken's Plastic Extruder v1.0" office:value-type="float" office:value="1">
            <text:p>1</text:p>
          </table:table-cell>
          <table:table-cell office:value-type="string">
            <text:p>mot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8 x 80 hex cap</text:p>
          </table:table-cell>
          <table:table-cell table:style-name="4,3cel-Hoeken's Plastic Extruder v1.0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8 nut</text:p>
          </table:table-cell>
          <table:table-cell table:style-name="5,3cel-Hoeken's Plastic Extruder v1.0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5 x 30 cap</text:p>
          </table:table-cell>
          <table:table-cell table:style-name="6,3cel-Hoeken's Plastic Extruder v1.0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5 x 25 cap</text:p>
          </table:table-cell>
          <table:table-cell table:style-name="7,3cel-Hoeken's Plastic Extruder v1.0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5 nut</text:p>
          </table:table-cell>
          <table:table-cell table:style-name="8,3cel-Hoeken's Plastic Extruder v1.0" office:value-type="float" office:value="4">
            <text:p>4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5 washer</text:p>
          </table:table-cell>
          <table:table-cell table:style-name="9,3cel-Hoeken's Plastic Extruder v1.0" office:value-type="float" office:value="4">
            <text:p>4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3 x 50 cap</text:p>
          </table:table-cell>
          <table:table-cell table:style-name="10,3cel-Hoeken's Plastic Extruder v1.0" office:value-type="float" office:value="7">
            <text:p>7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3 x 35 cap</text:p>
          </table:table-cell>
          <table:table-cell table:style-name="11,3cel-Hoeken's Plastic Extruder v1.0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3 x 25 cap</text:p>
          </table:table-cell>
          <table:table-cell table:style-name="12,3cel-Hoeken's Plastic Extruder v1.0" office:value-type="float" office:value="4">
            <text:p>4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3 nut</text:p>
          </table:table-cell>
          <table:table-cell table:style-name="13,3cel-Hoeken's Plastic Extruder v1.0" office:value-type="float" office:value="13">
            <text:p>13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3 washer</text:p>
          </table:table-cell>
          <table:table-cell table:style-name="14,3cel-Hoeken's Plastic Extruder v1.0" office:value-type="float" office:value="25">
            <text:p>25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2" washer</text:p>
          </table:table-cell>
          <table:table-cell table:style-name="15,3cel-Hoeken's Plastic Extruder v1.0" office:value-type="float" office:value="1">
            <text:p>1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8 thrust bearing</text:p>
          </table:table-cell>
          <table:table-cell table:style-name="16,3cel-Hoeken's Plastic Extruder v1.0" office:value-type="float" office:value="2">
            <text:p>2</text:p>
          </table:table-cell>
          <table:table-cell office:value-type="string">
            <text:p>bear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608 bearing</text:p>
          </table:table-cell>
          <table:table-cell table:style-name="17,3cel-Hoeken's Plastic Extruder v1.0" office:value-type="float" office:value="2">
            <text:p>2</text:p>
          </table:table-cell>
          <table:table-cell office:value-type="string">
            <text:p>bear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Hoeken's Driven Gear</text:p>
          </table:table-cell>
          <table:table-cell table:style-name="18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Hoeken's Spur Gear</text:p>
          </table:table-cell>
          <table:table-cell table:style-name="19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Extruder Mount</text:p>
          </table:table-cell>
          <table:table-cell table:style-name="20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Insulator Retainer</text:p>
          </table:table-cell>
          <table:table-cell table:style-name="21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otor Mount</text:p>
          </table:table-cell>
          <table:table-cell table:style-name="22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Bearing Plate Top</text:p>
          </table:table-cell>
          <table:table-cell table:style-name="23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Bearing Plate Middle</text:p>
          </table:table-cell>
          <table:table-cell table:style-name="24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Bearing Plate Bottom</text:p>
          </table:table-cell>
          <table:table-cell table:style-name="25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Drive Spacer</text:p>
          </table:table-cell>
          <table:table-cell table:style-name="26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Top Plate Top</text:p>
          </table:table-cell>
          <table:table-cell table:style-name="27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Top Plate Middle</text:p>
          </table:table-cell>
          <table:table-cell table:style-name="28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Top Plate Bottom</text:p>
          </table:table-cell>
          <table:table-cell table:style-name="29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ain Plate Top</text:p>
          </table:table-cell>
          <table:table-cell table:style-name="30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ain Plate Middle</text:p>
          </table:table-cell>
          <table:table-cell table:style-name="31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Main Plate Bottom</text:p>
          </table:table-cell>
          <table:table-cell table:style-name="32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Spring Plate</text:p>
          </table:table-cell>
          <table:table-cell table:style-name="33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Retainer Plate</text:p>
          </table:table-cell>
          <table:table-cell table:style-name="34,3cel-Hoeken's Plastic Extruder v1.0" office:value-type="float" office:value="1">
            <text:p>1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1/4" spacers</text:p>
          </table:table-cell>
          <table:table-cell table:style-name="35,3cel-Hoeken's Plastic Extruder v1.0" office:value-type="float" office:value="2">
            <text:p>2</text:p>
          </table:table-cell>
          <table:table-cell office:value-type="string">
            <text:p>laserc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PTFE Insulator</text:p>
          </table:table-cell>
          <table:table-cell table:style-name="36,3cel-Hoeken's Plastic Extruder v1.0" office:value-type="float" office:value="1">
            <text:p>1</text:p>
          </table:table-cell>
          <table:table-cell office:value-type="string">
            <text:p>machin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Heater Barrel</text:p>
          </table:table-cell>
          <table:table-cell table:style-name="37,3cel-Hoeken's Plastic Extruder v1.0" office:value-type="float" office:value="1">
            <text:p>1</text:p>
          </table:table-cell>
          <table:table-cell office:value-type="string">
            <text:p>machin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Extruder Nozzle</text:p>
          </table:table-cell>
          <table:table-cell table:style-name="38,3cel-Hoeken's Plastic Extruder v1.0" office:value-type="float" office:value="1">
            <text:p>1</text:p>
          </table:table-cell>
          <table:table-cell office:value-type="string">
            <text:p>machin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39row-Hoeken's Plastic Extruder v1.0">
          <table:table-cell/>
          <table:table-cell office:value-type="string">
            <text:p>Nichrome 80</text:p>
          </table:table-cell>
          <table:table-cell table:style-name="39,3cel-Hoeken's Plastic Extruder v1.0" office:value-type="float" office:value="80">
            <text:p>80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Springs</text:p>
          </table:table-cell>
          <table:table-cell table:style-name="40,3cel-Hoeken's Plastic Extruder v1.0" office:value-type="float" office:value="4">
            <text:p>4</text:p>
          </table:table-cell>
          <table:table-cell office:value-type="string">
            <text:p>spr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 office:value-type="string">
            <text:p>3/4" hose clamp</text:p>
          </table:table-cell>
          <table:table-cell table:style-name="41,3cel-Hoeken's Plastic Extruder v1.0" office:value-type="float" office:value="1">
            <text:p>1</text:p>
          </table:table-cell>
          <table:table-cell office:value-type="string">
            <text:p>mis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Hoeken's Plastic Extrude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Opto Endstop v2.1">
        <table:table-column table:style-name="1col-Opto Endstop v2.1" table:default-cell-style-name="Default"/>
        <table:table-column table:style-name="2col-Opto Endstop v2.1" table:default-cell-style-name="Default"/>
        <table:table-column table:style-name="3col-Opto Endstop v2.1" table:default-cell-style-name="Default"/>
        <table:table-column table:style-name="4col-Opto Endstop v2.1" table:default-cell-style-name="Default"/>
        <table:table-column table:style-name="5col-Opto Endstop v2.1" table:default-cell-style-name="Default"/>
        <table:table-column table:style-name="1col-Opto Endstop v2.1" table:number-columns-repeated="14" table:default-cell-style-name="Default"/>
        <table:table-row table:style-name="_row-Opto Endstop v2.1">
          <table:table-cell table:style-name="1,1cel-Arduino Breakout v1.4" table:number-columns-spanned="2" office:value-type="string">
            <text:p>Opto Endstop v2.1</text:p>
          </table:table-cell>
          <table:covered-table-cell/>
          <table:table-cell table:style-name="1,1cel-Legend"/>
          <table:table-cell table:style-name="1,1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1cel-Hoeken's Plastic Extruder v1.0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table:style-name="3,1cel-Hoeken's Plastic Extruder v1.0" office:value-type="string">
            <text:p>PCB</text:p>
          </table:table-cell>
          <table:table-cell table:style-name="3,1cel-Hoeken's Plastic Extruder v1.0" office:value-type="string">
            <text:p>Opto Endstop v2.1 PCB</text:p>
          </table:table-cell>
          <table:table-cell table:style-name="3,3cel-Hoeken's Plastic Extruder v1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office:value-type="string">
            <text:p>R1</text:p>
          </table:table-cell>
          <table:table-cell office:value-type="string">
            <text:p>10K ohm resistor</text:p>
          </table:table-cell>
          <table:table-cell table:style-name="4,3cel-Opto Endstop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office:value-type="string">
            <text:p>R2</text:p>
          </table:table-cell>
          <table:table-cell office:value-type="string">
            <text:p>220 ohm resistor</text:p>
          </table:table-cell>
          <table:table-cell table:style-name="5,3cel-Opto Endstop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table:style-name="3,1cel-Hoeken's Plastic Extruder v1.0" office:value-type="string">
            <text:p>R3</text:p>
          </table:table-cell>
          <table:table-cell table:style-name="3,1cel-Hoeken's Plastic Extruder v1.0" office:value-type="string">
            <text:p>1K ohm resistor</text:p>
          </table:table-cell>
          <table:table-cell table:style-name="3,3cel-Hoeken's Plastic Extruder v1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office:value-type="string">
            <text:p>LED1</text:p>
          </table:table-cell>
          <table:table-cell office:value-type="string">
            <text:p>3mm green LED</text:p>
          </table:table-cell>
          <table:table-cell table:style-name="7,3cel-Opto Endstop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office:value-type="string">
            <text:p>H1</text:p>
          </table:table-cell>
          <table:table-cell office:value-type="string">
            <text:p>H21LOB</text:p>
          </table:table-cell>
          <table:table-cell table:style-name="8,3cel-Opto Endstop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 office:value-type="string">
            <text:p>J1</text:p>
          </table:table-cell>
          <table:table-cell office:value-type="string">
            <text:p>RJ45 Jack</text:p>
          </table:table-cell>
          <table:table-cell table:style-name="9,3cel-Opto Endstop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18,2cel-Opto Endstop v2.1"/>
          <table:table-cell table:style-name="18,2cel-Opto Endstop v2.1"/>
          <table:table-cell table:style-name="18,2cel-Opto Endstop v2.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2,1cel-Hoeken's Plastic Extruder v1.0"/>
          <table:table-cell table:style-name="2,1cel-Hoeken's Plastic Extruder v1.0"/>
          <table:table-cell table:style-name="3,1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Opto Endstop v2.2">
        <table:table-column table:style-name="1col-Opto Endstop v2.1" table:default-cell-style-name="Default"/>
        <table:table-column table:style-name="2col-Opto Endstop v2.1" table:default-cell-style-name="Default"/>
        <table:table-column table:style-name="3col-Opto Endstop v2.1" table:default-cell-style-name="Default"/>
        <table:table-column table:style-name="4col-Opto Endstop v2.1" table:default-cell-style-name="Default"/>
        <table:table-column table:style-name="5col-Opto Endstop v2.1" table:default-cell-style-name="Default"/>
        <table:table-column table:style-name="1col-Opto Endstop v2.1" table:number-columns-repeated="14" table:default-cell-style-name="Default"/>
        <table:table-row table:style-name="_row-Opto Endstop v2.2">
          <table:table-cell table:style-name="1,1cel-Arduino Breakout v1.4" table:number-columns-spanned="2" office:value-type="string">
            <text:p>Opto Endstop v2.2</text:p>
          </table:table-cell>
          <table:covered-table-cell/>
          <table:table-cell table:style-name="1,1cel-Legend"/>
          <table:table-cell table:style-name="1,1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1cel-Hoeken's Plastic Extruder v1.0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table:style-name="3,1cel-Hoeken's Plastic Extruder v1.0" office:value-type="string">
            <text:p>PCB</text:p>
          </table:table-cell>
          <table:table-cell table:style-name="3,1cel-Hoeken's Plastic Extruder v1.0" office:value-type="string">
            <text:p>Opto Endstop v2.2 PCB</text:p>
          </table:table-cell>
          <table:table-cell table:style-name="3,3cel-Hoeken's Plastic Extruder v1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office:value-type="string">
            <text:p>R1</text:p>
          </table:table-cell>
          <table:table-cell office:value-type="string">
            <text:p>10K ohm resistor 1206</text:p>
          </table:table-cell>
          <table:table-cell table:style-name="4,3cel-Opto Endstop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office:value-type="string">
            <text:p>R2</text:p>
          </table:table-cell>
          <table:table-cell office:value-type="string">
            <text:p>220 ohm resistor 1206</text:p>
          </table:table-cell>
          <table:table-cell table:style-name="5,3cel-Opto Endstop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table:style-name="3,1cel-Hoeken's Plastic Extruder v1.0" office:value-type="string">
            <text:p>R3</text:p>
          </table:table-cell>
          <table:table-cell table:style-name="3,1cel-Hoeken's Plastic Extruder v1.0" office:value-type="string">
            <text:p>1K ohm resistor 1206</text:p>
          </table:table-cell>
          <table:table-cell table:style-name="3,3cel-Hoeken's Plastic Extruder v1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office:value-type="string">
            <text:p>LED1</text:p>
          </table:table-cell>
          <table:table-cell office:value-type="string">
            <text:p>Green LED 1206</text:p>
          </table:table-cell>
          <table:table-cell table:style-name="7,3cel-Opto Endstop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office:value-type="string">
            <text:p>H1</text:p>
          </table:table-cell>
          <table:table-cell office:value-type="string">
            <text:p>H21LOB</text:p>
          </table:table-cell>
          <table:table-cell table:style-name="8,3cel-Opto Endstop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 office:value-type="string">
            <text:p>J1</text:p>
          </table:table-cell>
          <table:table-cell office:value-type="string">
            <text:p>RJ45 Jack</text:p>
          </table:table-cell>
          <table:table-cell table:style-name="9,3cel-Opto Endstop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18,2cel-Opto Endstop v2.1"/>
          <table:table-cell table:style-name="18,2cel-Opto Endstop v2.1"/>
          <table:table-cell table:style-name="18,2cel-Opto Endstop v2.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2,1cel-Hoeken's Plastic Extruder v1.0"/>
          <table:table-cell table:style-name="2,1cel-Hoeken's Plastic Extruder v1.0"/>
          <table:table-cell table:style-name="3,1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 table:style-name="3,1cel-Hoeken's Plastic Extruder v1.0"/>
          <table:table-cell table:style-name="3,3cel-Hoeken's Plastic Extruder v1.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Opto Endstop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mperature Sensor v2.0">
        <table:table-column table:style-name="1col-Opto Endstop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Temperature Sensor v2.0">
          <table:table-cell table:style-name="1,1cel-Arduino Breakout v1.4" table:number-columns-spanned="2" office:value-type="string">
            <text:p>Temperature Sensor v2.0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PCB</text:p>
          </table:table-cell>
          <table:table-cell office:value-type="string">
            <text:p>Temperature Sensor v2.0 PCB</text:p>
          </table:table-cell>
          <table:table-cell table:style-name="3,3cel-Temperature Sensor v2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R2</text:p>
          </table:table-cell>
          <table:table-cell office:value-type="string">
            <text:p>4.7K ohm resistor</text:p>
          </table:table-cell>
          <table:table-cell table:style-name="4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R3</text:p>
          </table:table-cell>
          <table:table-cell office:value-type="string">
            <text:p>1K ohm resistor</text:p>
          </table:table-cell>
          <table:table-cell table:style-name="5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C1</text:p>
          </table:table-cell>
          <table:table-cell office:value-type="string">
            <text:p>10 uF electrolytic capacitor</text:p>
          </table:table-cell>
          <table:table-cell table:style-name="6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 office:value-type="string">
            <text:p>100K thermistor</text:p>
          </table:table-cell>
          <table:table-cell table:style-name="7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X1</text:p>
          </table:table-cell>
          <table:table-cell office:value-type="string">
            <text:p>2 pin .200" connector</text:p>
          </table:table-cell>
          <table:table-cell table:style-name="8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POWER</text:p>
          </table:table-cell>
          <table:table-cell office:value-type="string">
            <text:p>3mm green LED</text:p>
          </table:table-cell>
          <table:table-cell table:style-name="9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 office:value-type="string">
            <text:p>J1</text:p>
          </table:table-cell>
          <table:table-cell office:value-type="string">
            <text:p>RJ45 Jack</text:p>
          </table:table-cell>
          <table:table-cell table:style-name="10,3cel-Temperatur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emperatur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hermocouple Sensor v2.0">
        <table:table-column table:style-name="1col-Opto Endstop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Thermocouple Sensor v2.0">
          <table:table-cell table:style-name="1,1cel-Arduino Breakout v1.4" table:number-columns-spanned="2" office:value-type="string">
            <text:p>Thermocouple Sensor v2.0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PCB</text:p>
          </table:table-cell>
          <table:table-cell office:value-type="string">
            <text:p>Thermocouple Sensor v2.0 PCB</text:p>
          </table:table-cell>
          <table:table-cell table:style-name="3,3cel-Thermocouple Sensor v2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X1</text:p>
          </table:table-cell>
          <table:table-cell office:value-type="string">
            <text:p>2 pin .200" connector</text:p>
          </table:table-cell>
          <table:table-cell table:style-name="4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IC1</text:p>
          </table:table-cell>
          <table:table-cell office:value-type="string">
            <text:p>AD595</text:p>
          </table:table-cell>
          <table:table-cell table:style-name="5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SOCKET</text:p>
          </table:table-cell>
          <table:table-cell office:value-type="string">
            <text:p>14 pin DIP socket</text:p>
          </table:table-cell>
          <table:table-cell table:style-name="6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R1</text:p>
          </table:table-cell>
          <table:table-cell office:value-type="string">
            <text:p>330 ohm resistor</text:p>
          </table:table-cell>
          <table:table-cell table:style-name="7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 office:value-type="string">
            <text:p>LED1</text:p>
          </table:table-cell>
          <table:table-cell office:value-type="string">
            <text:p>5mm red LED </text:p>
          </table:table-cell>
          <table:table-cell table:style-name="8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 office:value-type="string">
            <text:p>Type K Thermocouple</text:p>
          </table:table-cell>
          <table:table-cell table:style-name="9,3cel-Thermocouple Senso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Thermocouple Senso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1.2">
        <table:table-column table:style-name="4col-Temperature Sensor v2.0" table:default-cell-style-name="Default"/>
        <table:table-column table:style-name="2col-Stepper Motor Driver v1.2" table:default-cell-style-name="Default"/>
        <table:table-column table:style-name="3col-Stepper Motor Driver v1.2" table:number-columns-repeated="2" table:default-cell-style-name="Default"/>
        <table:table-column table:style-name="_col-Stepper Motor Driver v1.2" table:number-columns-repeated="16" table:default-cell-style-name="Default"/>
        <table:table-row table:style-name="_row-Stepper Motor Driver v1.2">
          <table:table-cell table:style-name="1,1cel-Arduino Breakout v1.4" table:number-columns-spanned="4" office:value-type="string">
            <text:p>Stepper Motor Driver v1.2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table:style-name="2,4cel-Legend" office:value-type="string">
            <text:p>Part Id</text:p>
          </table:table-cell>
          <table:table-cell table:style-name="2,4cel-Legend" office:value-type="string">
            <text:p>Name</text:p>
          </table:table-cell>
          <table:table-cell table:style-name="2,4cel-Legend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Stepper Motor Driver v1.2 PCB</text:p>
          </table:table-cell>
          <table:table-cell table:style-name="3,3cel-Stepper Motor Driver v1.2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C1,C5,C6</text:p>
          </table:table-cell>
          <table:table-cell office:value-type="string">
            <text:p>100 nF ceramic capacitor</text:p>
          </table:table-cell>
          <table:table-cell table:style-name="4,3cel-Stepper Motor Driver v1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C2, C8</text:p>
          </table:table-cell>
          <table:table-cell office:value-type="string">
            <text:p>100 uF electrolytic capacitor</text:p>
          </table:table-cell>
          <table:table-cell table:style-name="5,3cel-Stepper Motor Driver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C7</text:p>
          </table:table-cell>
          <table:table-cell office:value-type="string">
            <text:p>3.3 nF ceramic capacitor</text:p>
          </table:table-cell>
          <table:table-cell table:style-name="6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D1-D8</text:p>
          </table:table-cell>
          <table:table-cell office:value-type="string">
            <text:p>SB360</text:p>
          </table:table-cell>
          <table:table-cell table:style-name="7,3cel-Stepper Motor Driver v1.2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LED1</text:p>
          </table:table-cell>
          <table:table-cell office:value-type="string">
            <text:p>5mm green LED</text:p>
          </table:table-cell>
          <table:table-cell table:style-name="8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LED2, LED3</text:p>
          </table:table-cell>
          <table:table-cell office:value-type="string">
            <text:p>bicolor LED</text:p>
          </table:table-cell>
          <table:table-cell table:style-name="9,3cel-Stepper Motor Driver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IC1</text:p>
          </table:table-cell>
          <table:table-cell office:value-type="string">
            <text:p>L298N</text:p>
          </table:table-cell>
          <table:table-cell table:style-name="10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IC2</text:p>
          </table:table-cell>
          <table:table-cell office:value-type="string">
            <text:p>L297</text:p>
          </table:table-cell>
          <table:table-cell table:style-name="11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IC2A</text:p>
          </table:table-cell>
          <table:table-cell office:value-type="string">
            <text:p>20 pin DIP socket</text:p>
          </table:table-cell>
          <table:table-cell table:style-name="12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R1,R2</text:p>
          </table:table-cell>
          <table:table-cell office:value-type="string">
            <text:p>0.5 ohm 2 watt resistor</text:p>
          </table:table-cell>
          <table:table-cell table:style-name="13,3cel-Stepper Motor Driver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R3</text:p>
          </table:table-cell>
          <table:table-cell office:value-type="string">
            <text:p>10K trimpot</text:p>
          </table:table-cell>
          <table:table-cell table:style-name="14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R6</text:p>
          </table:table-cell>
          <table:table-cell office:value-type="string">
            <text:p>22K ohm resistor</text:p>
          </table:table-cell>
          <table:table-cell table:style-name="15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R8-R10</text:p>
          </table:table-cell>
          <table:table-cell office:value-type="string">
            <text:p>560 ohm resistor</text:p>
          </table:table-cell>
          <table:table-cell table:style-name="16,3cel-Stepper Motor Driver v1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R11</text:p>
          </table:table-cell>
          <table:table-cell office:value-type="string">
            <text:p>100K ohm resistor</text:p>
          </table:table-cell>
          <table:table-cell table:style-name="17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X1</text:p>
          </table:table-cell>
          <table:table-cell office:value-type="string">
            <text:p>.156" header</text:p>
          </table:table-cell>
          <table:table-cell table:style-name="18,3cel-Stepper Motor Driver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.156" 4 position housing</text:p>
          </table:table-cell>
          <table:table-cell table:style-name="19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.156" crimp-on connector</text:p>
          </table:table-cell>
          <table:table-cell table:style-name="20,3cel-Stepper Motor Driver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4 pin molex connector</text:p>
          </table:table-cell>
          <table:table-cell table:style-name="21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RJ45 jack</text:p>
          </table:table-cell>
          <table:table-cell table:style-name="22,3cel-Stepper Motor Driver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 office:value-type="string">
            <text:p>H1</text:p>
          </table:table-cell>
          <table:table-cell office:value-type="string">
            <text:p>big heat sink</text:p>
          </table:table-cell>
          <table:table-cell table:style-name="23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10 pin IDC header</text:p>
          </table:table-cell>
          <table:table-cell table:style-name="24,3cel-Stepper Motor Driver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10 pin IDC connector</text:p>
          </table:table-cell>
          <table:table-cell table:style-name="25,3cel-Stepper Motor Driver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10 pin ribbon cable</text:p>
          </table:table-cell>
          <table:table-cell table:style-name="26,3cel-Stepper Motor Driver v1.2" office:value-type="float" office:value="8">
            <text:p>8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M3 x 10 cap</text:p>
          </table:table-cell>
          <table:table-cell table:style-name="27,3cel-Stepper Motor Driver v1.2" office:value-type="float" office:value="1">
            <text:p>1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M3 nut</text:p>
          </table:table-cell>
          <table:table-cell table:style-name="28,3cel-Stepper Motor Driver v1.2" office:value-type="float" office:value="1">
            <text:p>1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 office:value-type="string">
            <text:p>M3 washer</text:p>
          </table:table-cell>
          <table:table-cell table:style-name="29,3cel-Stepper Motor Driver v1.2" office:value-type="float" office:value="2">
            <text:p>2</text:p>
          </table:table-cell>
          <table:table-cell office:value-type="string">
            <text:p>fa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2.0">
        <table:table-column table:style-name="1col-Stepper Motor Driver v2.0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Stepper Motor Driver v2.0">
          <table:table-cell table:style-name="1,1cel-Arduino Breakout v1.4" table:number-columns-spanned="2" office:value-type="string">
            <text:p>Stepper Motor Driver v2.0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PCB</text:p>
          </table:table-cell>
          <table:table-cell office:value-type="string">
            <text:p>Stepper Motor Driver v2.0 PCB</text:p>
          </table:table-cell>
          <table:table-cell table:style-name="3,3cel-Stepper Motor Driver v2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C1, C2, C3, C7</text:p>
          </table:table-cell>
          <table:table-cell office:value-type="string">
            <text:p>.22 uF ceramic capacitor</text:p>
          </table:table-cell>
          <table:table-cell table:style-name="4,3cel-Stepper Motor Driver v2.0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C4</text:p>
          </table:table-cell>
          <table:table-cell office:value-type="string">
            <text:p>100 uF electrolytic capacitor</text:p>
          </table:table-cell>
          <table:table-cell table:style-name="5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C5, C6</text:p>
          </table:table-cell>
          <table:table-cell office:value-type="string">
            <text:p>680 pF ceramic capacitor</text:p>
          </table:table-cell>
          <table:table-cell table:style-name="6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C8, C9</text:p>
          </table:table-cell>
          <table:table-cell office:value-type="string">
            <text:p>100 nF ceramic capacitor</text:p>
          </table:table-cell>
          <table:table-cell table:style-name="7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D1-D8</text:p>
          </table:table-cell>
          <table:table-cell office:value-type="string">
            <text:p>SB360</text:p>
          </table:table-cell>
          <table:table-cell table:style-name="8,3cel-Stepper Motor Driver v2.0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DRIVER</text:p>
          </table:table-cell>
          <table:table-cell office:value-type="string">
            <text:p>A3977</text:p>
          </table:table-cell>
          <table:table-cell table:style-name="9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IC1</text:p>
          </table:table-cell>
          <table:table-cell office:value-type="string">
            <text:p>74HC04N</text:p>
          </table:table-cell>
          <table:table-cell table:style-name="10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J1,J2</text:p>
          </table:table-cell>
          <table:table-cell office:value-type="string">
            <text:p>RJ45 Jack</text:p>
          </table:table-cell>
          <table:table-cell table:style-name="11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LED1</text:p>
          </table:table-cell>
          <table:table-cell office:value-type="string">
            <text:p>5mm green LED</text:p>
          </table:table-cell>
          <table:table-cell table:style-name="12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OK1,OK2</text:p>
          </table:table-cell>
          <table:table-cell office:value-type="string">
            <text:p>HCPL2631</text:p>
          </table:table-cell>
          <table:table-cell table:style-name="13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14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1,R2</text:p>
          </table:table-cell>
          <table:table-cell office:value-type="string">
            <text:p>22K ohm resistor</text:p>
          </table:table-cell>
          <table:table-cell table:style-name="15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3, R16</text:p>
          </table:table-cell>
          <table:table-cell office:value-type="string">
            <text:p>0.75 ohm 2 watt resistor</text:p>
          </table:table-cell>
          <table:table-cell table:style-name="16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4, R5, R6, R19</text:p>
          </table:table-cell>
          <table:table-cell office:value-type="string">
            <text:p>220 ohm resistor</text:p>
          </table:table-cell>
          <table:table-cell table:style-name="17,3cel-Stepper Motor Driver v2.0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8, R9, R10, R18</text:p>
          </table:table-cell>
          <table:table-cell office:value-type="string">
            <text:p>3.3K ohm resistor</text:p>
          </table:table-cell>
          <table:table-cell table:style-name="18,3cel-Stepper Motor Driver v2.0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11, R12, R13</text:p>
          </table:table-cell>
          <table:table-cell office:value-type="string">
            <text:p>10K ohm resistor</text:p>
          </table:table-cell>
          <table:table-cell table:style-name="19,3cel-Stepper Motor Driver v2.0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14</text:p>
          </table:table-cell>
          <table:table-cell office:value-type="string">
            <text:p>2.2K ohm resistor</text:p>
          </table:table-cell>
          <table:table-cell table:style-name="20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15</text:p>
          </table:table-cell>
          <table:table-cell office:value-type="string">
            <text:p>10K trimpot</text:p>
          </table:table-cell>
          <table:table-cell table:style-name="21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R7, R17</text:p>
          </table:table-cell>
          <table:table-cell office:value-type="string">
            <text:p>1K ohm resistor</text:p>
          </table:table-cell>
          <table:table-cell table:style-name="22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 office:value-type="string">
            <text:p>INTERFACE</text:p>
          </table:table-cell>
          <table:table-cell office:value-type="string">
            <text:p>10 pin IDC header</text:p>
          </table:table-cell>
          <table:table-cell table:style-name="23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10 pin IDC connector</text:p>
          </table:table-cell>
          <table:table-cell table:style-name="24,3cel-Stepper Motor Driv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10 pin ribbon cable</text:p>
          </table:table-cell>
          <table:table-cell table:style-name="25,3cel-Stepper Motor Driver v2.0" office:value-type="float" office:value="1">
            <text:p>1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4 pos DIP switch</text:p>
          </table:table-cell>
          <table:table-cell table:style-name="26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.156" header</text:p>
          </table:table-cell>
          <table:table-cell table:style-name="27,3cel-Stepper Motor Driver v2.0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.156" 4 position housing</text:p>
          </table:table-cell>
          <table:table-cell table:style-name="28,3cel-Stepper Motor Driv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 office:value-type="string">
            <text:p>.156" crimp-on connector</text:p>
          </table:table-cell>
          <table:table-cell table:style-name="29,3cel-Stepper Motor Driver v2.0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2.1">
        <table:table-column table:style-name="1col-Stepper Motor Driver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Stepper Motor Driver v2.1">
          <table:table-cell table:style-name="1,1cel-Arduino Breakout v1.4" table:number-columns-spanned="2" office:value-type="string">
            <text:p>Stepper Motor Driver v2.1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PCB</text:p>
          </table:table-cell>
          <table:table-cell office:value-type="string">
            <text:p>Stepper Motor Driver v2.1 PCB</text:p>
          </table:table-cell>
          <table:table-cell table:style-name="3,3cel-Stepper Motor Driver v2.1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1, C3, C7</text:p>
          </table:table-cell>
          <table:table-cell office:value-type="string">
            <text:p>.22 uF ceramic capacitor</text:p>
          </table:table-cell>
          <table:table-cell table:style-name="4,3cel-Stepper Motor Driver v2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2</text:p>
          </table:table-cell>
          <table:table-cell office:value-type="string">
            <text:p>1 nF ceramic capacitor</text:p>
          </table:table-cell>
          <table:table-cell table:style-name="5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4, C5</text:p>
          </table:table-cell>
          <table:table-cell office:value-type="string">
            <text:p>680 pF ceramic capacitor</text:p>
          </table:table-cell>
          <table:table-cell table:style-name="6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6, C8</text:p>
          </table:table-cell>
          <table:table-cell office:value-type="string">
            <text:p>100 nF ceramic capacitor</text:p>
          </table:table-cell>
          <table:table-cell table:style-name="7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10</text:p>
          </table:table-cell>
          <table:table-cell office:value-type="string">
            <text:p>470 uF electrolytic capacitor</text:p>
          </table:table-cell>
          <table:table-cell table:style-name="8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C11</text:p>
          </table:table-cell>
          <table:table-cell office:value-type="string">
            <text:p>100 uF electrolytic capacitor</text:p>
          </table:table-cell>
          <table:table-cell table:style-name="9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DRIVER</text:p>
          </table:table-cell>
          <table:table-cell office:value-type="string">
            <text:p>A3977</text:p>
          </table:table-cell>
          <table:table-cell table:style-name="10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J1, J2</text:p>
          </table:table-cell>
          <table:table-cell office:value-type="string">
            <text:p>RJ45 Jack</text:p>
          </table:table-cell>
          <table:table-cell table:style-name="11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LED1, LED2, LED4</text:p>
          </table:table-cell>
          <table:table-cell office:value-type="string">
            <text:p>5mm green LED</text:p>
          </table:table-cell>
          <table:table-cell table:style-name="12,3cel-Stepper Motor Driver v2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LED3, LED5</text:p>
          </table:table-cell>
          <table:table-cell office:value-type="string">
            <text:p>5mm red LED</text:p>
          </table:table-cell>
          <table:table-cell table:style-name="13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14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R1,R2, R4</text:p>
          </table:table-cell>
          <table:table-cell office:value-type="string">
            <text:p>22K ohm resistor</text:p>
          </table:table-cell>
          <table:table-cell table:style-name="15,3cel-Stepper Motor Driver v2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R3, R16</text:p>
          </table:table-cell>
          <table:table-cell office:value-type="string">
            <text:p>0.75 ohm 2 watt resistor</text:p>
          </table:table-cell>
          <table:table-cell table:style-name="16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R5-R9, R17</text:p>
          </table:table-cell>
          <table:table-cell office:value-type="string">
            <text:p>1K ohm resistor</text:p>
          </table:table-cell>
          <table:table-cell table:style-name="17,3cel-Stepper Motor Driver v2.1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R15</text:p>
          </table:table-cell>
          <table:table-cell office:value-type="string">
            <text:p>10K trimpot</text:p>
          </table:table-cell>
          <table:table-cell table:style-name="18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 office:value-type="string">
            <text:p>INTERFACE</text:p>
          </table:table-cell>
          <table:table-cell office:value-type="string">
            <text:p>10 pin IDC header</text:p>
          </table:table-cell>
          <table:table-cell table:style-name="19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 office:value-type="string">
            <text:p>10 pin IDC connector</text:p>
          </table:table-cell>
          <table:table-cell table:style-name="20,3cel-Stepper Motor Driv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 office:value-type="string">
            <text:p>10 pin ribbon cable</text:p>
          </table:table-cell>
          <table:table-cell table:style-name="21,3cel-Stepper Motor Driver v2.1" office:value-type="float" office:value="1">
            <text:p>1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 office:value-type="string">
            <text:p>.156" header</text:p>
          </table:table-cell>
          <table:table-cell table:style-name="22,3cel-Stepper Motor Driver v2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 office:value-type="string">
            <text:p>.156" 4 position housing</text:p>
          </table:table-cell>
          <table:table-cell table:style-name="23,3cel-Stepper Motor Driv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 office:value-type="string">
            <text:p>.156" crimp-on connector</text:p>
          </table:table-cell>
          <table:table-cell table:style-name="24,3cel-Stepper Motor Driver v2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2.2">
        <table:table-column table:style-name="1col-Stepper Motor Driver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Stepper Motor Driver v2.2">
          <table:table-cell table:style-name="1,1cel-Arduino Breakout v1.4" table:number-columns-spanned="2" office:value-type="string">
            <text:p>Stepper Motor Driver v2.2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PCB</text:p>
          </table:table-cell>
          <table:table-cell office:value-type="string">
            <text:p>Stepper Motor Driver v2.2 PCB</text:p>
          </table:table-cell>
          <table:table-cell table:style-name="3,3cel-Stepper Motor Driver v2.2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DRIVER</text:p>
          </table:table-cell>
          <table:table-cell office:value-type="string">
            <text:p>A3982</text:p>
          </table:table-cell>
          <table:table-cell table:style-name="4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C2</text:p>
          </table:table-cell>
          <table:table-cell office:value-type="string">
            <text:p>1nF ceramic capacitor 1206</text:p>
          </table:table-cell>
          <table:table-cell table:style-name="5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C1, C4, C6, C8, C12</text:p>
          </table:table-cell>
          <table:table-cell office:value-type="string">
            <text:p>100nF ceramic capacitor 1206</text:p>
          </table:table-cell>
          <table:table-cell table:style-name="6,3cel-Stepper Motor Driver v2.2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C3</text:p>
          </table:table-cell>
          <table:table-cell office:value-type="string">
            <text:p>.22uF ceramic capacitor 1206</text:p>
          </table:table-cell>
          <table:table-cell table:style-name="7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C10, C11</text:p>
          </table:table-cell>
          <table:table-cell office:value-type="string">
            <text:p>100uF electrolytic capacitor D55</text:p>
          </table:table-cell>
          <table:table-cell table:style-name="8,3cel-Stepper Motor Driv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J1, J2</text:p>
          </table:table-cell>
          <table:table-cell office:value-type="string">
            <text:p>RJ45 Jack</text:p>
          </table:table-cell>
          <table:table-cell table:style-name="9,3cel-Stepper Motor Driv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IC3</text:p>
          </table:table-cell>
          <table:table-cell office:value-type="string">
            <text:p>7805DT</text:p>
          </table:table-cell>
          <table:table-cell table:style-name="10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LED1, LED2, LED3</text:p>
          </table:table-cell>
          <table:table-cell office:value-type="string">
            <text:p>Green LED 1206</text:p>
          </table:table-cell>
          <table:table-cell table:style-name="11,3cel-Stepper Motor Driver v2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LED4, LED5</text:p>
          </table:table-cell>
          <table:table-cell office:value-type="string">
            <text:p>Red LED 1206</text:p>
          </table:table-cell>
          <table:table-cell table:style-name="12,3cel-Stepper Motor Driv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13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R2</text:p>
          </table:table-cell>
          <table:table-cell office:value-type="string">
            <text:p>10K ohm resistor 1206</text:p>
          </table:table-cell>
          <table:table-cell table:style-name="14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R3, R16</text:p>
          </table:table-cell>
          <table:table-cell office:value-type="string">
            <text:p>0.25 ohm resistor 2512</text:p>
          </table:table-cell>
          <table:table-cell table:style-name="15,3cel-Stepper Motor Driv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R5, R7, R8, R17</text:p>
          </table:table-cell>
          <table:table-cell office:value-type="string">
            <text:p>1K ohm resistor 1206</text:p>
          </table:table-cell>
          <table:table-cell table:style-name="16,3cel-Stepper Motor Driver v2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R6</text:p>
          </table:table-cell>
          <table:table-cell office:value-type="string">
            <text:p>2.2K ohm resistor 1206</text:p>
          </table:table-cell>
          <table:table-cell table:style-name="17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R15</text:p>
          </table:table-cell>
          <table:table-cell office:value-type="string">
            <text:p>10K ohm trimpot SMT 4mm</text:p>
          </table:table-cell>
          <table:table-cell table:style-name="18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 office:value-type="string">
            <text:p>INTERFACE</text:p>
          </table:table-cell>
          <table:table-cell office:value-type="string">
            <text:p>10 pin IDC header</text:p>
          </table:table-cell>
          <table:table-cell table:style-name="19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 office:value-type="string">
            <text:p>10 pin IDC connector</text:p>
          </table:table-cell>
          <table:table-cell table:style-name="20,3cel-Stepper Motor Driv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 office:value-type="string">
            <text:p>10 pin ribbon cable</text:p>
          </table:table-cell>
          <table:table-cell table:style-name="21,3cel-Stepper Motor Driver v2.2" office:value-type="float" office:value="12">
            <text:p>12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 office:value-type="string">
            <text:p>.156" header</text:p>
          </table:table-cell>
          <table:table-cell table:style-name="22,3cel-Stepper Motor Driver v2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 office:value-type="string">
            <text:p>.156" 4 position housing</text:p>
          </table:table-cell>
          <table:table-cell table:style-name="23,3cel-Stepper Motor Driv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 office:value-type="string">
            <text:p>.156" crimp-on connector</text:p>
          </table:table-cell>
          <table:table-cell table:style-name="24,3cel-Stepper Motor Driver v2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2.3">
        <table:table-column table:style-name="1col-Stepper Motor Driver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Stepper Motor Driver v2.3">
          <table:table-cell table:style-name="1,1cel-Arduino Breakout v1.4" table:number-columns-spanned="2" office:value-type="string">
            <text:p>Stepper Motor Driver v2.3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PCB</text:p>
          </table:table-cell>
          <table:table-cell office:value-type="string">
            <text:p>Stepper Motor Driver v2.3 PCB</text:p>
          </table:table-cell>
          <table:table-cell table:style-name="3,3cel-Stepper Motor Driver v2.3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DRIVER</text:p>
          </table:table-cell>
          <table:table-cell office:value-type="string">
            <text:p>A3982</text:p>
          </table:table-cell>
          <table:table-cell table:style-name="4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C2</text:p>
          </table:table-cell>
          <table:table-cell office:value-type="string">
            <text:p>1nF ceramic capacitor 1206</text:p>
          </table:table-cell>
          <table:table-cell table:style-name="5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C1, C4, C6, C8, C12</text:p>
          </table:table-cell>
          <table:table-cell office:value-type="string">
            <text:p>100nF ceramic capacitor 1206</text:p>
          </table:table-cell>
          <table:table-cell table:style-name="6,3cel-Stepper Motor Driver v2.3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C3</text:p>
          </table:table-cell>
          <table:table-cell office:value-type="string">
            <text:p>.22uF ceramic capacitor 1206</text:p>
          </table:table-cell>
          <table:table-cell table:style-name="7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C10, C11</text:p>
          </table:table-cell>
          <table:table-cell office:value-type="string">
            <text:p>100uF electrolytic capacitor D55</text:p>
          </table:table-cell>
          <table:table-cell table:style-name="8,3cel-Stepper Motor Driver v2.3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J1, J2</text:p>
          </table:table-cell>
          <table:table-cell office:value-type="string">
            <text:p>RJ45 Jack</text:p>
          </table:table-cell>
          <table:table-cell table:style-name="9,3cel-Stepper Motor Driver v2.3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IC3</text:p>
          </table:table-cell>
          <table:table-cell office:value-type="string">
            <text:p>7805DT</text:p>
          </table:table-cell>
          <table:table-cell table:style-name="10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LED1, LED2, LED3</text:p>
          </table:table-cell>
          <table:table-cell office:value-type="string">
            <text:p>Green LED 1206</text:p>
          </table:table-cell>
          <table:table-cell table:style-name="11,3cel-Stepper Motor Driver v2.3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LED4, LED5</text:p>
          </table:table-cell>
          <table:table-cell office:value-type="string">
            <text:p>Red LED 1206</text:p>
          </table:table-cell>
          <table:table-cell table:style-name="12,3cel-Stepper Motor Driver v2.3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13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R2</text:p>
          </table:table-cell>
          <table:table-cell office:value-type="string">
            <text:p>10K ohm resistor 1206</text:p>
          </table:table-cell>
          <table:table-cell table:style-name="14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R3, R16</text:p>
          </table:table-cell>
          <table:table-cell office:value-type="string">
            <text:p>0.25 ohm resistor 2512</text:p>
          </table:table-cell>
          <table:table-cell table:style-name="15,3cel-Stepper Motor Driver v2.3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R5, R7, R8, R17</text:p>
          </table:table-cell>
          <table:table-cell office:value-type="string">
            <text:p>1K ohm resistor 1206</text:p>
          </table:table-cell>
          <table:table-cell table:style-name="16,3cel-Stepper Motor Driver v2.3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R6</text:p>
          </table:table-cell>
          <table:table-cell office:value-type="string">
            <text:p>2.2K ohm resistor 1206</text:p>
          </table:table-cell>
          <table:table-cell table:style-name="17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R15</text:p>
          </table:table-cell>
          <table:table-cell office:value-type="string">
            <text:p>10K trimpot</text:p>
          </table:table-cell>
          <table:table-cell table:style-name="18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 office:value-type="string">
            <text:p>INTERFACE</text:p>
          </table:table-cell>
          <table:table-cell office:value-type="string">
            <text:p>10 pin IDC header</text:p>
          </table:table-cell>
          <table:table-cell table:style-name="19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 office:value-type="string">
            <text:p>10 pin IDC connector</text:p>
          </table:table-cell>
          <table:table-cell table:style-name="20,3cel-Stepper Motor Driver v2.3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 office:value-type="string">
            <text:p>10 pin ribbon cable</text:p>
          </table:table-cell>
          <table:table-cell table:style-name="21,3cel-Stepper Motor Driver v2.3" office:value-type="float" office:value="12">
            <text:p>12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 office:value-type="string">
            <text:p>.156" header</text:p>
          </table:table-cell>
          <table:table-cell table:style-name="22,3cel-Stepper Motor Driver v2.3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 office:value-type="string">
            <text:p>.156" 4 position housing</text:p>
          </table:table-cell>
          <table:table-cell table:style-name="23,3cel-Stepper Motor Driver v2.3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 office:value-type="string">
            <text:p>.156" crimp-on connector</text:p>
          </table:table-cell>
          <table:table-cell table:style-name="24,3cel-Stepper Motor Driver v2.3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epper Motor Driver v2.4">
        <table:table-column table:style-name="1col-Stepper Motor Driver v2.4" table:number-columns-repeated="20" table:default-cell-style-name="Default"/>
        <table:table-row table:style-name="_row-Stepper Motor Driver v2.4">
          <table:table-cell table:style-name="1,1cel-Arduino Breakout v1.4" table:number-columns-spanned="2" office:value-type="string">
            <text:p>Stepper Motor Driver v2.4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 table:style-name="2,4cel-Legen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PCB</text:p>
          </table:table-cell>
          <table:table-cell office:value-type="string">
            <text:p>Stepper Motor Driver v2.4 PCB</text:p>
          </table:table-cell>
          <table:table-cell table:style-name="3,3cel-Stepper Motor Driver v2.4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DRIVER</text:p>
          </table:table-cell>
          <table:table-cell office:value-type="string">
            <text:p>A3977</text:p>
          </table:table-cell>
          <table:table-cell table:style-name="4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C2, C13, C14</text:p>
          </table:table-cell>
          <table:table-cell office:value-type="string">
            <text:p>1nF ceramic capacitor 1206</text:p>
          </table:table-cell>
          <table:table-cell table:style-name="5,3cel-Stepper Motor Driver v2.4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C1, C3, C6, C8, C9, C12</text:p>
          </table:table-cell>
          <table:table-cell office:value-type="string">
            <text:p>100nF ceramic capacitor 1206</text:p>
          </table:table-cell>
          <table:table-cell table:style-name="6,3cel-Stepper Motor Driver v2.4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C4, C5, C7</text:p>
          </table:table-cell>
          <table:table-cell office:value-type="string">
            <text:p>.22uF ceramic capacitor 1206</text:p>
          </table:table-cell>
          <table:table-cell table:style-name="7,3cel-Stepper Motor Driver v2.4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C10, C11</text:p>
          </table:table-cell>
          <table:table-cell office:value-type="string">
            <text:p>100 uF electrolytic capacitor</text:p>
          </table:table-cell>
          <table:table-cell table:style-name="8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J1, J2</text:p>
          </table:table-cell>
          <table:table-cell office:value-type="string">
            <text:p>RJ45 Jack</text:p>
          </table:table-cell>
          <table:table-cell table:style-name="9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IC3</text:p>
          </table:table-cell>
          <table:table-cell office:value-type="string">
            <text:p>7805DT</text:p>
          </table:table-cell>
          <table:table-cell table:style-name="10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LED1, LED2, LED3</text:p>
          </table:table-cell>
          <table:table-cell office:value-type="string">
            <text:p>Green LED 1206</text:p>
          </table:table-cell>
          <table:table-cell table:style-name="11,3cel-Stepper Motor Driver v2.4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LED4, LED5</text:p>
          </table:table-cell>
          <table:table-cell office:value-type="string">
            <text:p>Red LED 1206</text:p>
          </table:table-cell>
          <table:table-cell table:style-name="12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13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1, R14</text:p>
          </table:table-cell>
          <table:table-cell office:value-type="string">
            <text:p>10K trimpot</text:p>
          </table:table-cell>
          <table:table-cell table:style-name="14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2, R4, R5, R7, R8, R9, R10, R17</text:p>
          </table:table-cell>
          <table:table-cell office:value-type="string">
            <text:p>1K ohm resistor 1206</text:p>
          </table:table-cell>
          <table:table-cell table:style-name="15,3cel-Stepper Motor Driver v2.4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6</text:p>
          </table:table-cell>
          <table:table-cell office:value-type="string">
            <text:p>2.2K ohm resistor 1206</text:p>
          </table:table-cell>
          <table:table-cell table:style-name="16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13</text:p>
          </table:table-cell>
          <table:table-cell office:value-type="string">
            <text:p>10K ohm resistor 1206</text:p>
          </table:table-cell>
          <table:table-cell table:style-name="17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11, R12</text:p>
          </table:table-cell>
          <table:table-cell office:value-type="string">
            <text:p>33K ohm resistor 1206</text:p>
          </table:table-cell>
          <table:table-cell table:style-name="18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R3, R16</text:p>
          </table:table-cell>
          <table:table-cell office:value-type="string">
            <text:p>0.25 ohm resistor 2512</text:p>
          </table:table-cell>
          <table:table-cell table:style-name="19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 office:value-type="string">
            <text:p>INTERFACE</text:p>
          </table:table-cell>
          <table:table-cell office:value-type="string">
            <text:p>10 pin IDC header</text:p>
          </table:table-cell>
          <table:table-cell table:style-name="20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 office:value-type="string">
            <text:p>10 pin IDC connector</text:p>
          </table:table-cell>
          <table:table-cell table:style-name="21,3cel-Stepper Motor Driver v2.4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 office:value-type="string">
            <text:p>10 pin ribbon cable</text:p>
          </table:table-cell>
          <table:table-cell table:style-name="22,3cel-Stepper Motor Driver v2.4" office:value-type="float" office:value="12">
            <text:p>12</text:p>
          </table:table-cell>
          <table:table-cell office:value-type="string">
            <text:p>w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 office:value-type="string">
            <text:p>.156" header</text:p>
          </table:table-cell>
          <table:table-cell table:style-name="23,3cel-Stepper Motor Driver v2.4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 office:value-type="string">
            <text:p>.156" 4 position housing</text:p>
          </table:table-cell>
          <table:table-cell table:style-name="24,3cel-Stepper Motor Driver v2.4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 office:value-type="string">
            <text:p>.156" crimp-on connector</text:p>
          </table:table-cell>
          <table:table-cell table:style-name="25,3cel-Stepper Motor Driver v2.4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tepper Motor Driver v2.4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xtruder Controller v2.0">
        <table:table-column table:style-name="1col-Extruder Controller v2.0" table:default-cell-style-name="Default"/>
        <table:table-column table:style-name="2col-Extruder Controller v2.0" table:default-cell-style-name="Default"/>
        <table:table-column table:style-name="_col-Extruder Controller v2.0" table:number-columns-repeated="18" table:default-cell-style-name="Default"/>
        <table:table-row table:style-name="_row-Extruder Controller v2.0">
          <table:table-cell table:style-name="1,1cel-Arduino Breakout v1.4" table:number-columns-spanned="2" office:value-type="string">
            <text:p>Extruder Controller v2.0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PCB</text:p>
          </table:table-cell>
          <table:table-cell office:value-type="string">
            <text:p>Extruder Controller v2.0 PCB</text:p>
          </table:table-cell>
          <table:table-cell table:style-name="3,3cel-Extruder Controller v2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IC2</text:p>
          </table:table-cell>
          <table:table-cell office:value-type="string">
            <text:p>Atmega168 tqfp</text:p>
          </table:table-cell>
          <table:table-cell table:style-name="4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C1, C2</text:p>
          </table:table-cell>
          <table:table-cell office:value-type="string">
            <text:p>100uF electrolytic capacitor D55</text:p>
          </table:table-cell>
          <table:table-cell table:style-name="5,3cel-Extruder Controll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C3, C4, C6, C7, C10, C11, C14, C15</text:p>
          </table:table-cell>
          <table:table-cell office:value-type="string">
            <text:p>100nF ceramic capacitor 1206</text:p>
          </table:table-cell>
          <table:table-cell table:style-name="6,3cel-Extruder Controller v2.0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C5, C9</text:p>
          </table:table-cell>
          <table:table-cell office:value-type="string">
            <text:p>.22uF ceramic capacitor 1206</text:p>
          </table:table-cell>
          <table:table-cell table:style-name="7,3cel-Extruder Controll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C8</text:p>
          </table:table-cell>
          <table:table-cell office:value-type="string">
            <text:p>10uF electrolytic capacitor D55</text:p>
          </table:table-cell>
          <table:table-cell table:style-name="8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C12, C13</text:p>
          </table:table-cell>
          <table:table-cell office:value-type="string">
            <text:p>15pF ceramic capacitor 1206</text:p>
          </table:table-cell>
          <table:table-cell table:style-name="9,3cel-Extruder Controll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IC1</text:p>
          </table:table-cell>
          <table:table-cell office:value-type="string">
            <text:p>7805DT</text:p>
          </table:table-cell>
          <table:table-cell table:style-name="10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LED1-5</text:p>
          </table:table-cell>
          <table:table-cell office:value-type="string">
            <text:p>Green LED 1206</text:p>
          </table:table-cell>
          <table:table-cell table:style-name="11,3cel-Extruder Controller v2.0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Q1-3</text:p>
          </table:table-cell>
          <table:table-cell office:value-type="string">
            <text:p>NIF5003</text:p>
          </table:table-cell>
          <table:table-cell table:style-name="12,3cel-Extruder Controller v2.0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Q4</text:p>
          </table:table-cell>
          <table:table-cell office:value-type="string">
            <text:p>16Mhz crystal</text:p>
          </table:table-cell>
          <table:table-cell table:style-name="13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R1</text:p>
          </table:table-cell>
          <table:table-cell office:value-type="string">
            <text:p>180 ohm resistor 1206</text:p>
          </table:table-cell>
          <table:table-cell table:style-name="14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R2, R3, R6, R20, R21</text:p>
          </table:table-cell>
          <table:table-cell office:value-type="string">
            <text:p>4.7K ohm resistor 1206</text:p>
          </table:table-cell>
          <table:table-cell table:style-name="15,3cel-Extruder Controller v2.0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R4, R5, R7</text:p>
          </table:table-cell>
          <table:table-cell office:value-type="string">
            <text:p>10K ohm resistor 1206</text:p>
          </table:table-cell>
          <table:table-cell table:style-name="16,3cel-Extruder Controller v2.0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R8, R9, R10, R11, R12, R29, R30, R31</text:p>
          </table:table-cell>
          <table:table-cell office:value-type="string">
            <text:p>1K ohm resistor 1206</text:p>
          </table:table-cell>
          <table:table-cell table:style-name="17,3cel-Extruder Controller v2.0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6 pin IDC header</text:p>
          </table:table-cell>
          <table:table-cell table:style-name="18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10 pin IDC header</text:p>
          </table:table-cell>
          <table:table-cell table:style-name="19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IC3</text:p>
          </table:table-cell>
          <table:table-cell office:value-type="string">
            <text:p>SN75176A SOIC</text:p>
          </table:table-cell>
          <table:table-cell table:style-name="20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IC4, IC5</text:p>
          </table:table-cell>
          <table:table-cell office:value-type="string">
            <text:p>A3949 SOIC</text:p>
          </table:table-cell>
          <table:table-cell table:style-name="21,3cel-Extruder Controller v2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 office:value-type="string">
            <text:p>POWER</text:p>
          </table:table-cell>
          <table:table-cell office:value-type="string">
            <text:p>4 pin molex connector</text:p>
          </table:table-cell>
          <table:table-cell table:style-name="22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12 pin .200" terminal block</text:p>
          </table:table-cell>
          <table:table-cell table:style-name="23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2 pin .200" connector</text:p>
          </table:table-cell>
          <table:table-cell table:style-name="24,3cel-Extruder Controller v2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.100 breakaway header</text:p>
          </table:table-cell>
          <table:table-cell table:style-name="25,3cel-Extruder Controller v2.0" office:value-type="float" office:value="16">
            <text:p>1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 office:value-type="string">
            <text:p>.100 breakaway header (right-angle)</text:p>
          </table:table-cell>
          <table:table-cell table:style-name="26,3cel-Extruder Controller v2.0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xtruder Controller v2.1">
        <table:table-column table:style-name="1col-Extruder Controller v2.0" table:default-cell-style-name="Default"/>
        <table:table-column table:style-name="2col-Extruder Controller v2.0" table:default-cell-style-name="Default"/>
        <table:table-column table:style-name="_col-Extruder Controller v2.1" table:number-columns-repeated="18" table:default-cell-style-name="Default"/>
        <table:table-row table:style-name="_row-Extruder Controller v2.1">
          <table:table-cell table:style-name="1,1cel-Arduino Breakout v1.4" table:number-columns-spanned="2" office:value-type="string">
            <text:p>Extruder Controller v2.1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PCB</text:p>
          </table:table-cell>
          <table:table-cell office:value-type="string">
            <text:p>Extruder Controller v2.1 PCB</text:p>
          </table:table-cell>
          <table:table-cell table:style-name="3,3cel-Extruder Controller v2.1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IC1</text:p>
          </table:table-cell>
          <table:table-cell office:value-type="string">
            <text:p>7805DT</text:p>
          </table:table-cell>
          <table:table-cell table:style-name="4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IC2, IC3</text:p>
          </table:table-cell>
          <table:table-cell office:value-type="string">
            <text:p>A3949 SOIC</text:p>
          </table:table-cell>
          <table:table-cell table:style-name="5,3cel-Extruder Controll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IC4</text:p>
          </table:table-cell>
          <table:table-cell office:value-type="string">
            <text:p>SN75176A SOIC</text:p>
          </table:table-cell>
          <table:table-cell table:style-name="6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IC5</text:p>
          </table:table-cell>
          <table:table-cell office:value-type="string">
            <text:p>Atmega168 tqfp</text:p>
          </table:table-cell>
          <table:table-cell table:style-name="7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C1, C2</text:p>
          </table:table-cell>
          <table:table-cell office:value-type="string">
            <text:p>100uF electrolytic capacitor D55</text:p>
          </table:table-cell>
          <table:table-cell table:style-name="8,3cel-Extruder Controll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C3, C4, C6, C7, C10, C11, C14, C15</text:p>
          </table:table-cell>
          <table:table-cell office:value-type="string">
            <text:p>100nF ceramic capacitor 1206</text:p>
          </table:table-cell>
          <table:table-cell table:style-name="9,3cel-Extruder Controller v2.1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C5, C9</text:p>
          </table:table-cell>
          <table:table-cell office:value-type="string">
            <text:p>.22uF ceramic capacitor 1206</text:p>
          </table:table-cell>
          <table:table-cell table:style-name="10,3cel-Extruder Controll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C8</text:p>
          </table:table-cell>
          <table:table-cell office:value-type="string">
            <text:p>10uF electrolytic capacitor D55</text:p>
          </table:table-cell>
          <table:table-cell table:style-name="11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C12, C13</text:p>
          </table:table-cell>
          <table:table-cell office:value-type="string">
            <text:p>15pF ceramic capacitor 1206</text:p>
          </table:table-cell>
          <table:table-cell table:style-name="12,3cel-Extruder Controller v2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LED1-5</text:p>
          </table:table-cell>
          <table:table-cell office:value-type="string">
            <text:p>Green LED 1206</text:p>
          </table:table-cell>
          <table:table-cell table:style-name="13,3cel-Extruder Controller v2.1" office:value-type="float" office:value="9">
            <text:p>9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Q1-3</text:p>
          </table:table-cell>
          <table:table-cell office:value-type="string">
            <text:p>NIF5003</text:p>
          </table:table-cell>
          <table:table-cell table:style-name="14,3cel-Extruder Controller v2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Q4</text:p>
          </table:table-cell>
          <table:table-cell office:value-type="string">
            <text:p>16Mhz crystal</text:p>
          </table:table-cell>
          <table:table-cell table:style-name="15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R1</text:p>
          </table:table-cell>
          <table:table-cell office:value-type="string">
            <text:p>180 ohm resistor 1206</text:p>
          </table:table-cell>
          <table:table-cell table:style-name="16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R2, R3, R6, R20, R21</text:p>
          </table:table-cell>
          <table:table-cell office:value-type="string">
            <text:p>4.7K ohm resistor 1206</text:p>
          </table:table-cell>
          <table:table-cell table:style-name="17,3cel-Extruder Controller v2.1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R4, R5, R7</text:p>
          </table:table-cell>
          <table:table-cell office:value-type="string">
            <text:p>10K ohm resistor 1206</text:p>
          </table:table-cell>
          <table:table-cell table:style-name="18,3cel-Extruder Controller v2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R8-R15, R29-R31</text:p>
          </table:table-cell>
          <table:table-cell office:value-type="string">
            <text:p>1K ohm resistor 1206</text:p>
          </table:table-cell>
          <table:table-cell table:style-name="19,3cel-Extruder Controller v2.1" office:value-type="float" office:value="11">
            <text:p>1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ICSP</text:p>
          </table:table-cell>
          <table:table-cell office:value-type="string">
            <text:p>6 pin IDC header</text:p>
          </table:table-cell>
          <table:table-cell table:style-name="20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QUADRATURE</text:p>
          </table:table-cell>
          <table:table-cell office:value-type="string">
            <text:p>10 pin IDC header</text:p>
          </table:table-cell>
          <table:table-cell table:style-name="21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 office:value-type="string">
            <text:p>.100 breakaway header</text:p>
          </table:table-cell>
          <table:table-cell table:style-name="22,3cel-Extruder Controller v2.1" office:value-type="float" office:value="25">
            <text:p>2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MOSFETS</text:p>
          </table:table-cell>
          <table:table-cell office:value-type="string">
            <text:p>6 pin .200" terminal block</text:p>
          </table:table-cell>
          <table:table-cell table:style-name="23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MOTORS</text:p>
          </table:table-cell>
          <table:table-cell office:value-type="string">
            <text:p>4 pin .200" terminal block</text:p>
          </table:table-cell>
          <table:table-cell table:style-name="24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THERMISTOR</text:p>
          </table:table-cell>
          <table:table-cell office:value-type="string">
            <text:p>2 pin .200" connector</text:p>
          </table:table-cell>
          <table:table-cell table:style-name="25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 office:value-type="string">
            <text:p>RESET</text:p>
          </table:table-cell>
          <table:table-cell office:value-type="string">
            <text:p>Omron B3F-1000 Button</text:p>
          </table:table-cell>
          <table:table-cell table:style-name="26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 office:value-type="string">
            <text:p>RJ45 Jack</text:p>
          </table:table-cell>
          <table:table-cell table:style-name="27,3cel-Extruder Controller v2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xtruder Controller v2.2">
        <table:table-column table:style-name="1col-Extruder Controller v2.0" table:default-cell-style-name="Default"/>
        <table:table-column table:style-name="2col-Extruder Controller v2.0" table:default-cell-style-name="Default"/>
        <table:table-column table:style-name="_col-Extruder Controller v2.2" table:number-columns-repeated="18" table:default-cell-style-name="Default"/>
        <table:table-row table:style-name="_row-Extruder Controller v2.2">
          <table:table-cell table:style-name="1,1cel-Arduino Breakout v1.4" table:number-columns-spanned="2" office:value-type="string">
            <text:p>Extruder Controller v2.2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PCB</text:p>
          </table:table-cell>
          <table:table-cell office:value-type="string">
            <text:p>Extruder Controller v2.2 PCB</text:p>
          </table:table-cell>
          <table:table-cell table:style-name="3,3cel-Extruder Controller v2.2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IC1</text:p>
          </table:table-cell>
          <table:table-cell office:value-type="string">
            <text:p>7805DT</text:p>
          </table:table-cell>
          <table:table-cell table:style-name="4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IC2, IC3</text:p>
          </table:table-cell>
          <table:table-cell office:value-type="string">
            <text:p>A3949 SOIC</text:p>
          </table:table-cell>
          <table:table-cell table:style-name="5,3cel-Extruder Controll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IC4</text:p>
          </table:table-cell>
          <table:table-cell office:value-type="string">
            <text:p>SN75176A SOIC</text:p>
          </table:table-cell>
          <table:table-cell table:style-name="6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IC5</text:p>
          </table:table-cell>
          <table:table-cell office:value-type="string">
            <text:p>Atmega168 tqfp</text:p>
          </table:table-cell>
          <table:table-cell table:style-name="7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C1, C2</text:p>
          </table:table-cell>
          <table:table-cell office:value-type="string">
            <text:p>100uF electrolytic capacitor D55</text:p>
          </table:table-cell>
          <table:table-cell table:style-name="8,3cel-Extruder Controll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C3, C4, C6, C7, C10, C11, C14, C15</text:p>
          </table:table-cell>
          <table:table-cell office:value-type="string">
            <text:p>100nF ceramic capacitor 1206</text:p>
          </table:table-cell>
          <table:table-cell table:style-name="9,3cel-Extruder Controller v2.2" office:value-type="float" office:value="8">
            <text:p>8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C5, C9</text:p>
          </table:table-cell>
          <table:table-cell office:value-type="string">
            <text:p>.22uF ceramic capacitor 1206</text:p>
          </table:table-cell>
          <table:table-cell table:style-name="10,3cel-Extruder Controll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C8</text:p>
          </table:table-cell>
          <table:table-cell office:value-type="string">
            <text:p>10uF electrolytic capacitor D55</text:p>
          </table:table-cell>
          <table:table-cell table:style-name="11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C12, C13</text:p>
          </table:table-cell>
          <table:table-cell office:value-type="string">
            <text:p>15pF ceramic capacitor 1206</text:p>
          </table:table-cell>
          <table:table-cell table:style-name="12,3cel-Extruder Controller v2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LED1-5</text:p>
          </table:table-cell>
          <table:table-cell office:value-type="string">
            <text:p>Green LED 1206</text:p>
          </table:table-cell>
          <table:table-cell table:style-name="13,3cel-Extruder Controller v2.2" office:value-type="float" office:value="9">
            <text:p>9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Q1-3</text:p>
          </table:table-cell>
          <table:table-cell office:value-type="string">
            <text:p>NIF5003</text:p>
          </table:table-cell>
          <table:table-cell table:style-name="14,3cel-Extruder Controller v2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Q4</text:p>
          </table:table-cell>
          <table:table-cell office:value-type="string">
            <text:p>16Mhz crystal</text:p>
          </table:table-cell>
          <table:table-cell table:style-name="15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R2, R3, R6, R20, R21</text:p>
          </table:table-cell>
          <table:table-cell office:value-type="string">
            <text:p>4.7K ohm resistor 1206</text:p>
          </table:table-cell>
          <table:table-cell table:style-name="16,3cel-Extruder Controller v2.2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R4, R5, R7</text:p>
          </table:table-cell>
          <table:table-cell office:value-type="string">
            <text:p>10K ohm resistor 1206</text:p>
          </table:table-cell>
          <table:table-cell table:style-name="17,3cel-Extruder Controller v2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R8-R15, R29-R31</text:p>
          </table:table-cell>
          <table:table-cell office:value-type="string">
            <text:p>1K ohm resistor 1206</text:p>
          </table:table-cell>
          <table:table-cell table:style-name="18,3cel-Extruder Controller v2.2" office:value-type="float" office:value="11">
            <text:p>1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ICSP</text:p>
          </table:table-cell>
          <table:table-cell office:value-type="string">
            <text:p>6 pin IDC header</text:p>
          </table:table-cell>
          <table:table-cell table:style-name="19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QUADRATURE</text:p>
          </table:table-cell>
          <table:table-cell office:value-type="string">
            <text:p>10 pin IDC header</text:p>
          </table:table-cell>
          <table:table-cell table:style-name="20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 office:value-type="string">
            <text:p>.100 breakaway header</text:p>
          </table:table-cell>
          <table:table-cell table:style-name="21,3cel-Extruder Controller v2.2" office:value-type="float" office:value="25">
            <text:p>2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MOSFETS</text:p>
          </table:table-cell>
          <table:table-cell office:value-type="string">
            <text:p>6 pin .200" terminal block</text:p>
          </table:table-cell>
          <table:table-cell table:style-name="22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MOTORS</text:p>
          </table:table-cell>
          <table:table-cell office:value-type="string">
            <text:p>4 pin .200" terminal block</text:p>
          </table:table-cell>
          <table:table-cell table:style-name="23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THERMISTOR</text:p>
          </table:table-cell>
          <table:table-cell office:value-type="string">
            <text:p>2 pin .200" connector</text:p>
          </table:table-cell>
          <table:table-cell table:style-name="24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RESET</text:p>
          </table:table-cell>
          <table:table-cell office:value-type="string">
            <text:p>Omron B3F-1000 Button</text:p>
          </table:table-cell>
          <table:table-cell table:style-name="25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 office:value-type="string">
            <text:p>RJ45 Jack</text:p>
          </table:table-cell>
          <table:table-cell table:style-name="26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 office:value-type="string">
            <text:p>R16</text:p>
          </table:table-cell>
          <table:table-cell office:value-type="string">
            <text:p>10K trimpot</text:p>
          </table:table-cell>
          <table:table-cell table:style-name="27,3cel-Extruder Controller v2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Extruder Controller v2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M3 Noise Suppressor v1.0">
        <table:table-column table:style-name="1col-Stepper Motor Driver v2.1" table:default-cell-style-name="Default"/>
        <table:table-column table:style-name="2col-Temperature Sensor v2.0" table:default-cell-style-name="Default"/>
        <table:table-column table:style-name="1col-Opto Endstop v2.1" table:default-cell-style-name="Default"/>
        <table:table-column table:style-name="4col-Temperature Sensor v2.0" table:default-cell-style-name="Default"/>
        <table:table-column table:style-name="5col-Temperature Sensor v2.0" table:default-cell-style-name="Default"/>
        <table:table-column table:style-name="1col-Opto Endstop v2.1" table:number-columns-repeated="15" table:default-cell-style-name="Default"/>
        <table:table-row table:style-name="_row-GM3 Noise Suppressor v1.0">
          <table:table-cell table:style-name="1,1cel-Arduino Breakout v1.4" table:number-columns-spanned="2" office:value-type="string">
            <text:p>GM3 Noise Suppressor v1.0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 office:value-type="string">
            <text:p>PCB</text:p>
          </table:table-cell>
          <table:table-cell office:value-type="string">
            <text:p>GM3 Noise Suppressor v1.0 PCB</text:p>
          </table:table-cell>
          <table:table-cell table:style-name="3,3cel-GM3 Noise Suppressor v1.0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 office:value-type="string">
            <text:p>C1</text:p>
          </table:table-cell>
          <table:table-cell office:value-type="string">
            <text:p>10 nF ceramic capacitor</text:p>
          </table:table-cell>
          <table:table-cell table:style-name="4,3cel-GM3 Noise Suppressor v1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 office:value-type="string">
            <text:p>C2, C3, C4</text:p>
          </table:table-cell>
          <table:table-cell office:value-type="string">
            <text:p>1 nF ceramic capacitor</text:p>
          </table:table-cell>
          <table:table-cell table:style-name="5,3cel-GM3 Noise Suppressor v1.0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 office:value-type="string">
            <text:p>INDUCTOR</text:p>
          </table:table-cell>
          <table:table-cell office:value-type="string">
            <text:p>Ferrite Bead EMI Suppressor</text:p>
          </table:table-cell>
          <table:table-cell table:style-name="6,3cel-GM3 Noise Suppressor v1.0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 office:value-type="string">
            <text:p>2 pin .200" connector</text:p>
          </table:table-cell>
          <table:table-cell table:style-name="7,3cel-GM3 Noise Suppressor v1.0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 office:value-type="string">
            <text:p>zip tie</text:p>
          </table:table-cell>
          <table:table-cell table:style-name="8,3cel-GM3 Noise Suppressor v1.0" office:value-type="float" office:value="1">
            <text:p>1</text:p>
          </table:table-cell>
          <table:table-cell office:value-type="string">
            <text:p>mis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GM3 Noise Suppressor v1.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RepRap Motherboard v1.1">
        <table:table-column table:style-name="1col-RepRap Motherboard v1.1" table:default-cell-style-name="Default"/>
        <table:table-column table:style-name="2col-RepRap Motherboard v1.1" table:default-cell-style-name="Default"/>
        <table:table-column table:style-name="_col-RepRap Motherboard v1.1" table:number-columns-repeated="18" table:default-cell-style-name="Default"/>
        <table:table-row table:style-name="_row-RepRap Motherboard v1.1">
          <table:table-cell table:style-name="1,1cel-Arduino Breakout v1.4" table:number-columns-spanned="2" office:value-type="string">
            <text:p>RepRap Motherboard v1.1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PCB</text:p>
          </table:table-cell>
          <table:table-cell office:value-type="string">
            <text:p>RepRap Motherboard v1.1 PCB</text:p>
          </table:table-cell>
          <table:table-cell table:style-name="3,3cel-RepRap Motherboard v1.1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IC1</text:p>
          </table:table-cell>
          <table:table-cell office:value-type="string">
            <text:p>SN75176A SOIC</text:p>
          </table:table-cell>
          <table:table-cell table:style-name="4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IC2</text:p>
          </table:table-cell>
          <table:table-cell office:value-type="string">
            <text:p>Atmega644p tqfp</text:p>
          </table:table-cell>
          <table:table-cell table:style-name="5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C1, C2</text:p>
          </table:table-cell>
          <table:table-cell office:value-type="string">
            <text:p>15pF ceramic capacitor 1206</text:p>
          </table:table-cell>
          <table:table-cell table:style-name="6,3cel-RepRap Motherboard v1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C3, C5, C8</text:p>
          </table:table-cell>
          <table:table-cell office:value-type="string">
            <text:p>100nF ceramic capacitor 1206</text:p>
          </table:table-cell>
          <table:table-cell table:style-name="7,3cel-RepRap Motherboard v1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C6</text:p>
          </table:table-cell>
          <table:table-cell office:value-type="string">
            <text:p>10uF electrolytic capacitor D55</text:p>
          </table:table-cell>
          <table:table-cell table:style-name="8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DEBUG</text:p>
          </table:table-cell>
          <table:table-cell office:value-type="string">
            <text:p>Red LED 1206</text:p>
          </table:table-cell>
          <table:table-cell table:style-name="9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POWER</text:p>
          </table:table-cell>
          <table:table-cell office:value-type="string">
            <text:p>Green LED 1206</text:p>
          </table:table-cell>
          <table:table-cell table:style-name="10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Q2</text:p>
          </table:table-cell>
          <table:table-cell office:value-type="string">
            <text:p>16Mhz crystal</text:p>
          </table:table-cell>
          <table:table-cell table:style-name="11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1, R13, R14</text:p>
          </table:table-cell>
          <table:table-cell office:value-type="string">
            <text:p>10K ohm resistor 1206</text:p>
          </table:table-cell>
          <table:table-cell table:style-name="12,3cel-RepRap Motherboard v1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2, R3</text:p>
          </table:table-cell>
          <table:table-cell office:value-type="string">
            <text:p>1K ohm resistor 1206</text:p>
          </table:table-cell>
          <table:table-cell table:style-name="13,3cel-RepRap Motherboard v1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4, R5, R6, R11, R12</text:p>
          </table:table-cell>
          <table:table-cell office:value-type="string">
            <text:p>1.8K ohm resistor 1206</text:p>
          </table:table-cell>
          <table:table-cell table:style-name="14,3cel-RepRap Motherboard v1.1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7, R8, R9</text:p>
          </table:table-cell>
          <table:table-cell office:value-type="string">
            <text:p>3.3K ohm resistor 1206</text:p>
          </table:table-cell>
          <table:table-cell table:style-name="15,3cel-RepRap Motherboard v1.1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10, R15</text:p>
          </table:table-cell>
          <table:table-cell office:value-type="string">
            <text:p>4.7K ohm resistor 1206</text:p>
          </table:table-cell>
          <table:table-cell table:style-name="16,3cel-RepRap Motherboard v1.1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16</text:p>
          </table:table-cell>
          <table:table-cell office:value-type="string">
            <text:p>180 ohm resistor 1206</text:p>
          </table:table-cell>
          <table:table-cell table:style-name="17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17</text:p>
          </table:table-cell>
          <table:table-cell office:value-type="string">
            <text:p>30 ohm resistor 5W</text:p>
          </table:table-cell>
          <table:table-cell table:style-name="18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X, Y, Z, JTAG</text:p>
          </table:table-cell>
          <table:table-cell office:value-type="string">
            <text:p>10 pin IDC header</text:p>
          </table:table-cell>
          <table:table-cell table:style-name="19,3cel-RepRap Motherboard v1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ICSP</text:p>
          </table:table-cell>
          <table:table-cell office:value-type="string">
            <text:p>6 pin IDC header</text:p>
          </table:table-cell>
          <table:table-cell table:style-name="20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SD CARD</text:p>
          </table:table-cell>
          <table:table-cell office:value-type="string">
            <text:p>3M sd card socket</text:p>
          </table:table-cell>
          <table:table-cell table:style-name="21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Reset</text:p>
          </table:table-cell>
          <table:table-cell office:value-type="string">
            <text:p>Omron B3F-1000 Button</text:p>
          </table:table-cell>
          <table:table-cell table:style-name="22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J1-J4</text:p>
          </table:table-cell>
          <table:table-cell office:value-type="string">
            <text:p>RJ45 Jack</text:p>
          </table:table-cell>
          <table:table-cell table:style-name="23,3cel-RepRap Motherboard v1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ON/OFF</text:p>
          </table:table-cell>
          <table:table-cell office:value-type="string">
            <text:p>SPDT switch</text:p>
          </table:table-cell>
          <table:table-cell table:style-name="24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 office:value-type="string">
            <text:p>Serial</text:p>
          </table:table-cell>
          <table:table-cell office:value-type="string">
            <text:p>.100 breakaway header (right-angle)</text:p>
          </table:table-cell>
          <table:table-cell table:style-name="25,3cel-RepRap Motherboard v1.1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 office:value-type="string">
            <text:p>10 pin female header</text:p>
          </table:table-cell>
          <table:table-cell table:style-name="26,3cel-RepRap Motherboard v1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 office:value-type="string">
            <text:p>4 pin female header</text:p>
          </table:table-cell>
          <table:table-cell table:style-name="27,3cel-RepRap Motherboard v1.1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 office:value-type="string">
            <text:p>ATX Motherboard Header</text:p>
          </table:table-cell>
          <table:table-cell table:style-name="28,3cel-RepRap Motherboard v1.1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RepRap Motherboard v1.2">
        <table:table-column table:style-name="1col-RepRap Motherboard v1.1" table:default-cell-style-name="Default"/>
        <table:table-column table:style-name="2col-RepRap Motherboard v1.1" table:default-cell-style-name="Default"/>
        <table:table-column table:style-name="_col-RepRap Motherboard v1.2" table:number-columns-repeated="18" table:default-cell-style-name="Default"/>
        <table:table-row table:style-name="_row-RepRap Motherboard v1.2">
          <table:table-cell table:style-name="1,1cel-Arduino Breakout v1.4" table:number-columns-spanned="2" office:value-type="string">
            <text:p>RepRap Motherboard v1.2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table:style-name="2,1cel-Hoeken's Plastic Extruder v1.0" office:value-type="string">
            <text:p>Part Id</text:p>
          </table:table-cell>
          <table:table-cell table:style-name="2,1cel-Hoeken's Plastic Extruder v1.0" office:value-type="string">
            <text:p>Name</text:p>
          </table:table-cell>
          <table:table-cell table:style-name="2,1cel-Hoeken's Plastic Extruder v1.0" office:value-type="string">
            <text:p>Quantity</text:p>
          </table:table-cell>
          <table:table-cell table:style-name="2,4cel-Legend" office:value-type="string">
            <text:p>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PCB</text:p>
          </table:table-cell>
          <table:table-cell office:value-type="string">
            <text:p>RepRap Motherboard v1.2 PCB</text:p>
          </table:table-cell>
          <table:table-cell table:style-name="3,3cel-RepRap Motherboard v1.2"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IC1</text:p>
          </table:table-cell>
          <table:table-cell office:value-type="string">
            <text:p>SN75176A SOIC</text:p>
          </table:table-cell>
          <table:table-cell table:style-name="4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IC2</text:p>
          </table:table-cell>
          <table:table-cell office:value-type="string">
            <text:p>Atmega644p tqfp</text:p>
          </table:table-cell>
          <table:table-cell table:style-name="5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C1, C2</text:p>
          </table:table-cell>
          <table:table-cell office:value-type="string">
            <text:p>15pF ceramic capacitor 1206</text:p>
          </table:table-cell>
          <table:table-cell table:style-name="6,3cel-RepRap Motherboard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C3, C5, C8</text:p>
          </table:table-cell>
          <table:table-cell office:value-type="string">
            <text:p>100nF ceramic capacitor 1206</text:p>
          </table:table-cell>
          <table:table-cell table:style-name="7,3cel-RepRap Motherboard v1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C6</text:p>
          </table:table-cell>
          <table:table-cell office:value-type="string">
            <text:p>10uF electrolytic capacitor D55</text:p>
          </table:table-cell>
          <table:table-cell table:style-name="8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DEBUG</text:p>
          </table:table-cell>
          <table:table-cell office:value-type="string">
            <text:p>Red LED 1206</text:p>
          </table:table-cell>
          <table:table-cell table:style-name="9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POWER</text:p>
          </table:table-cell>
          <table:table-cell office:value-type="string">
            <text:p>Green LED 1206</text:p>
          </table:table-cell>
          <table:table-cell table:style-name="10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Q2</text:p>
          </table:table-cell>
          <table:table-cell office:value-type="string">
            <text:p>16Mhz crystal</text:p>
          </table:table-cell>
          <table:table-cell table:style-name="11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1, R13, R14, R18</text:p>
          </table:table-cell>
          <table:table-cell office:value-type="string">
            <text:p>10K ohm resistor 1206</text:p>
          </table:table-cell>
          <table:table-cell table:style-name="12,3cel-RepRap Motherboard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2, R3</text:p>
          </table:table-cell>
          <table:table-cell office:value-type="string">
            <text:p>1K ohm resistor 1206</text:p>
          </table:table-cell>
          <table:table-cell table:style-name="13,3cel-RepRap Motherboard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4, R5, R6, R11, R12</text:p>
          </table:table-cell>
          <table:table-cell office:value-type="string">
            <text:p>1.8K ohm resistor 1206</text:p>
          </table:table-cell>
          <table:table-cell table:style-name="14,3cel-RepRap Motherboard v1.2" office:value-type="float" office:value="5">
            <text:p>5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7, R8, R9</text:p>
          </table:table-cell>
          <table:table-cell office:value-type="string">
            <text:p>3.3K ohm resistor 1206</text:p>
          </table:table-cell>
          <table:table-cell table:style-name="15,3cel-RepRap Motherboard v1.2" office:value-type="float" office:value="3">
            <text:p>3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10, R15</text:p>
          </table:table-cell>
          <table:table-cell office:value-type="string">
            <text:p>4.7K ohm resistor 1206</text:p>
          </table:table-cell>
          <table:table-cell table:style-name="16,3cel-RepRap Motherboard v1.2" office:value-type="float" office:value="2">
            <text:p>2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16</text:p>
          </table:table-cell>
          <table:table-cell office:value-type="string">
            <text:p>180 ohm resistor 1206</text:p>
          </table:table-cell>
          <table:table-cell table:style-name="17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17</text:p>
          </table:table-cell>
          <table:table-cell office:value-type="string">
            <text:p>30 ohm resistor 5W</text:p>
          </table:table-cell>
          <table:table-cell table:style-name="18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X, Y, Z, JTAG</text:p>
          </table:table-cell>
          <table:table-cell office:value-type="string">
            <text:p>10 pin IDC header</text:p>
          </table:table-cell>
          <table:table-cell table:style-name="19,3cel-RepRap Motherboard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ICSP</text:p>
          </table:table-cell>
          <table:table-cell office:value-type="string">
            <text:p>6 pin IDC header</text:p>
          </table:table-cell>
          <table:table-cell table:style-name="20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SD CARD</text:p>
          </table:table-cell>
          <table:table-cell office:value-type="string">
            <text:p>3M sd card socket</text:p>
          </table:table-cell>
          <table:table-cell table:style-name="21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Reset</text:p>
          </table:table-cell>
          <table:table-cell office:value-type="string">
            <text:p>Omron B3F-1000 Button</text:p>
          </table:table-cell>
          <table:table-cell table:style-name="22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J1-J4</text:p>
          </table:table-cell>
          <table:table-cell office:value-type="string">
            <text:p>RJ45 Jack</text:p>
          </table:table-cell>
          <table:table-cell table:style-name="23,3cel-RepRap Motherboard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ON/OFF</text:p>
          </table:table-cell>
          <table:table-cell office:value-type="string">
            <text:p>SPDT switch</text:p>
          </table:table-cell>
          <table:table-cell table:style-name="24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 office:value-type="string">
            <text:p>Serial</text:p>
          </table:table-cell>
          <table:table-cell office:value-type="string">
            <text:p>.100 breakaway header (right-angle)</text:p>
          </table:table-cell>
          <table:table-cell table:style-name="25,3cel-RepRap Motherboard v1.2" office:value-type="float" office:value="6">
            <text:p>6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 office:value-type="string">
            <text:p>10 pin female header</text:p>
          </table:table-cell>
          <table:table-cell table:style-name="26,3cel-RepRap Motherboard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 office:value-type="string">
            <text:p>4 pin female header</text:p>
          </table:table-cell>
          <table:table-cell table:style-name="27,3cel-RepRap Motherboard v1.2" office:value-type="float" office:value="4">
            <text:p>4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 office:value-type="string">
            <text:p>ATX Motherboard Header</text:p>
          </table:table-cell>
          <table:table-cell table:style-name="28,3cel-RepRap Motherboard v1.2" office:value-type="float" office:value="1">
            <text:p>1</text:p>
          </table:table-cell>
          <table:table-cell office:value-type="string">
            <text:p>compon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RepRap Motherboard v1.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